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5" style:family="paragraph" style:parent-style-name="Standard" style:list-style-name="L22">
      <style:paragraph-properties fo:margin-top="0cm" fo:margin-bottom="0cm" loext:contextual-spacing="false"/>
      <style:text-properties style:use-window-font-color="true" officeooo:paragraph-rsid="01b09c48"/>
    </style:style>
    <style:style style:name="P496" style:family="paragraph" style:parent-style-name="Standard" style:list-style-name="L1">
      <style:paragraph-properties fo:margin-top="0cm" fo:margin-bottom="0cm" loext:contextual-spacing="false"/>
    </style:style>
    <style:style style:name="P497" style:family="paragraph" style:parent-style-name="Standard" style:list-style-name="L16">
      <style:paragraph-properties fo:margin-top="0cm" fo:margin-bottom="0cm" loext:contextual-spacing="false"/>
      <style:text-properties officeooo:rsid="00b3a71e" officeooo:paragraph-rsid="00b3a71e"/>
    </style:style>
    <style:style style:name="P498" style:family="paragraph" style:parent-style-name="Standard" style:list-style-name="L16">
      <style:paragraph-properties fo:margin-top="0cm" fo:margin-bottom="0cm" loext:contextual-spacing="false"/>
      <style:text-properties officeooo:rsid="00b45507" officeooo:paragraph-rsid="00b45507"/>
    </style:style>
    <style:style style:name="P499" style:family="paragraph" style:parent-style-name="Standard" style:list-style-name="L17">
      <style:paragraph-properties fo:margin-top="0cm" fo:margin-bottom="0cm" loext:contextual-spacing="false"/>
      <style:text-properties officeooo:rsid="00b45507" officeooo:paragraph-rsid="00b45507"/>
    </style:style>
    <style:style style:name="P500" style:family="paragraph" style:parent-style-name="Standard" style:list-style-name="L18">
      <style:paragraph-properties fo:margin-top="0cm" fo:margin-bottom="0cm" loext:contextual-spacing="false"/>
      <style:text-properties officeooo:rsid="00b63fbb" officeooo:paragraph-rsid="00b7bf2f"/>
    </style:style>
    <style:style style:name="P501" style:family="paragraph" style:parent-style-name="Standard" style:list-style-name="L18">
      <style:paragraph-properties fo:margin-top="0cm" fo:margin-bottom="0cm" loext:contextual-spacing="false"/>
      <style:text-properties officeooo:rsid="00b63fbb" officeooo:paragraph-rsid="00b63fbb"/>
    </style:style>
    <style:style style:name="P502" style:family="paragraph" style:parent-style-name="Standard" style:list-style-name="L19">
      <style:paragraph-properties fo:margin-top="0cm" fo:margin-bottom="0cm" loext:contextual-spacing="false"/>
    </style:style>
    <style:style style:name="P503" style:family="paragraph" style:parent-style-name="Standard" style:list-style-name="L19">
      <style:paragraph-properties fo:margin-top="0cm" fo:margin-bottom="0cm" loext:contextual-spacing="false"/>
      <style:text-properties officeooo:rsid="00a752c4" officeooo:paragraph-rsid="00a752c4"/>
    </style:style>
    <style:style style:name="P504" style:family="paragraph" style:parent-style-name="Standard" style:list-style-name="L20">
      <style:paragraph-properties fo:margin-top="0cm" fo:margin-bottom="0cm" loext:contextual-spacing="false"/>
    </style:style>
    <style:style style:name="P505" style:family="paragraph" style:parent-style-name="Standard" style:list-style-name="L22">
      <style:paragraph-properties fo:margin-top="0cm" fo:margin-bottom="0cm" loext:contextual-spacing="false"/>
      <style:text-properties officeooo:rsid="009eaa36" officeooo:paragraph-rsid="01b09c48"/>
    </style:style>
    <style:style style:name="P506" style:family="paragraph" style:parent-style-name="Standard" style:list-style-name="L22">
      <style:paragraph-properties fo:margin-top="0cm" fo:margin-bottom="0cm" loext:contextual-spacing="false"/>
      <style:text-properties officeooo:rsid="01ad253b" officeooo:paragraph-rsid="01b09c48"/>
    </style:style>
    <style:style style:name="P507" style:family="paragraph" style:parent-style-name="Standard" style:list-style-name="L22">
      <style:paragraph-properties fo:margin-top="0cm" fo:margin-bottom="0cm" loext:contextual-spacing="false"/>
      <style:text-properties officeooo:paragraph-rsid="01b09c48"/>
    </style:style>
    <style:style style:name="P508" style:family="paragraph" style:parent-style-name="Standard" style:list-style-name="L23">
      <style:paragraph-properties fo:margin-top="0cm" fo:margin-bottom="0cm" loext:contextual-spacing="false"/>
      <style:text-properties officeooo:paragraph-rsid="01b09c48"/>
    </style:style>
    <style:style style:name="P509" style:family="paragraph" style:parent-style-name="Standard" style:list-style-name="L24">
      <style:paragraph-properties fo:margin-top="0cm" fo:margin-bottom="0cm" loext:contextual-spacing="false"/>
      <style:text-properties officeooo:paragraph-rsid="01b09c48"/>
    </style:style>
    <style:style style:name="P510" style:family="paragraph" style:parent-style-name="Standard" style:list-style-name="L25">
      <style:paragraph-properties fo:margin-top="0cm" fo:margin-bottom="0cm" loext:contextual-spacing="false"/>
      <style:text-properties officeooo:rsid="00c0f176" officeooo:paragraph-rsid="01b09c48"/>
    </style:style>
    <style:style style:name="P511" style:family="paragraph" style:parent-style-name="Standard" style:list-style-name="L26">
      <style:paragraph-properties fo:margin-top="0cm" fo:margin-bottom="0cm" loext:contextual-spacing="false"/>
      <style:text-properties officeooo:paragraph-rsid="0228279a"/>
    </style:style>
    <style:style style:name="P512" style:family="paragraph" style:parent-style-name="Standard" style:list-style-name="L27">
      <style:paragraph-properties fo:margin-top="0cm" fo:margin-bottom="0cm" loext:contextual-spacing="false"/>
      <style:text-properties officeooo:paragraph-rsid="0228279a"/>
    </style:style>
    <style:style style:name="P513" style:family="paragraph" style:parent-style-name="Standard" style:list-style-name="L28">
      <style:paragraph-properties fo:margin-top="0cm" fo:margin-bottom="0cm" loext:contextual-spacing="false"/>
      <style:text-properties officeooo:paragraph-rsid="023987a3"/>
    </style:style>
    <style:style style:name="P514" style:family="paragraph" style:parent-style-name="Standard" style:list-style-name="L29">
      <style:paragraph-properties fo:margin-top="0cm" fo:margin-bottom="0cm" loext:contextual-spacing="false"/>
    </style:style>
    <style:style style:name="P515" style:family="paragraph" style:parent-style-name="Standard" style:list-style-name="L30">
      <style:paragraph-properties fo:margin-top="0cm" fo:margin-bottom="0cm" loext:contextual-spacing="false"/>
    </style:style>
    <style:style style:name="P516" style:family="paragraph" style:parent-style-name="Standard" style:list-style-name="L32">
      <style:paragraph-properties fo:margin-top="0cm" fo:margin-bottom="0cm" loext:contextual-spacing="false"/>
      <style:text-properties officeooo:paragraph-rsid="01bece4a"/>
    </style:style>
    <style:style style:name="P517" style:family="paragraph" style:parent-style-name="Standard" style:list-style-name="L33">
      <style:paragraph-properties fo:margin-top="0cm" fo:margin-bottom="0cm" loext:contextual-spacing="false"/>
    </style:style>
    <style:style style:name="P518" style:family="paragraph" style:parent-style-name="Standard" style:list-style-name="L31">
      <style:paragraph-properties fo:margin-top="0cm" fo:margin-bottom="0cm" loext:contextual-spacing="false"/>
      <style:text-properties officeooo:rsid="01729de3" officeooo:paragraph-rsid="01729de3"/>
    </style:style>
    <style:style style:name="P519" style:family="paragraph" style:parent-style-name="Standard" style:list-style-name="L31">
      <style:paragraph-properties fo:margin-top="0cm" fo:margin-bottom="0cm" loext:contextual-spacing="false"/>
      <style:text-properties officeooo:rsid="01729de3" officeooo:paragraph-rsid="01789679"/>
    </style:style>
    <style:style style:name="P520" style:family="paragraph" style:parent-style-name="Standard" style:list-style-name="L31">
      <style:paragraph-properties fo:margin-top="0cm" fo:margin-bottom="0cm" loext:contextual-spacing="false"/>
      <style:text-properties officeooo:rsid="0176b34c" officeooo:paragraph-rsid="0176b34c"/>
    </style:style>
    <style:style style:name="P521" style:family="paragraph" style:parent-style-name="Standard" style:list-style-name="L31">
      <style:paragraph-properties fo:margin-top="0cm" fo:margin-bottom="0cm" loext:contextual-spacing="false"/>
      <style:text-properties officeooo:rsid="0176b34c" officeooo:paragraph-rsid="01789679"/>
    </style:style>
    <style:style style:name="P522" style:family="paragraph" style:parent-style-name="Standard" style:list-style-name="L31">
      <style:paragraph-properties fo:margin-top="0cm" fo:margin-bottom="0cm" loext:contextual-spacing="false"/>
    </style:style>
    <style:style style:name="P523" style:family="paragraph" style:parent-style-name="Standard" style:list-style-name="L31">
      <style:paragraph-properties fo:margin-top="0cm" fo:margin-bottom="0cm" loext:contextual-spacing="false"/>
      <style:text-properties officeooo:paragraph-rsid="01caa465"/>
    </style:style>
    <style:style style:name="P524" style:family="paragraph" style:parent-style-name="Standard" style:list-style-name="L36">
      <style:paragraph-properties fo:margin-top="0cm" fo:margin-bottom="0cm" loext:contextual-spacing="false"/>
    </style:style>
    <style:style style:name="P525" style:family="paragraph" style:parent-style-name="Standard" style:list-style-name="L38">
      <style:paragraph-properties fo:margin-top="0cm" fo:margin-bottom="0cm" loext:contextual-spacing="false"/>
    </style:style>
    <style:style style:name="P526" style:family="paragraph" style:parent-style-name="Standard" style:list-style-name="L38">
      <style:paragraph-properties fo:margin-top="0cm" fo:margin-bottom="0cm" loext:contextual-spacing="false"/>
      <style:text-properties officeooo:rsid="0203650f"/>
    </style:style>
    <style:style style:name="P527" style:family="paragraph" style:parent-style-name="Standard" style:list-style-name="L39">
      <style:paragraph-properties fo:margin-top="0cm" fo:margin-bottom="0cm" loext:contextual-spacing="false" fo:line-height="100%"/>
    </style:style>
    <style:style style:name="P528"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29" style:family="paragraph" style:parent-style-name="Standard" style:list-style-name="L40">
      <style:paragraph-properties fo:margin-top="0cm" fo:margin-bottom="0cm" loext:contextual-spacing="false"/>
      <style:text-properties officeooo:paragraph-rsid="02106cc0"/>
    </style:style>
    <style:style style:name="P530" style:family="paragraph" style:parent-style-name="Standard" style:list-style-name="L31">
      <style:paragraph-properties fo:margin-top="0cm" fo:margin-bottom="0cm" loext:contextual-spacing="false"/>
      <style:text-properties officeooo:rsid="01caa465" officeooo:paragraph-rsid="01caa465"/>
    </style:style>
    <style:style style:name="P531" style:family="paragraph" style:parent-style-name="Standard" style:list-style-name="L42">
      <style:paragraph-properties fo:margin-top="0cm" fo:margin-bottom="0cm" loext:contextual-spacing="false"/>
    </style:style>
    <style:style style:name="P532" style:family="paragraph" style:parent-style-name="Standard" style:list-style-name="L43">
      <style:paragraph-properties fo:margin-top="0cm" fo:margin-bottom="0cm" loext:contextual-spacing="false"/>
    </style:style>
    <style:style style:name="P533" style:family="paragraph" style:parent-style-name="Standard" style:list-style-name="L44">
      <style:paragraph-properties fo:margin-top="0cm" fo:margin-bottom="0cm" loext:contextual-spacing="false"/>
    </style:style>
    <style:style style:name="P534" style:family="paragraph" style:parent-style-name="Standard" style:list-style-name="L44">
      <style:paragraph-properties fo:margin-top="0cm" fo:margin-bottom="0cm" loext:contextual-spacing="false"/>
      <style:text-properties officeooo:paragraph-rsid="001b004e"/>
    </style:style>
    <style:style style:name="P535" style:family="paragraph" style:parent-style-name="Standard" style:list-style-name="L45">
      <style:paragraph-properties fo:margin-top="0cm" fo:margin-bottom="0cm" loext:contextual-spacing="false"/>
      <style:text-properties officeooo:rsid="001f99d5" officeooo:paragraph-rsid="001f99d5"/>
    </style:style>
    <style:style style:name="P536" style:family="paragraph" style:parent-style-name="Standard" style:list-style-name="L46">
      <style:paragraph-properties fo:margin-top="0cm" fo:margin-bottom="0cm" loext:contextual-spacing="false"/>
      <style:text-properties officeooo:rsid="00242510" officeooo:paragraph-rsid="00242510"/>
    </style:style>
    <style:style style:name="P537" style:family="paragraph" style:parent-style-name="Standard" style:list-style-name="L47">
      <style:paragraph-properties fo:margin-top="0cm" fo:margin-bottom="0cm" loext:contextual-spacing="false"/>
      <style:text-properties officeooo:rsid="002794e2" officeooo:paragraph-rsid="002794e2"/>
    </style:style>
    <style:style style:name="P538" style:family="paragraph" style:parent-style-name="Standard" style:list-style-name="L48">
      <style:paragraph-properties fo:margin-top="0cm" fo:margin-bottom="0cm" loext:contextual-spacing="false"/>
      <style:text-properties officeooo:rsid="002b0512" officeooo:paragraph-rsid="002b0512"/>
    </style:style>
    <style:style style:name="P539" style:family="paragraph" style:parent-style-name="Standard" style:list-style-name="L49">
      <style:paragraph-properties fo:margin-top="0cm" fo:margin-bottom="0cm" loext:contextual-spacing="false"/>
      <style:text-properties officeooo:rsid="0035b470" officeooo:paragraph-rsid="00362c79"/>
    </style:style>
    <style:style style:name="P540" style:family="paragraph" style:parent-style-name="Standard" style:list-style-name="L49">
      <style:paragraph-properties fo:margin-top="0cm" fo:margin-bottom="0cm" loext:contextual-spacing="false"/>
      <style:text-properties officeooo:rsid="0035b470" officeooo:paragraph-rsid="0035b470"/>
    </style:style>
    <style:style style:name="P541" style:family="paragraph" style:parent-style-name="Standard" style:list-style-name="L49">
      <style:paragraph-properties fo:margin-top="0cm" fo:margin-bottom="0cm" loext:contextual-spacing="false"/>
      <style:text-properties officeooo:rsid="00424da1" officeooo:paragraph-rsid="0044002e"/>
    </style:style>
    <style:style style:name="P542" style:family="paragraph" style:parent-style-name="Standard" style:list-style-name="L31">
      <style:paragraph-properties fo:margin-top="0cm" fo:margin-bottom="0cm" loext:contextual-spacing="false"/>
      <style:text-properties officeooo:rsid="0038b914" officeooo:paragraph-rsid="003ccc33"/>
    </style:style>
    <style:style style:name="P543" style:family="paragraph" style:parent-style-name="Standard" style:list-style-name="L31">
      <style:paragraph-properties fo:margin-top="0cm" fo:margin-bottom="0cm" loext:contextual-spacing="false"/>
      <style:text-properties officeooo:rsid="003ccc33" officeooo:paragraph-rsid="003ccc33"/>
    </style:style>
    <style:style style:name="P544" style:family="paragraph" style:parent-style-name="Standard" style:list-style-name="L31">
      <style:paragraph-properties fo:margin-top="0cm" fo:margin-bottom="0cm" loext:contextual-spacing="false"/>
      <style:text-properties officeooo:rsid="003dde4c" officeooo:paragraph-rsid="003dde4c"/>
    </style:style>
    <style:style style:name="P545" style:family="paragraph" style:parent-style-name="Standard" style:list-style-name="L53">
      <style:paragraph-properties fo:margin-top="0cm" fo:margin-bottom="0cm" loext:contextual-spacing="false"/>
    </style:style>
    <style:style style:name="P546" style:family="paragraph" style:parent-style-name="Standard" style:list-style-name="L54">
      <style:paragraph-properties fo:margin-top="0cm" fo:margin-bottom="0cm" loext:contextual-spacing="false"/>
    </style:style>
    <style:style style:name="P547" style:family="paragraph" style:parent-style-name="Standard" style:list-style-name="L52">
      <style:paragraph-properties fo:margin-top="0cm" fo:margin-bottom="0cm" loext:contextual-spacing="false"/>
    </style:style>
    <style:style style:name="P548" style:family="paragraph" style:parent-style-name="Standard" style:list-style-name="L56">
      <style:paragraph-properties fo:margin-top="0cm" fo:margin-bottom="0cm" loext:contextual-spacing="false"/>
    </style:style>
    <style:style style:name="P549" style:family="paragraph" style:parent-style-name="Standard" style:list-style-name="L57">
      <style:paragraph-properties fo:margin-top="0cm" fo:margin-bottom="0cm" loext:contextual-spacing="false"/>
    </style:style>
    <style:style style:name="P550" style:family="paragraph" style:parent-style-name="Standard" style:list-style-name="L58">
      <style:paragraph-properties fo:margin-top="0cm" fo:margin-bottom="0cm" loext:contextual-spacing="false"/>
    </style:style>
    <style:style style:name="P551" style:family="paragraph" style:parent-style-name="Standard" style:list-style-name="L31">
      <style:paragraph-properties fo:margin-left="0cm" fo:margin-right="0cm" fo:margin-top="0cm" fo:margin-bottom="0cm" loext:contextual-spacing="false" fo:text-indent="0cm" style:auto-text-indent="false"/>
    </style:style>
    <style:style style:name="P552" style:family="paragraph" style:parent-style-name="Heading_20_2">
      <style:text-properties officeooo:paragraph-rsid="01b09c48"/>
    </style:style>
    <style:style style:name="P553" style:family="paragraph" style:parent-style-name="Heading_20_2">
      <style:text-properties officeooo:paragraph-rsid="0031c3eb"/>
    </style:style>
    <style:style style:name="P554" style:family="paragraph" style:parent-style-name="Heading_20_3">
      <style:text-properties officeooo:rsid="00abe3bb" officeooo:paragraph-rsid="01b09c48"/>
    </style:style>
    <style:style style:name="P555" style:family="paragraph" style:parent-style-name="Heading_20_3">
      <style:text-properties officeooo:paragraph-rsid="00de9f7f"/>
    </style:style>
    <style:style style:name="P556" style:family="paragraph" style:parent-style-name="Heading_20_3">
      <style:text-properties officeooo:paragraph-rsid="001af535"/>
    </style:style>
    <style:style style:name="P557" style:family="paragraph" style:parent-style-name="Heading_20_3">
      <style:text-properties officeooo:paragraph-rsid="0029db5c"/>
    </style:style>
    <style:style style:name="P558" style:family="paragraph" style:parent-style-name="Heading_20_3">
      <style:text-properties officeooo:rsid="0035b470" officeooo:paragraph-rsid="0035b470"/>
    </style:style>
    <style:style style:name="P55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0" style:family="paragraph" style:parent-style-name="Heading_20_4">
      <style:paragraph-properties fo:line-height="100%"/>
    </style:style>
    <style:style style:name="P561" style:family="paragraph" style:parent-style-name="Heading_20_4">
      <style:text-properties officeooo:paragraph-rsid="00aa0c2e"/>
    </style:style>
    <style:style style:name="P562" style:family="paragraph" style:parent-style-name="Heading_20_4">
      <style:text-properties officeooo:paragraph-rsid="00f4daf9"/>
    </style:style>
    <style:style style:name="P563" style:family="paragraph" style:parent-style-name="Heading_20_4">
      <style:text-properties officeooo:rsid="01bece4a" officeooo:paragraph-rsid="01bece4a"/>
    </style:style>
    <style:style style:name="P564" style:family="paragraph" style:parent-style-name="Heading_20_4">
      <style:text-properties officeooo:paragraph-rsid="011d0ab3"/>
    </style:style>
    <style:style style:name="P565" style:family="paragraph" style:parent-style-name="Heading_20_4">
      <style:text-properties officeooo:rsid="011d0ab3" officeooo:paragraph-rsid="011d0ab3"/>
    </style:style>
    <style:style style:name="P566" style:family="paragraph" style:parent-style-name="Heading_20_4">
      <style:text-properties officeooo:rsid="013d9545" officeooo:paragraph-rsid="013d9545"/>
    </style:style>
    <style:style style:name="P567" style:family="paragraph" style:parent-style-name="Heading_20_4">
      <style:text-properties officeooo:rsid="013d9545" officeooo:paragraph-rsid="01404351"/>
    </style:style>
    <style:style style:name="P568" style:family="paragraph" style:parent-style-name="Heading_20_4">
      <style:text-properties officeooo:rsid="013d9545" officeooo:paragraph-rsid="01e37e9b"/>
    </style:style>
    <style:style style:name="P569" style:family="paragraph" style:parent-style-name="Heading_20_4">
      <style:text-properties officeooo:paragraph-rsid="0176b34c"/>
    </style:style>
    <style:style style:name="P570" style:family="paragraph" style:parent-style-name="Heading_20_4">
      <style:text-properties officeooo:paragraph-rsid="007f78d4"/>
    </style:style>
    <style:style style:name="P571" style:family="paragraph" style:parent-style-name="Heading_20_4">
      <style:text-properties officeooo:rsid="008267cf" officeooo:paragraph-rsid="009a90c1"/>
    </style:style>
    <style:style style:name="P572" style:family="paragraph" style:parent-style-name="Heading_20_4">
      <style:text-properties officeooo:rsid="0084cb60" officeooo:paragraph-rsid="0084cb60"/>
    </style:style>
    <style:style style:name="P573" style:family="paragraph" style:parent-style-name="Heading_20_4">
      <style:text-properties officeooo:rsid="00854889" officeooo:paragraph-rsid="00854889"/>
    </style:style>
    <style:style style:name="P574" style:family="paragraph" style:parent-style-name="Heading_20_4">
      <style:text-properties officeooo:rsid="0086d125" officeooo:paragraph-rsid="0086d125"/>
    </style:style>
    <style:style style:name="P575" style:family="paragraph" style:parent-style-name="Heading_20_4">
      <style:text-properties officeooo:rsid="00875b60" officeooo:paragraph-rsid="00875b60"/>
    </style:style>
    <style:style style:name="P576" style:family="paragraph" style:parent-style-name="Heading_20_4">
      <style:text-properties officeooo:rsid="008a5197" officeooo:paragraph-rsid="01ff6811"/>
    </style:style>
    <style:style style:name="P577" style:family="paragraph" style:parent-style-name="Heading_20_4">
      <style:text-properties officeooo:rsid="008a5197" officeooo:paragraph-rsid="008a5197"/>
    </style:style>
    <style:style style:name="P578" style:family="paragraph" style:parent-style-name="Heading_20_4">
      <style:text-properties officeooo:rsid="008a5197" officeooo:paragraph-rsid="008b8610"/>
    </style:style>
    <style:style style:name="P579" style:family="paragraph" style:parent-style-name="Heading_20_4">
      <style:text-properties officeooo:rsid="0054c81a" officeooo:paragraph-rsid="0054c81a"/>
    </style:style>
    <style:style style:name="P580" style:family="paragraph" style:parent-style-name="Heading_20_4">
      <style:text-properties officeooo:paragraph-rsid="0150b005"/>
    </style:style>
    <style:style style:name="P581" style:family="paragraph" style:parent-style-name="Heading_20_4">
      <style:text-properties officeooo:rsid="00911605" officeooo:paragraph-rsid="00911605"/>
    </style:style>
    <style:style style:name="P582" style:family="paragraph" style:parent-style-name="Heading_20_4">
      <style:text-properties officeooo:rsid="009235af" officeooo:paragraph-rsid="009235af"/>
    </style:style>
    <style:style style:name="P583" style:family="paragraph" style:parent-style-name="Heading_20_4">
      <style:text-properties officeooo:rsid="00926609" officeooo:paragraph-rsid="00926609"/>
    </style:style>
    <style:style style:name="P584" style:family="paragraph" style:parent-style-name="Heading_20_4">
      <style:text-properties officeooo:rsid="01f9ea0c" officeooo:paragraph-rsid="01f9ea0c"/>
    </style:style>
    <style:style style:name="P585" style:family="paragraph" style:parent-style-name="Heading_20_4">
      <style:text-properties officeooo:paragraph-rsid="006879ea"/>
    </style:style>
    <style:style style:name="P586" style:family="paragraph" style:parent-style-name="Heading_20_4">
      <style:text-properties officeooo:paragraph-rsid="00698dda"/>
    </style:style>
    <style:style style:name="P587" style:family="paragraph" style:parent-style-name="Heading_20_4">
      <style:text-properties officeooo:paragraph-rsid="006a0fc7"/>
    </style:style>
    <style:style style:name="P588" style:family="paragraph" style:parent-style-name="Heading_20_4">
      <style:text-properties officeooo:paragraph-rsid="015af7de"/>
    </style:style>
    <style:style style:name="P589" style:family="paragraph" style:parent-style-name="Heading_20_4">
      <style:text-properties officeooo:rsid="015c2ca6" officeooo:paragraph-rsid="015c2ca6"/>
    </style:style>
    <style:style style:name="P590" style:family="paragraph" style:parent-style-name="Heading_20_4">
      <style:text-properties officeooo:rsid="015c8561" officeooo:paragraph-rsid="015c8561"/>
    </style:style>
    <style:style style:name="P591" style:family="paragraph" style:parent-style-name="Heading_20_4">
      <style:text-properties officeooo:rsid="015d776e" officeooo:paragraph-rsid="015d776e"/>
    </style:style>
    <style:style style:name="P592" style:family="paragraph" style:parent-style-name="Heading_20_4">
      <style:text-properties officeooo:rsid="015e0ca3" officeooo:paragraph-rsid="015e0ca3"/>
    </style:style>
    <style:style style:name="P593" style:family="paragraph" style:parent-style-name="Heading_20_4">
      <style:text-properties officeooo:paragraph-rsid="015fc106"/>
    </style:style>
    <style:style style:name="P594" style:family="paragraph" style:parent-style-name="Heading_20_4">
      <style:text-properties officeooo:rsid="020fc401"/>
    </style:style>
    <style:style style:name="P595" style:family="paragraph" style:parent-style-name="Heading_20_4">
      <style:text-properties officeooo:rsid="020fc401" officeooo:paragraph-rsid="020fc401"/>
    </style:style>
    <style:style style:name="P596" style:family="paragraph" style:parent-style-name="Heading_20_4">
      <style:text-properties officeooo:rsid="020fc401" officeooo:paragraph-rsid="02106cc0"/>
    </style:style>
    <style:style style:name="P597" style:family="paragraph" style:parent-style-name="Heading_20_4">
      <style:text-properties officeooo:paragraph-rsid="01f06d78"/>
    </style:style>
    <style:style style:name="P598" style:family="paragraph" style:parent-style-name="Heading_20_4">
      <style:text-properties officeooo:paragraph-rsid="001b004e"/>
    </style:style>
    <style:style style:name="P599" style:family="paragraph" style:parent-style-name="Heading_20_4">
      <style:text-properties officeooo:paragraph-rsid="01c94192"/>
    </style:style>
    <style:style style:name="P600" style:family="paragraph" style:parent-style-name="Heading_20_4">
      <style:text-properties officeooo:rsid="01c8365c" officeooo:paragraph-rsid="01c94192"/>
    </style:style>
    <style:style style:name="P601" style:family="paragraph" style:parent-style-name="Heading_20_4">
      <style:text-properties officeooo:rsid="01c8365c" officeooo:paragraph-rsid="01c8365c"/>
    </style:style>
    <style:style style:name="P602" style:family="paragraph" style:parent-style-name="Heading_20_4">
      <style:text-properties officeooo:paragraph-rsid="01c6e085"/>
    </style:style>
    <style:style style:name="P603" style:family="paragraph" style:parent-style-name="Heading_20_4">
      <style:text-properties officeooo:paragraph-rsid="01c8365c"/>
    </style:style>
    <style:style style:name="P604" style:family="paragraph" style:parent-style-name="Heading_20_4">
      <style:text-properties officeooo:paragraph-rsid="01caa465"/>
    </style:style>
    <style:style style:name="P605" style:family="paragraph" style:parent-style-name="Heading_20_4">
      <style:text-properties officeooo:paragraph-rsid="00f09459"/>
    </style:style>
    <style:style style:name="P606" style:family="paragraph" style:parent-style-name="Heading_20_4">
      <style:text-properties officeooo:rsid="001f99d5" officeooo:paragraph-rsid="00255fed"/>
    </style:style>
    <style:style style:name="P607" style:family="paragraph" style:parent-style-name="Heading_20_4">
      <style:text-properties officeooo:rsid="00271a68" officeooo:paragraph-rsid="00271a68"/>
    </style:style>
    <style:style style:name="P608" style:family="paragraph" style:parent-style-name="Heading_20_4">
      <style:text-properties officeooo:rsid="00271a68" officeooo:paragraph-rsid="002794e2"/>
    </style:style>
    <style:style style:name="P609" style:family="paragraph" style:parent-style-name="Heading_20_4">
      <style:text-properties officeooo:rsid="00213d35" officeooo:paragraph-rsid="00271a68"/>
    </style:style>
    <style:style style:name="P610" style:family="paragraph" style:parent-style-name="Heading_20_4">
      <style:text-properties officeooo:rsid="00228dc3" officeooo:paragraph-rsid="00271a68"/>
    </style:style>
    <style:style style:name="P611" style:family="paragraph" style:parent-style-name="Heading_20_4">
      <style:text-properties officeooo:rsid="00242510" officeooo:paragraph-rsid="00271a68"/>
    </style:style>
    <style:style style:name="P612" style:family="paragraph" style:parent-style-name="Heading_20_4">
      <style:text-properties officeooo:rsid="00291a07" officeooo:paragraph-rsid="00291a07"/>
    </style:style>
    <style:style style:name="P613" style:family="paragraph" style:parent-style-name="Heading_20_4">
      <style:text-properties officeooo:rsid="00291a07" officeooo:paragraph-rsid="0029db5c"/>
    </style:style>
    <style:style style:name="P614" style:family="paragraph" style:parent-style-name="Heading_20_4">
      <style:text-properties officeooo:rsid="002b0512" officeooo:paragraph-rsid="002b0512"/>
    </style:style>
    <style:style style:name="P615" style:family="paragraph" style:parent-style-name="Heading_20_4">
      <style:text-properties officeooo:rsid="002b0512" officeooo:paragraph-rsid="002b217c"/>
    </style:style>
    <style:style style:name="P616" style:family="paragraph" style:parent-style-name="Heading_20_4">
      <style:text-properties officeooo:rsid="002b217c" officeooo:paragraph-rsid="002b217c"/>
    </style:style>
    <style:style style:name="P617" style:family="paragraph" style:parent-style-name="Heading_20_4">
      <style:text-properties officeooo:rsid="002c23c7" officeooo:paragraph-rsid="002c23c7"/>
    </style:style>
    <style:style style:name="P618" style:family="paragraph" style:parent-style-name="Heading_20_4">
      <style:text-properties officeooo:rsid="002e1787" officeooo:paragraph-rsid="002e1787"/>
    </style:style>
    <style:style style:name="P619" style:family="paragraph" style:parent-style-name="Heading_20_4">
      <style:text-properties officeooo:rsid="002f625f" officeooo:paragraph-rsid="002f625f"/>
    </style:style>
    <style:style style:name="P620" style:family="paragraph" style:parent-style-name="Heading_20_4">
      <style:text-properties officeooo:paragraph-rsid="002a2442"/>
    </style:style>
    <style:style style:name="P621" style:family="paragraph" style:parent-style-name="Heading_20_4">
      <style:text-properties officeooo:paragraph-rsid="0029db5c"/>
    </style:style>
    <style:style style:name="P622" style:family="paragraph" style:parent-style-name="Heading_20_4">
      <style:text-properties officeooo:paragraph-rsid="00d8a24f"/>
    </style:style>
    <style:style style:name="P623" style:family="paragraph" style:parent-style-name="Heading_20_4">
      <style:text-properties officeooo:paragraph-rsid="001a5d31"/>
    </style:style>
    <style:style style:name="P624" style:family="paragraph" style:parent-style-name="Heading_20_4">
      <style:text-properties officeooo:paragraph-rsid="01c622e8"/>
    </style:style>
    <style:style style:name="P625" style:family="paragraph" style:parent-style-name="Heading_20_4">
      <style:text-properties officeooo:rsid="01c67655" officeooo:paragraph-rsid="01c67655"/>
    </style:style>
    <style:style style:name="P626" style:family="paragraph" style:parent-style-name="Heading_20_4">
      <style:text-properties officeooo:rsid="01c67655" officeooo:paragraph-rsid="01f9f8d1"/>
    </style:style>
    <style:style style:name="P627" style:family="paragraph" style:parent-style-name="Heading_20_4">
      <style:text-properties officeooo:rsid="01c67655" officeooo:paragraph-rsid="020ce3ce"/>
    </style:style>
    <style:style style:name="P628" style:family="paragraph" style:parent-style-name="Heading_20_4">
      <style:text-properties officeooo:paragraph-rsid="003749a0"/>
    </style:style>
    <style:style style:name="P629" style:family="paragraph" style:parent-style-name="Heading_20_4">
      <style:text-properties officeooo:paragraph-rsid="003e7458"/>
    </style:style>
    <style:style style:name="P630" style:family="paragraph" style:parent-style-name="Heading_20_4">
      <style:text-properties officeooo:paragraph-rsid="01789679"/>
    </style:style>
    <style:style style:name="P631" style:family="paragraph" style:parent-style-name="Heading_20_4">
      <style:text-properties officeooo:paragraph-rsid="0154fa7f"/>
    </style:style>
    <style:style style:name="P632" style:family="paragraph" style:parent-style-name="Heading_20_4">
      <style:text-properties officeooo:paragraph-rsid="0191524b"/>
    </style:style>
    <style:style style:name="P633" style:family="paragraph" style:parent-style-name="Heading_20_4">
      <style:text-properties officeooo:paragraph-rsid="01567205"/>
    </style:style>
    <style:style style:name="P634" style:family="paragraph" style:parent-style-name="Heading_20_4">
      <style:text-properties officeooo:paragraph-rsid="01e06d91"/>
    </style:style>
    <style:style style:name="P635" style:family="paragraph" style:parent-style-name="Heading_20_4">
      <style:text-properties officeooo:paragraph-rsid="018a6446"/>
    </style:style>
    <style:style style:name="P636" style:family="paragraph" style:parent-style-name="Heading_20_4">
      <style:text-properties officeooo:rsid="008c27dd" officeooo:paragraph-rsid="018a6446"/>
    </style:style>
    <style:style style:name="P637" style:family="paragraph" style:parent-style-name="Heading_20_4">
      <style:text-properties officeooo:rsid="008c27dd" officeooo:paragraph-rsid="019b50e6"/>
    </style:style>
    <style:style style:name="P638" style:family="paragraph" style:parent-style-name="Heading_20_4">
      <style:text-properties officeooo:rsid="019658f0" officeooo:paragraph-rsid="019658f0"/>
    </style:style>
    <style:style style:name="P639" style:family="paragraph" style:parent-style-name="Heading_20_4">
      <style:text-properties officeooo:rsid="019658f0" officeooo:paragraph-rsid="0197846c"/>
    </style:style>
    <style:style style:name="P640" style:family="paragraph" style:parent-style-name="Heading_20_4">
      <style:text-properties officeooo:rsid="019658f0" officeooo:paragraph-rsid="01a6d3a3"/>
    </style:style>
    <style:style style:name="P641" style:family="paragraph" style:parent-style-name="Heading_20_4">
      <style:text-properties officeooo:rsid="0198e463" officeooo:paragraph-rsid="0198e463"/>
    </style:style>
    <style:style style:name="P642" style:family="paragraph" style:parent-style-name="Heading_20_4">
      <style:text-properties officeooo:rsid="019b50e6" officeooo:paragraph-rsid="019b50e6"/>
    </style:style>
    <style:style style:name="P643" style:family="paragraph" style:parent-style-name="Heading_20_4">
      <style:text-properties officeooo:rsid="019b50e6" officeooo:paragraph-rsid="019d35f3"/>
    </style:style>
    <style:style style:name="P644" style:family="paragraph" style:parent-style-name="Heading_20_4">
      <style:text-properties officeooo:rsid="019d3b7a" officeooo:paragraph-rsid="019d3b7a"/>
    </style:style>
    <style:style style:name="P645" style:family="paragraph" style:parent-style-name="Heading_20_4">
      <style:paragraph-properties fo:margin-left="0cm" fo:margin-right="0cm" fo:margin-top="0cm" fo:margin-bottom="0cm" loext:contextual-spacing="false" fo:text-indent="0cm" style:auto-text-indent="false"/>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4" style:family="paragraph" style:parent-style-name="Heading_20_4">
      <style:paragraph-properties fo:margin-left="0cm" fo:margin-right="0cm" fo:text-indent="0cm" style:auto-text-indent="false"/>
      <style:text-properties officeooo:paragraph-rsid="00f09459"/>
    </style:style>
    <style:style style:name="P655" style:family="paragraph" style:parent-style-name="Heading_20_4">
      <style:paragraph-properties fo:margin-left="0cm" fo:margin-right="0cm" fo:text-indent="0cm" style:auto-text-indent="false"/>
      <style:text-properties officeooo:paragraph-rsid="01a202d8"/>
    </style:style>
    <style:style style:name="P656" style:family="paragraph" style:parent-style-name="Heading_20_4">
      <style:paragraph-properties fo:margin-top="0cm" fo:margin-bottom="0cm" loext:contextual-spacing="false"/>
    </style:style>
    <style:style style:name="P657" style:family="paragraph" style:parent-style-name="Heading_20_4">
      <style:paragraph-properties fo:margin-top="0cm" fo:margin-bottom="0cm" loext:contextual-spacing="false"/>
      <style:text-properties officeooo:rsid="004f8c8a" officeooo:paragraph-rsid="004f8c8a"/>
    </style:style>
    <style:style style:name="P658" style:family="paragraph" style:parent-style-name="Heading_20_4">
      <style:paragraph-properties fo:margin-top="0cm" fo:margin-bottom="0cm" loext:contextual-spacing="false"/>
      <style:text-properties officeooo:rsid="0051ddc4" officeooo:paragraph-rsid="0051ddc4"/>
    </style:style>
    <style:style style:name="P659" style:family="paragraph" style:parent-style-name="Listenabsatz" style:list-style-name="L2"/>
    <style:style style:name="P660" style:family="paragraph" style:parent-style-name="Listenabsatz" style:list-style-name="L3"/>
    <style:style style:name="P661" style:family="paragraph" style:parent-style-name="Listenabsatz" style:list-style-name="L1">
      <style:paragraph-properties fo:line-height="100%"/>
    </style:style>
    <style:style style:name="P662" style:family="paragraph" style:parent-style-name="Listenabsatz" style:list-style-name="L31"/>
    <style:style style:name="P663" style:family="paragraph" style:parent-style-name="Listenabsatz" style:list-style-name="L1">
      <style:paragraph-properties fo:margin-top="0cm" fo:margin-bottom="0cm" loext:contextual-spacing="false"/>
    </style:style>
    <style:style style:name="P664" style:family="paragraph" style:parent-style-name="Listenabsatz" style:list-style-name="L1">
      <style:paragraph-properties fo:margin-top="0cm" fo:margin-bottom="0cm" loext:contextual-spacing="false"/>
      <style:text-properties officeooo:rsid="004b697e" officeooo:paragraph-rsid="004b697e"/>
    </style:style>
    <style:style style:name="P665" style:family="paragraph" style:parent-style-name="Listenabsatz" style:list-style-name="L11">
      <style:paragraph-properties fo:margin-top="0cm" fo:margin-bottom="0cm" loext:contextual-spacing="false"/>
    </style:style>
    <style:style style:name="P666" style:family="paragraph" style:parent-style-name="Listenabsatz" style:list-style-name="L12">
      <style:paragraph-properties fo:margin-top="0cm" fo:margin-bottom="0cm" loext:contextual-spacing="false"/>
    </style:style>
    <style:style style:name="P667" style:family="paragraph" style:parent-style-name="Listenabsatz" style:list-style-name="L13">
      <style:paragraph-properties fo:margin-top="0cm" fo:margin-bottom="0cm" loext:contextual-spacing="false"/>
    </style:style>
    <style:style style:name="P668" style:family="paragraph" style:parent-style-name="Listenabsatz" style:list-style-name="L14">
      <style:paragraph-properties fo:margin-top="0cm" fo:margin-bottom="0cm" loext:contextual-spacing="false"/>
    </style:style>
    <style:style style:name="P669" style:family="paragraph" style:parent-style-name="Listenabsatz" style:list-style-name="L14">
      <style:paragraph-properties fo:margin-top="0cm" fo:margin-bottom="0cm" loext:contextual-spacing="false"/>
      <style:text-properties officeooo:paragraph-rsid="00734d24"/>
    </style:style>
    <style:style style:name="P670" style:family="paragraph" style:parent-style-name="Listenabsatz" style:list-style-name="L14">
      <style:paragraph-properties fo:margin-top="0cm" fo:margin-bottom="0cm" loext:contextual-spacing="false"/>
      <style:text-properties officeooo:paragraph-rsid="01b9563f"/>
    </style:style>
    <style:style style:name="P671" style:family="paragraph" style:parent-style-name="Listenabsatz" style:list-style-name="L14">
      <style:paragraph-properties fo:margin-top="0cm" fo:margin-bottom="0cm" loext:contextual-spacing="false"/>
      <style:text-properties officeooo:paragraph-rsid="00aa0c2e"/>
    </style:style>
    <style:style style:name="P672" style:family="paragraph" style:parent-style-name="Listenabsatz" style:list-style-name="L14">
      <style:paragraph-properties fo:margin-top="0cm" fo:margin-bottom="0cm" loext:contextual-spacing="false"/>
      <style:text-properties officeooo:rsid="00a8ed90" officeooo:paragraph-rsid="00aa0c2e"/>
    </style:style>
    <style:style style:name="P673" style:family="paragraph" style:parent-style-name="Listenabsatz" style:list-style-name="L15">
      <style:paragraph-properties fo:margin-top="0cm" fo:margin-bottom="0cm" loext:contextual-spacing="false"/>
      <style:text-properties officeooo:rsid="00adfe6c" officeooo:paragraph-rsid="02324977"/>
    </style:style>
    <style:style style:name="P674" style:family="paragraph" style:parent-style-name="Listenabsatz" style:list-style-name="L15">
      <style:paragraph-properties fo:margin-top="0cm" fo:margin-bottom="0cm" loext:contextual-spacing="false"/>
      <style:text-properties officeooo:paragraph-rsid="02324977"/>
    </style:style>
    <style:style style:name="P675" style:family="paragraph" style:parent-style-name="Listenabsatz" style:list-style-name="L15">
      <style:paragraph-properties fo:margin-top="0cm" fo:margin-bottom="0cm" loext:contextual-spacing="false"/>
      <style:text-properties officeooo:rsid="02324977" officeooo:paragraph-rsid="02324977"/>
    </style:style>
    <style:style style:name="P676" style:family="paragraph" style:parent-style-name="Listenabsatz" style:list-style-name="L31">
      <style:paragraph-properties fo:margin-top="0cm" fo:margin-bottom="0cm" loext:contextual-spacing="false"/>
    </style:style>
    <style:style style:name="P677" style:family="paragraph" style:parent-style-name="Listenabsatz" style:list-style-name="L31">
      <style:paragraph-properties fo:margin-top="0cm" fo:margin-bottom="0cm" loext:contextual-spacing="false"/>
      <style:text-properties officeooo:paragraph-rsid="011d0ab3"/>
    </style:style>
    <style:style style:name="P678" style:family="paragraph" style:parent-style-name="Listenabsatz" style:list-style-name="L31">
      <style:paragraph-properties fo:margin-top="0cm" fo:margin-bottom="0cm" loext:contextual-spacing="false"/>
      <style:text-properties officeooo:paragraph-rsid="013d9545"/>
    </style:style>
    <style:style style:name="P679" style:family="paragraph" style:parent-style-name="Listenabsatz" style:list-style-name="L31">
      <style:paragraph-properties fo:margin-top="0cm" fo:margin-bottom="0cm" loext:contextual-spacing="false"/>
      <style:text-properties officeooo:paragraph-rsid="0141103c"/>
    </style:style>
    <style:style style:name="P680" style:family="paragraph" style:parent-style-name="Listenabsatz" style:list-style-name="L31">
      <style:paragraph-properties fo:margin-top="0cm" fo:margin-bottom="0cm" loext:contextual-spacing="false"/>
      <style:text-properties officeooo:paragraph-rsid="01729de3"/>
    </style:style>
    <style:style style:name="P681" style:family="paragraph" style:parent-style-name="Listenabsatz" style:list-style-name="L31">
      <style:paragraph-properties fo:margin-top="0cm" fo:margin-bottom="0cm" loext:contextual-spacing="false"/>
      <style:text-properties officeooo:paragraph-rsid="007f78d4"/>
    </style:style>
    <style:style style:name="P682" style:family="paragraph" style:parent-style-name="Listenabsatz" style:list-style-name="L31">
      <style:paragraph-properties fo:margin-top="0cm" fo:margin-bottom="0cm" loext:contextual-spacing="false"/>
      <style:text-properties officeooo:paragraph-rsid="008267cf"/>
    </style:style>
    <style:style style:name="P683" style:family="paragraph" style:parent-style-name="Listenabsatz" style:list-style-name="L31">
      <style:paragraph-properties fo:margin-top="0cm" fo:margin-bottom="0cm" loext:contextual-spacing="false"/>
      <style:text-properties officeooo:paragraph-rsid="0084cb60"/>
    </style:style>
    <style:style style:name="P684" style:family="paragraph" style:parent-style-name="Listenabsatz" style:list-style-name="L31">
      <style:paragraph-properties fo:margin-top="0cm" fo:margin-bottom="0cm" loext:contextual-spacing="false"/>
      <style:text-properties officeooo:paragraph-rsid="00854889"/>
    </style:style>
    <style:style style:name="P685" style:family="paragraph" style:parent-style-name="Listenabsatz" style:list-style-name="L31">
      <style:paragraph-properties fo:margin-top="0cm" fo:margin-bottom="0cm" loext:contextual-spacing="false"/>
      <style:text-properties officeooo:paragraph-rsid="0086d125"/>
    </style:style>
    <style:style style:name="P686" style:family="paragraph" style:parent-style-name="Listenabsatz" style:list-style-name="L31">
      <style:paragraph-properties fo:margin-top="0cm" fo:margin-bottom="0cm" loext:contextual-spacing="false"/>
      <style:text-properties officeooo:paragraph-rsid="00875b60"/>
    </style:style>
    <style:style style:name="P687" style:family="paragraph" style:parent-style-name="Listenabsatz" style:list-style-name="L31">
      <style:paragraph-properties fo:margin-top="0cm" fo:margin-bottom="0cm" loext:contextual-spacing="false"/>
      <style:text-properties officeooo:paragraph-rsid="01ff6811"/>
    </style:style>
    <style:style style:name="P688" style:family="paragraph" style:parent-style-name="Listenabsatz" style:list-style-name="L31">
      <style:paragraph-properties fo:margin-top="0cm" fo:margin-bottom="0cm" loext:contextual-spacing="false"/>
      <style:text-properties officeooo:paragraph-rsid="008a5197"/>
    </style:style>
    <style:style style:name="P689" style:family="paragraph" style:parent-style-name="Listenabsatz" style:list-style-name="L31">
      <style:paragraph-properties fo:margin-top="0cm" fo:margin-bottom="0cm" loext:contextual-spacing="false"/>
      <style:text-properties officeooo:paragraph-rsid="008b8610"/>
    </style:style>
    <style:style style:name="P690" style:family="paragraph" style:parent-style-name="Listenabsatz" style:list-style-name="L31">
      <style:paragraph-properties fo:margin-top="0cm" fo:margin-bottom="0cm" loext:contextual-spacing="false"/>
      <style:text-properties officeooo:paragraph-rsid="0111ecb1"/>
    </style:style>
    <style:style style:name="P691" style:family="paragraph" style:parent-style-name="Listenabsatz" style:list-style-name="L31">
      <style:paragraph-properties fo:margin-top="0cm" fo:margin-bottom="0cm" loext:contextual-spacing="false"/>
      <style:text-properties officeooo:paragraph-rsid="012c6d9a"/>
    </style:style>
    <style:style style:name="P692" style:family="paragraph" style:parent-style-name="Listenabsatz" style:list-style-name="L31">
      <style:paragraph-properties fo:margin-top="0cm" fo:margin-bottom="0cm" loext:contextual-spacing="false"/>
      <style:text-properties officeooo:paragraph-rsid="01f9ea0c"/>
    </style:style>
    <style:style style:name="P693" style:family="paragraph" style:parent-style-name="Listenabsatz" style:list-style-name="L31">
      <style:paragraph-properties fo:margin-top="0cm" fo:margin-bottom="0cm" loext:contextual-spacing="false"/>
      <style:text-properties officeooo:paragraph-rsid="01e37e9b"/>
    </style:style>
    <style:style style:name="P694" style:family="paragraph" style:parent-style-name="Listenabsatz" style:list-style-name="L31">
      <style:paragraph-properties fo:margin-top="0cm" fo:margin-bottom="0cm" loext:contextual-spacing="false"/>
      <style:text-properties officeooo:paragraph-rsid="006879ea"/>
    </style:style>
    <style:style style:name="P695" style:family="paragraph" style:parent-style-name="Listenabsatz" style:list-style-name="L31">
      <style:paragraph-properties fo:margin-top="0cm" fo:margin-bottom="0cm" loext:contextual-spacing="false"/>
      <style:text-properties officeooo:paragraph-rsid="00698dda"/>
    </style:style>
    <style:style style:name="P696" style:family="paragraph" style:parent-style-name="Listenabsatz" style:list-style-name="L31">
      <style:paragraph-properties fo:margin-top="0cm" fo:margin-bottom="0cm" loext:contextual-spacing="false"/>
      <style:text-properties officeooo:paragraph-rsid="006a0fc7"/>
    </style:style>
    <style:style style:name="P697" style:family="paragraph" style:parent-style-name="Listenabsatz" style:list-style-name="L31">
      <style:paragraph-properties fo:margin-top="0cm" fo:margin-bottom="0cm" loext:contextual-spacing="false"/>
      <style:text-properties officeooo:paragraph-rsid="015c2ca6"/>
    </style:style>
    <style:style style:name="P698" style:family="paragraph" style:parent-style-name="Listenabsatz" style:list-style-name="L31">
      <style:paragraph-properties fo:margin-top="0cm" fo:margin-bottom="0cm" loext:contextual-spacing="false"/>
      <style:text-properties officeooo:paragraph-rsid="015c8561"/>
    </style:style>
    <style:style style:name="P699" style:family="paragraph" style:parent-style-name="Listenabsatz" style:list-style-name="L31">
      <style:paragraph-properties fo:margin-top="0cm" fo:margin-bottom="0cm" loext:contextual-spacing="false"/>
      <style:text-properties officeooo:paragraph-rsid="01f06d78"/>
    </style:style>
    <style:style style:name="P700" style:family="paragraph" style:parent-style-name="Listenabsatz" style:list-style-name="L31">
      <style:paragraph-properties fo:margin-top="0cm" fo:margin-bottom="0cm" loext:contextual-spacing="false"/>
      <style:text-properties officeooo:paragraph-rsid="00f09459"/>
    </style:style>
    <style:style style:name="P701" style:family="paragraph" style:parent-style-name="Listenabsatz" style:list-style-name="L31">
      <style:paragraph-properties fo:margin-top="0cm" fo:margin-bottom="0cm" loext:contextual-spacing="false"/>
      <style:text-properties officeooo:paragraph-rsid="01a202d8"/>
    </style:style>
    <style:style style:name="P702" style:family="paragraph" style:parent-style-name="Listenabsatz" style:list-style-name="L31">
      <style:paragraph-properties fo:margin-top="0cm" fo:margin-bottom="0cm" loext:contextual-spacing="false"/>
      <style:text-properties officeooo:paragraph-rsid="004f8c8a"/>
    </style:style>
    <style:style style:name="P703" style:family="paragraph" style:parent-style-name="Listenabsatz" style:list-style-name="L31">
      <style:paragraph-properties fo:margin-top="0cm" fo:margin-bottom="0cm" loext:contextual-spacing="false"/>
      <style:text-properties officeooo:paragraph-rsid="00d56b85"/>
    </style:style>
    <style:style style:name="P704" style:family="paragraph" style:parent-style-name="Listenabsatz" style:list-style-name="L31">
      <style:paragraph-properties fo:margin-top="0cm" fo:margin-bottom="0cm" loext:contextual-spacing="false"/>
      <style:text-properties officeooo:paragraph-rsid="00d8a24f"/>
    </style:style>
    <style:style style:name="P705" style:family="paragraph" style:parent-style-name="Listenabsatz" style:list-style-name="L31">
      <style:paragraph-properties fo:margin-top="0cm" fo:margin-bottom="0cm" loext:contextual-spacing="false"/>
      <style:text-properties officeooo:paragraph-rsid="01f9f8d1"/>
    </style:style>
    <style:style style:name="P706" style:family="paragraph" style:parent-style-name="Listenabsatz" style:list-style-name="L31">
      <style:paragraph-properties fo:margin-top="0cm" fo:margin-bottom="0cm" loext:contextual-spacing="false"/>
      <style:text-properties officeooo:paragraph-rsid="020df501"/>
    </style:style>
    <style:style style:name="P707" style:family="paragraph" style:parent-style-name="Listenabsatz" style:list-style-name="L31">
      <style:paragraph-properties fo:margin-top="0cm" fo:margin-bottom="0cm" loext:contextual-spacing="false"/>
      <style:text-properties officeooo:paragraph-rsid="01789679"/>
    </style:style>
    <style:style style:name="P708" style:family="paragraph" style:parent-style-name="Listenabsatz" style:list-style-name="L31">
      <style:paragraph-properties fo:margin-top="0cm" fo:margin-bottom="0cm" loext:contextual-spacing="false"/>
      <style:text-properties officeooo:paragraph-rsid="012cbe33"/>
    </style:style>
    <style:style style:name="P709" style:family="paragraph" style:parent-style-name="Listenabsatz" style:list-style-name="L31">
      <style:paragraph-properties fo:margin-top="0cm" fo:margin-bottom="0cm" loext:contextual-spacing="false"/>
      <style:text-properties officeooo:paragraph-rsid="012e2768"/>
    </style:style>
    <style:style style:name="P710" style:family="paragraph" style:parent-style-name="Listenabsatz" style:list-style-name="L31">
      <style:paragraph-properties fo:margin-top="0cm" fo:margin-bottom="0cm" loext:contextual-spacing="false"/>
      <style:text-properties officeooo:rsid="00f4daf9" officeooo:paragraph-rsid="00f4daf9"/>
    </style:style>
    <style:style style:name="P711" style:family="paragraph" style:parent-style-name="Listenabsatz" style:list-style-name="L31">
      <style:paragraph-properties fo:margin-top="0cm" fo:margin-bottom="0cm" loext:contextual-spacing="false"/>
      <style:text-properties officeooo:rsid="013d9545" officeooo:paragraph-rsid="013d9545"/>
    </style:style>
    <style:style style:name="P712" style:family="paragraph" style:parent-style-name="Listenabsatz" style:list-style-name="L31">
      <style:paragraph-properties fo:margin-top="0cm" fo:margin-bottom="0cm" loext:contextual-spacing="false"/>
      <style:text-properties officeooo:rsid="013d9545" officeooo:paragraph-rsid="0143020f"/>
    </style:style>
    <style:style style:name="P713" style:family="paragraph" style:parent-style-name="Listenabsatz" style:list-style-name="L31">
      <style:paragraph-properties fo:margin-top="0cm" fo:margin-bottom="0cm" loext:contextual-spacing="false"/>
      <style:text-properties officeooo:rsid="013d9545" officeooo:paragraph-rsid="01e3dfd4"/>
    </style:style>
    <style:style style:name="P714" style:family="paragraph" style:parent-style-name="Listenabsatz" style:list-style-name="L31">
      <style:paragraph-properties fo:margin-top="0cm" fo:margin-bottom="0cm" loext:contextual-spacing="false"/>
      <style:text-properties officeooo:rsid="013d9545" officeooo:paragraph-rsid="01ea9b4c"/>
    </style:style>
    <style:style style:name="P715" style:family="paragraph" style:parent-style-name="Listenabsatz" style:list-style-name="L31">
      <style:paragraph-properties fo:margin-top="0cm" fo:margin-bottom="0cm" loext:contextual-spacing="false"/>
      <style:text-properties officeooo:rsid="0143020f" officeooo:paragraph-rsid="0143020f"/>
    </style:style>
    <style:style style:name="P716" style:family="paragraph" style:parent-style-name="Listenabsatz" style:list-style-name="L31">
      <style:paragraph-properties fo:margin-top="0cm" fo:margin-bottom="0cm" loext:contextual-spacing="false"/>
      <style:text-properties officeooo:rsid="01447dc4" officeooo:paragraph-rsid="01447dc4"/>
    </style:style>
    <style:style style:name="P717" style:family="paragraph" style:parent-style-name="Listenabsatz" style:list-style-name="L31">
      <style:paragraph-properties fo:margin-top="0cm" fo:margin-bottom="0cm" loext:contextual-spacing="false"/>
      <style:text-properties officeooo:rsid="014500dd" officeooo:paragraph-rsid="014500dd"/>
    </style:style>
    <style:style style:name="P718" style:family="paragraph" style:parent-style-name="Listenabsatz" style:list-style-name="L33">
      <style:paragraph-properties fo:margin-top="0cm" fo:margin-bottom="0cm" loext:contextual-spacing="false"/>
    </style:style>
    <style:style style:name="P719" style:family="paragraph" style:parent-style-name="Listenabsatz" style:list-style-name="L34">
      <style:paragraph-properties fo:margin-top="0cm" fo:margin-bottom="0cm" loext:contextual-spacing="false"/>
    </style:style>
    <style:style style:name="P720" style:family="paragraph" style:parent-style-name="Listenabsatz" style:list-style-name="L34">
      <style:paragraph-properties fo:margin-top="0cm" fo:margin-bottom="0cm" loext:contextual-spacing="false"/>
      <style:text-properties officeooo:paragraph-rsid="0216e301"/>
    </style:style>
    <style:style style:name="P721" style:family="paragraph" style:parent-style-name="Listenabsatz" style:list-style-name="L34">
      <style:paragraph-properties fo:margin-top="0cm" fo:margin-bottom="0cm" loext:contextual-spacing="false"/>
      <style:text-properties officeooo:paragraph-rsid="019b50e6"/>
    </style:style>
    <style:style style:name="P722" style:family="paragraph" style:parent-style-name="Listenabsatz" style:list-style-name="L34">
      <style:paragraph-properties fo:margin-top="0cm" fo:margin-bottom="0cm" loext:contextual-spacing="false"/>
      <style:text-properties officeooo:paragraph-rsid="019d35f3"/>
    </style:style>
    <style:style style:name="P723" style:family="paragraph" style:parent-style-name="Listenabsatz" style:list-style-name="L34">
      <style:paragraph-properties fo:margin-top="0cm" fo:margin-bottom="0cm" loext:contextual-spacing="false"/>
      <style:text-properties officeooo:paragraph-rsid="019d3b7a"/>
    </style:style>
    <style:style style:name="P724" style:family="paragraph" style:parent-style-name="Listenabsatz" style:list-style-name="L34">
      <style:paragraph-properties fo:margin-top="0cm" fo:margin-bottom="0cm" loext:contextual-spacing="false" fo:text-align="justify" style:justify-single-word="false"/>
    </style:style>
    <style:style style:name="P725" style:family="paragraph" style:parent-style-name="Listenabsatz" style:list-style-name="L34">
      <style:paragraph-properties fo:margin-top="0cm" fo:margin-bottom="0cm" loext:contextual-spacing="false" fo:text-align="start" style:justify-single-word="false"/>
    </style:style>
    <style:style style:name="P726" style:family="paragraph" style:parent-style-name="Listenabsatz" style:list-style-name="L31">
      <style:paragraph-properties fo:margin-top="0cm" fo:margin-bottom="0cm" loext:contextual-spacing="false"/>
      <style:text-properties officeooo:rsid="0084699c" officeooo:paragraph-rsid="0084699c"/>
    </style:style>
    <style:style style:name="P727" style:family="paragraph" style:parent-style-name="Listenabsatz" style:list-style-name="L31">
      <style:paragraph-properties fo:margin-top="0cm" fo:margin-bottom="0cm" loext:contextual-spacing="false"/>
      <style:text-properties officeooo:rsid="0084699c" officeooo:paragraph-rsid="00875b60"/>
    </style:style>
    <style:style style:name="P728" style:family="paragraph" style:parent-style-name="Listenabsatz" style:list-style-name="L31">
      <style:paragraph-properties fo:margin-top="0cm" fo:margin-bottom="0cm" loext:contextual-spacing="false"/>
      <style:text-properties officeooo:rsid="0084699c" officeooo:paragraph-rsid="008a5197"/>
    </style:style>
    <style:style style:name="P729" style:family="paragraph" style:parent-style-name="Listenabsatz" style:list-style-name="L31">
      <style:paragraph-properties fo:margin-top="0cm" fo:margin-bottom="0cm" loext:contextual-spacing="false"/>
      <style:text-properties officeooo:rsid="0084699c" officeooo:paragraph-rsid="008b8610"/>
    </style:style>
    <style:style style:name="P730" style:family="paragraph" style:parent-style-name="Listenabsatz" style:list-style-name="L31">
      <style:paragraph-properties fo:margin-top="0cm" fo:margin-bottom="0cm" loext:contextual-spacing="false"/>
      <style:text-properties officeooo:rsid="009a90c1" officeooo:paragraph-rsid="009a90c1"/>
    </style:style>
    <style:style style:name="P731" style:family="paragraph" style:parent-style-name="Listenabsatz" style:list-style-name="L31">
      <style:paragraph-properties fo:margin-top="0cm" fo:margin-bottom="0cm" loext:contextual-spacing="false"/>
      <style:text-properties officeooo:rsid="0084cb60" officeooo:paragraph-rsid="0084cb60"/>
    </style:style>
    <style:style style:name="P732" style:family="paragraph" style:parent-style-name="Listenabsatz" style:list-style-name="L31">
      <style:paragraph-properties fo:margin-top="0cm" fo:margin-bottom="0cm" loext:contextual-spacing="false"/>
      <style:text-properties fo:color="#000000" officeooo:paragraph-rsid="0086d125"/>
    </style:style>
    <style:style style:name="P733" style:family="paragraph" style:parent-style-name="Listenabsatz" style:list-style-name="L31">
      <style:paragraph-properties fo:margin-top="0cm" fo:margin-bottom="0cm" loext:contextual-spacing="false"/>
      <style:text-properties officeooo:rsid="008a5197" officeooo:paragraph-rsid="008a5197"/>
    </style:style>
    <style:style style:name="P734" style:family="paragraph" style:parent-style-name="Listenabsatz" style:list-style-name="L31">
      <style:paragraph-properties fo:margin-top="0cm" fo:margin-bottom="0cm" loext:contextual-spacing="false"/>
      <style:text-properties officeooo:rsid="008a5197" officeooo:paragraph-rsid="008b8610"/>
    </style:style>
    <style:style style:name="P735" style:family="paragraph" style:parent-style-name="Listenabsatz" style:list-style-name="L35">
      <style:paragraph-properties fo:margin-top="0cm" fo:margin-bottom="0cm" loext:contextual-spacing="false"/>
    </style:style>
    <style:style style:name="P736" style:family="paragraph" style:parent-style-name="Listenabsatz" style:list-style-name="L35">
      <style:paragraph-properties fo:margin-top="0cm" fo:margin-bottom="0cm" loext:contextual-spacing="false"/>
      <style:text-properties officeooo:paragraph-rsid="0154fa7f"/>
    </style:style>
    <style:style style:name="P737" style:family="paragraph" style:parent-style-name="Listenabsatz" style:list-style-name="L35">
      <style:paragraph-properties fo:margin-top="0cm" fo:margin-bottom="0cm" loext:contextual-spacing="false"/>
      <style:text-properties officeooo:paragraph-rsid="01567205"/>
    </style:style>
    <style:style style:name="P738" style:family="paragraph" style:parent-style-name="Listenabsatz" style:list-style-name="L35">
      <style:paragraph-properties fo:margin-top="0cm" fo:margin-bottom="0cm" loext:contextual-spacing="false"/>
      <style:text-properties officeooo:rsid="0152a26e" officeooo:paragraph-rsid="0152a26e"/>
    </style:style>
    <style:style style:name="P739" style:family="paragraph" style:parent-style-name="Listenabsatz" style:list-style-name="L35">
      <style:paragraph-properties fo:margin-top="0cm" fo:margin-bottom="0cm" loext:contextual-spacing="false"/>
      <style:text-properties officeooo:rsid="0152a26e" officeooo:paragraph-rsid="0154fa7f"/>
    </style:style>
    <style:style style:name="P740" style:family="paragraph" style:parent-style-name="Listenabsatz" style:list-style-name="L35">
      <style:paragraph-properties fo:margin-top="0cm" fo:margin-bottom="0cm" loext:contextual-spacing="false"/>
      <style:text-properties officeooo:rsid="0152a26e" officeooo:paragraph-rsid="01567205"/>
    </style:style>
    <style:style style:name="P741" style:family="paragraph" style:parent-style-name="Listenabsatz" style:list-style-name="L31">
      <style:paragraph-properties fo:margin-top="0cm" fo:margin-bottom="0cm" loext:contextual-spacing="false"/>
      <style:text-properties officeooo:rsid="012c6d9a" officeooo:paragraph-rsid="012c6d9a"/>
    </style:style>
    <style:style style:name="P742" style:family="paragraph" style:parent-style-name="Listenabsatz" style:list-style-name="L31">
      <style:paragraph-properties fo:margin-top="0cm" fo:margin-bottom="0cm" loext:contextual-spacing="false"/>
      <style:text-properties officeooo:rsid="014b878d" officeooo:paragraph-rsid="014c29b5"/>
    </style:style>
    <style:style style:name="P743" style:family="paragraph" style:parent-style-name="Listenabsatz" style:list-style-name="L31">
      <style:paragraph-properties fo:margin-top="0cm" fo:margin-bottom="0cm" loext:contextual-spacing="false"/>
      <style:text-properties officeooo:rsid="01e3dfd4" officeooo:paragraph-rsid="01e3dfd4"/>
    </style:style>
    <style:style style:name="P744" style:family="paragraph" style:parent-style-name="Listenabsatz" style:list-style-name="L31">
      <style:paragraph-properties fo:margin-top="0cm" fo:margin-bottom="0cm" loext:contextual-spacing="false"/>
      <style:text-properties officeooo:rsid="01e44a78" officeooo:paragraph-rsid="01e44a78"/>
    </style:style>
    <style:style style:name="P745" style:family="paragraph" style:parent-style-name="Listenabsatz" style:list-style-name="L31">
      <style:paragraph-properties fo:margin-top="0cm" fo:margin-bottom="0cm" loext:contextual-spacing="false"/>
      <style:text-properties officeooo:rsid="01e5625e" officeooo:paragraph-rsid="01e5625e"/>
    </style:style>
    <style:style style:name="P746" style:family="paragraph" style:parent-style-name="Listenabsatz" style:list-style-name="L31">
      <style:paragraph-properties fo:margin-top="0cm" fo:margin-bottom="0cm" loext:contextual-spacing="false"/>
      <style:text-properties officeooo:rsid="01e6aff2" officeooo:paragraph-rsid="01e6aff2"/>
    </style:style>
    <style:style style:name="P747" style:family="paragraph" style:parent-style-name="Listenabsatz" style:list-style-name="L31">
      <style:paragraph-properties fo:margin-top="0cm" fo:margin-bottom="0cm" loext:contextual-spacing="false"/>
      <style:text-properties officeooo:rsid="01e6fe7c" officeooo:paragraph-rsid="01e6fe7c"/>
    </style:style>
    <style:style style:name="P748" style:family="paragraph" style:parent-style-name="Listenabsatz" style:list-style-name="L31">
      <style:paragraph-properties fo:margin-top="0cm" fo:margin-bottom="0cm" loext:contextual-spacing="false"/>
      <style:text-properties officeooo:rsid="01e9269c" officeooo:paragraph-rsid="01e9269c"/>
    </style:style>
    <style:style style:name="P749" style:family="paragraph" style:parent-style-name="Listenabsatz" style:list-style-name="L31">
      <style:paragraph-properties fo:margin-top="0cm" fo:margin-bottom="0cm" loext:contextual-spacing="false"/>
      <style:text-properties officeooo:rsid="01eb1790" officeooo:paragraph-rsid="01eb1790"/>
    </style:style>
    <style:style style:name="P750" style:family="paragraph" style:parent-style-name="Listenabsatz" style:list-style-name="L31">
      <style:paragraph-properties fo:margin-top="0cm" fo:margin-bottom="0cm" loext:contextual-spacing="false"/>
      <style:text-properties officeooo:rsid="01e9e1c3" officeooo:paragraph-rsid="01e9e1c3"/>
    </style:style>
    <style:style style:name="P751" style:family="paragraph" style:parent-style-name="Listenabsatz" style:list-style-name="L31">
      <style:paragraph-properties fo:margin-top="0cm" fo:margin-bottom="0cm" loext:contextual-spacing="false"/>
      <style:text-properties officeooo:rsid="01f9ea0c" officeooo:paragraph-rsid="01f9ea0c"/>
    </style:style>
    <style:style style:name="P752" style:family="paragraph" style:parent-style-name="Listenabsatz" style:list-style-name="L31">
      <style:paragraph-properties fo:margin-top="0cm" fo:margin-bottom="0cm" loext:contextual-spacing="false"/>
      <style:text-properties officeooo:rsid="01f9ea0c" officeooo:paragraph-rsid="01f9f8d1"/>
    </style:style>
    <style:style style:name="P753" style:family="paragraph" style:parent-style-name="Listenabsatz" style:list-style-name="L31">
      <style:paragraph-properties fo:margin-top="0cm" fo:margin-bottom="0cm" loext:contextual-spacing="false"/>
      <style:text-properties officeooo:rsid="01f9ea0c" officeooo:paragraph-rsid="020ce3ce"/>
    </style:style>
    <style:style style:name="P754" style:family="paragraph" style:parent-style-name="Listenabsatz" style:list-style-name="L31">
      <style:paragraph-properties fo:margin-top="0cm" fo:margin-bottom="0cm" loext:contextual-spacing="false"/>
      <style:text-properties officeooo:rsid="01c6e085" officeooo:paragraph-rsid="01c94192"/>
    </style:style>
    <style:style style:name="P755" style:family="paragraph" style:parent-style-name="Listenabsatz" style:list-style-name="L31">
      <style:paragraph-properties fo:margin-top="0cm" fo:margin-bottom="0cm" loext:contextual-spacing="false"/>
      <style:text-properties officeooo:rsid="01c6e085" officeooo:paragraph-rsid="01c6e085"/>
    </style:style>
    <style:style style:name="P756" style:family="paragraph" style:parent-style-name="Listenabsatz" style:list-style-name="L31">
      <style:paragraph-properties fo:margin-top="0cm" fo:margin-bottom="0cm" loext:contextual-spacing="false"/>
      <style:text-properties officeooo:rsid="01c6e085" officeooo:paragraph-rsid="01c8365c"/>
    </style:style>
    <style:style style:name="P757" style:family="paragraph" style:parent-style-name="Listenabsatz" style:list-style-name="L41">
      <style:paragraph-properties fo:margin-top="0cm" fo:margin-bottom="0cm" loext:contextual-spacing="false"/>
    </style:style>
    <style:style style:name="P758" style:family="paragraph" style:parent-style-name="Listenabsatz" style:list-style-name="L41">
      <style:paragraph-properties fo:margin-top="0cm" fo:margin-bottom="0cm" loext:contextual-spacing="false"/>
      <style:text-properties officeooo:rsid="00f09459" officeooo:paragraph-rsid="00f09459"/>
    </style:style>
    <style:style style:name="P759" style:family="paragraph" style:parent-style-name="Listenabsatz" style:list-style-name="L31">
      <style:paragraph-properties fo:margin-top="0cm" fo:margin-bottom="0cm" loext:contextual-spacing="false"/>
      <style:text-properties officeooo:rsid="004f8c8a" officeooo:paragraph-rsid="004f8c8a"/>
    </style:style>
    <style:style style:name="P760" style:family="paragraph" style:parent-style-name="Listenabsatz" style:list-style-name="L31">
      <style:paragraph-properties fo:margin-top="0cm" fo:margin-bottom="0cm" loext:contextual-spacing="false"/>
      <style:text-properties officeooo:rsid="004f8c8a" officeooo:paragraph-rsid="0051ddc4"/>
    </style:style>
    <style:style style:name="P761" style:family="paragraph" style:parent-style-name="Listenabsatz" style:list-style-name="L31">
      <style:paragraph-properties fo:margin-top="0cm" fo:margin-bottom="0cm" loext:contextual-spacing="false"/>
      <style:text-properties officeooo:rsid="00da9f98" officeooo:paragraph-rsid="00da9f98"/>
    </style:style>
    <style:style style:name="P762" style:family="paragraph" style:parent-style-name="Listenabsatz" style:list-style-name="L50">
      <style:paragraph-properties fo:margin-top="0cm" fo:margin-bottom="0cm" loext:contextual-spacing="false"/>
    </style:style>
    <style:style style:name="P763" style:family="paragraph" style:parent-style-name="Listenabsatz" style:list-style-name="L51">
      <style:paragraph-properties fo:margin-top="0cm" fo:margin-bottom="0cm" loext:contextual-spacing="false"/>
    </style:style>
    <style:style style:name="P764" style:family="paragraph" style:parent-style-name="Listenabsatz" style:list-style-name="L52">
      <style:paragraph-properties fo:margin-top="0cm" fo:margin-bottom="0cm" loext:contextual-spacing="false"/>
    </style:style>
    <style:style style:name="P765" style:family="paragraph" style:parent-style-name="Listenabsatz" style:list-style-name="L55">
      <style:paragraph-properties fo:margin-top="0cm" fo:margin-bottom="0cm" loext:contextual-spacing="false"/>
      <style:text-properties officeooo:paragraph-rsid="0216e301"/>
    </style:style>
    <style:style style:name="P766" style:family="paragraph" style:parent-style-name="Listenabsatz" style:list-style-name="L34">
      <style:paragraph-properties fo:margin-top="0cm" fo:margin-bottom="0cm" loext:contextual-spacing="false"/>
      <style:text-properties officeooo:rsid="00926609" officeooo:paragraph-rsid="0216e301"/>
    </style:style>
    <style:style style:name="P767" style:family="paragraph" style:parent-style-name="Listenabsatz" style:list-style-name="L1">
      <style:paragraph-properties fo:margin-left="0cm" fo:margin-right="0cm" fo:margin-top="0cm" fo:margin-bottom="0cm" loext:contextual-spacing="false" fo:text-indent="0cm" style:auto-text-indent="false"/>
    </style:style>
    <style:style style:name="P768" style:family="paragraph" style:parent-style-name="Listenabsatz" style:list-style-name="L12">
      <style:paragraph-properties fo:margin-left="0cm" fo:margin-right="0cm" fo:margin-top="0cm" fo:margin-bottom="0cm" loext:contextual-spacing="false" fo:text-indent="0cm" style:auto-text-indent="false"/>
    </style:style>
    <style:style style:name="P769" style:family="paragraph" style:parent-style-name="Listenabsatz" style:list-style-name="L14">
      <style:paragraph-properties fo:margin-left="0cm" fo:margin-right="0cm" fo:margin-top="0cm" fo:margin-bottom="0cm" loext:contextual-spacing="false" fo:text-indent="0cm" style:auto-text-indent="false"/>
    </style:style>
    <style:style style:name="P770" style:family="paragraph" style:parent-style-name="Listenabsatz" style:list-style-name="L21">
      <style:paragraph-properties fo:margin-left="0cm" fo:margin-right="0cm" fo:margin-top="0cm" fo:margin-bottom="0cm" loext:contextual-spacing="false" fo:text-indent="0cm" style:auto-text-indent="false"/>
    </style:style>
    <style:style style:name="P771" style:family="paragraph" style:parent-style-name="Listenabsatz" style:list-style-name="L31">
      <style:paragraph-properties fo:margin-left="0cm" fo:margin-right="0cm" fo:margin-top="0cm" fo:margin-bottom="0cm" loext:contextual-spacing="false" fo:text-indent="0cm" style:auto-text-indent="false"/>
    </style:style>
    <style:style style:name="P77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5" style:family="paragraph" style:parent-style-name="Listenabsatz" style:list-style-name="L34">
      <style:paragraph-properties fo:margin-left="0cm" fo:margin-right="0cm" fo:margin-top="0cm" fo:margin-bottom="0cm" loext:contextual-spacing="false" fo:text-indent="0cm" style:auto-text-indent="false"/>
    </style:style>
    <style:style style:name="P776" style:family="paragraph" style:parent-style-name="Listenabsatz" style:list-style-name="L35">
      <style:paragraph-properties fo:margin-left="0cm" fo:margin-right="0cm" fo:margin-top="0cm" fo:margin-bottom="0cm" loext:contextual-spacing="false" fo:text-indent="0cm" style:auto-text-indent="false"/>
    </style:style>
    <style:style style:name="P77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7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0" style:family="paragraph" style:parent-style-name="Listenabsatz" style:list-style-name="L50">
      <style:paragraph-properties fo:margin-left="0cm" fo:margin-right="0cm" fo:margin-top="0cm" fo:margin-bottom="0cm" loext:contextual-spacing="false" fo:text-indent="0cm" style:auto-text-indent="false"/>
    </style:style>
    <style:style style:name="P781" style:family="paragraph" style:parent-style-name="Listenabsatz" style:list-style-name="L31">
      <style:paragraph-properties fo:margin-left="0cm" fo:margin-right="0cm" fo:text-indent="0cm" style:auto-text-indent="false"/>
    </style:style>
    <style:style style:name="P782" style:family="paragraph" style:parent-style-name="Text_20_body" style:list-style-name="L37"/>
    <style:style style:name="P783"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717072949978738697" text:style-name="L1">
        <text:list-item>
          <text:p text:style-name="P663">Serial port (RS232, USB to serial)</text:p>
        </text:list-item>
        <text:list-item>
          <text:p text:style-name="P663">UDP</text:p>
        </text:list-item>
        <text:list-item>
          <text:p text:style-name="P663">TCP client/server (network proxy support for TCP clients) </text:p>
        </text:list-item>
        <text:list-item>
          <text:p text:style-name="P663">SPI master (cheetah SPI)</text:p>
        </text:list-item>
        <text:list-item>
          <text:p text:style-name="P663">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812118186137579270" text:style-name="L2">
        <text:list-item>
          <text:p text:style-name="P659">Scripts can send and receive data with the main interface.</text:p>
        </text:list-item>
      </text:list>
      <text:list xml:id="list1858608161667948010" text:style-name="L3">
        <text:list-item>
          <text:p text:style-name="P660">In addition to the main interface scripts can create and use own interfaces (serial port (RS232, USB to serial), UDP, TCP client/server and SPI master (cheetah SPI)).</text:p>
        </text:list-item>
        <text:list-item>
          <text:p text:style-name="P660"><text:span text:style-name="Absatz-Standardschriftart">Scripts can be connected to GUI files which have been created with the QtDesigner or QtCreator. All elements in the GUI (files) can be accessed from the script.</text:span></text:p>
        </text:list-item>
        <text:list-item>
          <text:p text:style-name="P66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1467902767293565760"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60637861186802"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3000221417491846012"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60637495450343"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60637258779479"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60636045528220"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60636532726839"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60637470298803"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60636398968514"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60637022395956"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60637137117708"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60636775577501"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60637057739218"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60636334363769"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60637313070190"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60636710337432"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60637459030142"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60636150737336"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60637156836885"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60636790736506"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60637415145679"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6479727543113869794" text:style-name="L6">
              <text:list-item>
                <text:p text:style-name="P387">the log and the console tab (settings dialog) have been redesigned</text:p>
              </text:list-item>
            </text:list>
            <text:list xml:id="list160637984636044" text:continue-list="list160637415145679"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60637299068561" text:continue-list="list6479727543113869794"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60637181437565"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60636881669990"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60637088559708"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60636467931397"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60637756806398"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60637896166489"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60637109114836"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60637290101306" text:continue-numbering="true" text:style-name="L6">
              <text:list-item>
                <text:p text:style-name="P387">command-line option '-<text:span text:style-name="T122">notMinimized' added</text:span></text:p>
              </text:list-item>
              <text:list-item>
                <text:p text:style-name="P494">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60637604309905"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60637363965713"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60636496993020"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60636467826621"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60636520743637"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60636817457265"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60636616639353"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4903951356863256761" text:style-name="L7">
              <text:list-item>
                <text:p text:style-name="P396">new send area in the main window</text:p>
              </text:list-item>
              <text:list-item>
                <text:p text:style-name="P396">new option in the settings dialog: target endianess</text:p>
              </text:list-item>
            </text:list>
            <text:list xml:id="list160637571657061" text:continue-list="list160636616639353"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60637996908914" text:continue-list="list4903951356863256761"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60636963222768"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60636203895756"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60636369149194"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60636441679936"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60636242669425"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60637807990131"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60637368656428"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60637501837778"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60637320683918"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60636984395674"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60637500741402"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60636935300749"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60636353262626"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7364179933129674402"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60637857110955"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60637870641288"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60637199183752"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5840854721560230126"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60636655758356"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60636223399313"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60637819573753"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60636548589887"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60636722251352"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3855729673423644681"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60637399043699"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60636452515946"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60637227739692"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60636018227243"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60637186102777"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60636665479776"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 are now displayed in the outline window</text:p>
                  </text:list-item>
                  <text:list-item>
                    <text:p text:style-name="P492">ui window added</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0637183145117" text:continue-list="list40164633" text:style-name="L1">
        <text:list-item>
          <text:p text:style-name="P663">the consoles which shows:</text:p>
          <text:list>
            <text:list-item>
              <text:p text:style-name="P663">the sent data</text:p>
            </text:list-item>
            <text:list-item>
              <text:p text:style-name="P663">the received data</text:p>
            </text:list-item>
            <text:list-item>
              <text:p text:style-name="P663">time stamps</text:p>
            </text:list-item>
            <text:list-item>
              <text:p text:style-name="P663">messages added with the add message dialog</text:p>
              <text:p text:style-name="P767"/>
            </text:list-item>
          </text:list>
        </text:list-item>
      </text:list>
      <text:p text:style-name="P224">Note: <text:span text:style-name="T263">T</text:span><text:span text:style-name="T262">he console font size can be modified with 'Ctrl' + 'mouse scroll up/down'.</text:span></text:p>
      <text:p text:style-name="P225"/>
      <text:list xml:id="list160636335353907" text:continue-numbering="true" text:style-name="L1">
        <text:list-item>
          <text:p text:style-name="P663">a multi-line send area</text:p>
        </text:list-item>
        <text:list-item>
          <text:p text:style-name="P663">the send input check box: if checked all text entered in a console will be sent</text:p>
        </text:list-item>
        <text:list-item>
          <text:p text:style-name="P496">a menu and the following buttons:</text:p>
          <text:list>
            <text:list-item>
              <text:p text:style-name="P663">Connect: connects the main interface (the configuration of the main interface is done in the configure dialog)</text:p>
            </text:list-item>
            <text:list-item>
              <text:p text:style-name="P663">Disconnect: disconnects the main interface</text:p>
            </text:list-item>
            <text:list-item>
              <text:p text:style-name="P663">Settings: shows the settings dialog</text:p>
            </text:list-item>
            <text:list-item>
              <text:p text:style-name="P663">Sending: shows the send dialog</text:p>
            </text:list-item>
            <text:list-item>
              <text:p text:style-name="P663">Scripts: shows the scripts dialog</text:p>
            </text:list-item>
            <text:list-item>
              <text:p text:style-name="P663">Clear button: clears all consoles</text:p>
            </text:list-item>
            <text:list-item>
              <text:p text:style-name="P663">Lock scrolling: prevents the automatic scrolling in the consoles (if new data is added to a console the <text:span text:style-name="T225">cursor</text:span> moves to the end of the console)</text:p>
            </text:list-item>
            <text:list-item>
              <text:p text:style-name="P663">Add message: shows the add message dialog</text:p>
            </text:list-item>
            <text:list-item>
              <text:p text:style-name="P664">Top: brings all windows to top/foreground</text:p>
            </text:list-item>
            <text:list-item>
              <text:p text:style-name="P493">Reopen: reopen all logs (is only visible if the log option <text:span text:style-name="T224">'append time stamp at log file name' </text:span>is selected)</text:p>
            </text:list-item>
          </text:list>
        </text:list-item>
        <text:list-item>
          <text:p text:style-name="P661">if the current connection type is serial port:</text:p>
          <text:list>
            <text:list-item>
              <text:p text:style-name="P663"><text:soft-page-break/>a check box for setting/clearing the DTR (data terminal ready) pin (default=1)</text:p>
            </text:list-item>
            <text:list-item>
              <text:p text:style-name="P663">a check box for setting/clearing the RTS (request to send) pin (default=0)</text:p>
            </text:list-item>
          </text:list>
        </text:list-item>
      </text:list>
      <text:p text:style-name="P220"/>
      <text:list xml:id="list160637044923856" text:continue-numbering="true" text:style-name="L1">
        <text:list-item>
          <text:p text:style-name="P663">a sequence area in which the sequences from the send window can be sent</text:p>
        </text:list-item>
        <text:list-item>
          <text:p text:style-name="P663">a script area in which the scripts from the script window can be started <text:span text:style-name="T156">(normal and in a script-debugger</text:span>, stopped and paused<text:span text:style-name="T296">)</text:span></text:p>
        </text:list-item>
        <text:list-item>
          <text:p text:style-name="P663">a find text in console area in which a console text can be searched (in the visible console)</text:p>
        </text:list-item>
        <text:list-item>
          <text:p text:style-name="P663">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Toc403041628"/><text:bookmark-start text:name="__RefHeading__18462_749916436"/>Settings dialog<text:bookmark-end text:name="_Toc403041628"/><text:bookmark-end text:name="__RefHeading__18462_749916436"/></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6298268967328728395" text:style-name="L11">
        <text:list-item>
          <text:p text:style-name="P665">the main interface settings (serial port tab, sockets tab, cheetah SPI tab and PCAN tab)</text:p>
        </text:list-item>
        <text:list-item>
          <text:p text:style-name="P665">the console settings (the console options tab)</text:p>
        </text:list-item>
        <text:list-item>
          <text:p text:style-name="P665">the log settings (the log options tab)</text:p>
        </text:list-item>
        <text:list-item>
          <text:p text:style-name="P665">the path to the external script editor (for editing a script in the script window)</text:p>
        </text:list-item>
      </text:list>
      <text:p text:style-name="P314">Note:</text:p>
      <text:list xml:id="list4333998175405699877" text:style-name="L12">
        <text:list-header>
          <text:p text:style-name="P768">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0636744816384" text:continue-numbering="true" text:style-name="L12">
        <text:list-item>
          <text:p text:style-name="P666">a data input field</text:p>
        </text:list-item>
        <text:list-item>
          <text:p text:style-name="P666">a script path filed</text:p>
        </text:list-item>
        <text:list-item>
          <text:p text:style-name="P666">a send button which sends the data</text:p>
        </text:list-item>
        <text:list-item>
          <text:p text:style-name="P666">a format combo box which sets the format of the data which shall be sent </text:p>
        </text:list-item>
        <text:list-item>
          <text:p text:style-name="P666">a Repetition field which sets the number repetitions (if 0 is entered the data is sent only once, if 1 is entered the data is sent twice)</text:p>
        </text:list-item>
        <text:list-item>
          <text:p text:style-name="P666">a pause field which sets the pause in milliseconds between two repetitions</text:p>
        </text:list-item>
        <text:list-item>
          <text:p text:style-name="P666">a progress bar which shows the progress while sending data</text:p>
          <text:p text:style-name="P768"/>
          <text:p text:style-name="P768"><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7226519169956026959" text:style-name="L13">
        <text:list-item>
          <text:p text:style-name="P667">Byte 0= <text:s/>message type (0=standard, 1=standard remote-transfer-request, 2=extended, 3= extended remote-transfer-request)</text:p>
        </text:list-item>
        <text:list-item>
          <text:p text:style-name="P667">Byte 1-4= can id</text:p>
        </text:list-item>
        <text:list-item>
          <text:p text:style-name="P667">Byte 5-12= the data.</text:p>
        </text:list-item>
      </text:list>
      <text:p text:style-name="P314">If more then 8 data bytes are given, several can messages with the same <text:span text:style-name="T174">CAN</text:span> id will be sent.</text:p>
      <text:p text:style-name="P314"/>
      <text:h text:style-name="P560" text:outline-level="4"><text:bookmark-start text:name="__RefHeading__20016_1662152207"/>Change the sequence configuration<text:bookmark-end text:name="__RefHeading__20016_1662152207"/></text:h>
      <text:p text:style-name="Standard">Following is implemented:</text:p>
      <text:list xml:id="list3568255882551549088" text:style-name="L14">
        <text:list-item>
          <text:p text:style-name="P668"><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69"><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69"><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69"><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69"><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69"><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68"><text:span text:style-name="Absatz-Standardschriftart">move the selected sequence up: select the corresponding sequence and press Ctrl+Up or menu sequence/move up</text:span></text:p>
        </text:list-item>
        <text:list-item>
          <text:p text:style-name="P668"><text:span text:style-name="Absatz-Standardschriftart">move the selected sequence down: select the corresponding sequence and press Ctrl+Down or menu sequence/move down</text:span></text:p>
        </text:list-item>
        <text:list-item>
          <text:p text:style-name="P669"><text:span text:style-name="Absatz-Standardschriftart"><text:span text:style-name="T189">edit all sequence scripts: press <text:s/>Ctrl+Shift+A or menu single sequence/edit all sequence scripts</text:span></text:span></text:p>
        </text:list-item>
        <text:list-item>
          <text:p text:style-name="P668"><text:span text:style-name="Absatz-Standardschriftart">save the sequence config: <text:s/>Ctrl+S or menu config/save config </text:span></text:p>
        </text:list-item>
        <text:list-item>
          <text:p text:style-name="P668"><text:span text:style-name="Absatz-Standardschriftart">save the sequence config under a new name (save as): <text:s/>Menu config/save config as</text:span></text:p>
        </text:list-item>
        <text:list-item>
          <text:p text:style-name="P668"><text:span text:style-name="Absatz-Standardschriftart">load another sequence config: <text:s/>Ctrl+L or menu config/load config </text:span></text:p>
        </text:list-item>
        <text:list-item>
          <text:p text:style-name="P668"><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0637981446655" text:continue-list="list160636744816384" text:style-name="L12">
        <text:list-header>
          <text:p text:style-name="P768">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60637878942932" text:continue-list="list7226519169956026959" text:style-name="L13">
        <text:list-item>
          <text:p text:style-name="P667">Change the script configuration (the content of the script table)</text:p>
        </text:list-item>
        <text:list-item>
          <text:p text:style-name="P667">Create and edit scripts and ui (user interface) files</text:p>
        </text:list-item>
        <text:list-item>
          <text:p text:style-name="P667">Load and save the script configuration (the content of the script table)</text:p>
        </text:list-item>
        <text:list-item>
          <text:p text:style-name="P667">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0" text:outline-level="4"><text:bookmark-start text:name="__RefHeading__6580_596565095"/>Change the script configuration<text:bookmark-end text:name="__RefHeading__6580_596565095"/></text:h>
      <text:p text:style-name="Standard">Following is implemented:</text:p>
      <text:list xml:id="list160637004730615" text:continue-list="list3568255882551549088" text:style-name="L14">
        <text:list-item>
          <text:p text:style-name="P668">Add scripts to the script table: <text:s/>Ctrl+A or menu script/addscript</text:p>
        </text:list-item>
        <text:list-item>
          <text:p text:style-name="P668">Remove script from the script table: select the corresponding row and press Ctrl+R or menu script/remove script</text:p>
        </text:list-item>
        <text:list-item>
          <text:p text:style-name="P668">Change the path to a script in the script table: double click on the corresponding entry in path column</text:p>
        </text:list-item>
        <text:list-item>
          <text:p text:style-name="P668">Add an ui file to a script: double click on the corresponding empty entry in ui column</text:p>
        </text:list-item>
        <text:list-item>
          <text:p text:style-name="P668">Remove an ui file from the script table: select the corresponding row and press Ctrl+Shift+R or menu script/remove ui</text:p>
        </text:list-item>
        <text:list-item>
          <text:p text:style-name="P668">Change the path to an ui file in the script table: double click on the corresponding entry in ui column</text:p>
        </text:list-item>
        <text:list-item>
          <text:p text:style-name="P668"><text:span text:style-name="Absatz-Standardschriftart">move the selected script up: select the corresponding script and press <text:s/>Ctrl+Up or menu script/move up</text:span></text:p>
        </text:list-item>
        <text:list-item>
          <text:p text:style-name="P668"><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0636698376377" text:continue-numbering="true" text:style-name="L14">
        <text:list-item>
          <text:p text:style-name="P668">Edit a script (with an external script editor): select the corresponding row and press Ctrl+E menu script/edit script</text:p>
        </text:list-item>
        <text:list-item>
          <text:p text:style-name="P668">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68">Edit an ui file (with QtDesigner): select the corresponding row <text:s/>and press Ctrl+Shift+E or the menu script/edit ui</text:p>
        </text:list-item>
        <text:list-item>
          <text:p text:style-name="P668">Create <text:span text:style-name="T283">new </text:span>ui file: select the corresponding row and press Ctrl+Shift+<text:span text:style-name="T283">N</text:span> or the menu script/<text:span text:style-name="T283">new</text:span> ui</text:p>
        </text:list-item>
        <text:list-item>
          <text:p text:style-name="P669"><text:span text:style-name="Absatz-Standardschriftart"><text:span text:style-name="T189">Edit all scripts: press Ctrl+Shift+A or menu script/edit all sequence scripts</text:span></text:span></text:p>
          <text:p text:style-name="P76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0636588386451" text:continue-numbering="true" text:style-name="L14">
        <text:list-item>
          <text:p text:style-name="P668">Load a script configuration from a file: Ctrl+L or menu script config/load config</text:p>
        </text:list-item>
        <text:list-item>
          <text:p text:style-name="P668">Unload the current script configuration: Ctrl+U or menu script config/unload config</text:p>
        </text:list-item>
        <text:list-item>
          <text:p text:style-name="P668">Save the current script configuration: Ctrl+S or menu script config/save config</text:p>
        </text:list-item>
        <text:list-item>
          <text:p text:style-name="P668"><text:soft-page-break/>Save config as (opens a save dialog, where a file name can be chosen): Ctrl+Shift+S or menu script config/save config as</text:p>
          <text:p text:style-name="P668"/>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60636709831127" text:continue-numbering="true" text:style-name="L14">
        <text:list-item>
          <text:p text:style-name="P668">Start a script: select the corresponding row and press the start button <text:span text:style-name="T315">or press Ctrl+1</text:span></text:p>
        </text:list-item>
        <text:list-item>
          <text:p text:style-name="P670"><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0">Pause a running script: select the corresponding row and press the pause button <text:span text:style-name="T315">or press Ctrl+2</text:span></text:p>
        </text:list-item>
        <text:list-item>
          <text:p text:style-name="P670">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1"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60638226680163" text:continue-numbering="true" text:style-name="L14">
        <text:list-item>
          <text:p text:style-name="P671"><text:soft-page-break/>Load a configuration from a file: Ctrl+L or menu <text:span text:style-name="T209">Config</text:span>/load config</text:p>
        </text:list-item>
        <text:list-item>
          <text:p text:style-name="P671">Unload the current configuration: Ctrl+U or menu <text:span text:style-name="T209">Config</text:span>/unload config</text:p>
        </text:list-item>
        <text:list-item>
          <text:p text:style-name="P671">Save the current configuration: Ctrl+S or menu <text:span text:style-name="T209">Config</text:span>/save config</text:p>
        </text:list-item>
        <text:list-item>
          <text:p text:style-name="P672">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3119473625960650219" text:style-name="L15">
        <text:list-item>
          <text:p text:style-name="P673">To generate a sce or a scez file at least one 'executable script' must be in the file table (a file marked with this type is started by ScriptCommunicator as script) and the sce file name must be set.</text:p>
        </text:list-item>
        <text:list-item>
          <text:p text:style-name="P673">To close this dialog press Ctrl+Shift+X.</text:p>
        </text:list-item>
        <text:list-item>
          <text:p text:style-name="P674"><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5"><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6284298805150397579" text:style-name="L16">
        <text:list-item>
          <text:p text:style-name="P497">sub directory: contains the directory of the file entry inside the sce folder</text:p>
        </text:list-item>
        <text:list-item>
          <text:p text:style-name="P498">file type: the type of the file entry</text:p>
        </text:list-item>
        <text:list-item>
          <text:p text:style-name="P498">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5058089495430852730" text:style-name="L17">
        <text:list-item>
          <text:p text:style-name="P499">executable script: a file marked with this type is started by ScriptCommunicator (during the sce or scez file execution)the </text:p>
        </text:list-item>
        <text:list-item>
          <text:p text:style-name="P499">lib: the sub directory of this file is added to the ScriptCommunicator library path (if you need extra libraries (e.g. for a custom widget) then add the libraries with this file type)</text:p>
        </text:list-item>
        <text:list-item>
          <text:p text:style-name="P499">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6076384579196751068" text:style-name="L18">
        <text:list-item>
          <text:p text:style-name="P500">min. version: <text:span text:style-name="T214">the minimum version of ScriptCommunicator which is needed to execute the current scripts</text:span></text:p>
        </text:list-item>
        <text:list-item>
          <text:p text:style-name="P500">with script window: <text:span text:style-name="T214">the script windows shall be shown (per default minimized)</text:span></text:p>
        </text:list-item>
        <text:list-item>
          <text:p text:style-name="P500">not minim<text:span text:style-name="T214">i</text:span>zed: <text:span text:style-name="T214">the script window shall not be minimized</text:span></text:p>
        </text:list-item>
        <text:list-item>
          <text:p text:style-name="P501">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534437680379011966" text:style-name="L19">
        <text:list-item>
          <text:p text:style-name="P502">the main configuration file</text:p>
        </text:list-item>
        <text:list-item>
          <text:p text:style-name="P502">the sequences configuration file</text:p>
        </text:list-item>
        <text:list-item>
          <text:p text:style-name="P502">the scripts configuration file</text:p>
        </text:list-item>
        <text:list-item>
          <text:p text:style-name="P503">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269360974673706010" text:style-name="L20">
        <text:list-item>
          <text:p text:style-name="P504">all settings from the settings dialog</text:p>
        </text:list-item>
        <text:list-item>
          <text:p text:style-name="P504">the sizes and positions of all ScriptCommunicator windows</text:p>
        </text:list-item>
        <text:list-item>
          <text:p text:style-name="P504">the data of the cyclic send area in the send window</text:p>
        </text:list-item>
        <text:list-item>
          <text:p text:style-name="P504">the send history</text:p>
        </text:list-item>
        <text:list-item>
          <text:p text:style-name="P504">the data of the send area in the main window</text:p>
        </text:list-item>
        <text:list-item>
          <text:p text:style-name="P504">the name/path of the used sequence configuration file</text:p>
        </text:list-item>
        <text:list-item>
          <text:p text:style-name="P504">the name/path of the use script configuration file</text:p>
          <text:p text:style-name="P504"/>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2976413582651093710" text:style-name="L21">
        <text:list-header>
          <text:p text:style-name="P770">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0637438874894" text:continue-numbering="true" text:style-name="L21">
        <text:list-header>
          <text:p text:style-name="P770">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7774005796956099893" text:style-name="L22">
        <text:list-item>
          <text:p text:style-name="P505"><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5"><text:span text:style-name="T128">-L: </text:span><text:span text:style-name="T131">adds an additional library path (e.g. for loading a custom script widget)</text:span></text:p>
        </text:list-item>
        <text:list-item>
          <text:p text:style-name="P505"><text:span text:style-name="T131">-</text:span><text:span text:style-name="T132">C: the configuration file to start with</text:span></text:p>
        </text:list-item>
        <text:list-item>
          <text:p text:style-name="P505"><text:span text:style-name="T132">-</text:span><text:span text:style-name="T128">P: adds an additional folder to the ScriptCommunicator plug-in (custom script widgets) search path</text:span></text:p>
        </text:list-item>
        <text:list-item>
          <text:p text:style-name="P505"><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5">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2"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60637555026227" text:continue-numbering="true" text:style-name="L22">
        <text:list-item>
          <text:p text:style-name="P506">-withScriptWindow: the script windows shall be shown (per default minimized)</text:p>
        </text:list-item>
        <text:list-item>
          <text:p text:style-name="P507">-<text:span text:style-name="T122">notMinimized: the script window shall not be minimized</text:span></text:p>
        </text:list-item>
        <text:list-item>
          <text:p text:style-name="P507"><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60638112231374" text:continue-numbering="true" text:style-name="L22">
        <text:list-item>
          <text:p text:style-name="P507"><text:soft-page-break/>no ScriptCommunicator window is visible per default (only the script window can be shown (-withScriptWindow))</text:p>
          <text:p text:style-name="P507"/>
        </text:list-item>
      </text:list>
      <text:p text:style-name="P170">Program termination without the argument withScriptWindow:</text:p>
      <text:list xml:id="list6054834184321458412" text:style-name="L23">
        <text:list-item>
          <text:p text:style-name="P508">if all worker scripts are stopped ScriptCommunicator exits automatically</text:p>
        </text:list-item>
        <text:list-item>
          <text:p text:style-name="P508">a call to scriptThread.exitScriptCommunicator() exits ScriptCommunicator</text:p>
        </text:list-item>
      </text:list>
      <text:p text:style-name="P170"/>
      <text:p text:style-name="P170">Program termination with the argument withScriptWindow:</text:p>
      <text:list xml:id="list5387084344511469912" text:style-name="L24">
        <text:list-item>
          <text:p text:style-name="P509">ScriptCommunicator exits automatically if the script window has been closed</text:p>
        </text:list-item>
        <text:list-item>
          <text:p text:style-name="P509">a call to scriptThread.exitScriptCommunicator() exits ScriptCommunicator</text:p>
        </text:list-item>
      </text:list>
      <text:h text:style-name="P554"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4"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6749130787177662277" text:style-name="L25">
        <text:list-item>
          <text:p text:style-name="P510">checks the SHA-512 hash</text:p>
        </text:list-item>
        <text:list-item>
          <text:p text:style-name="P510">unzips <text:span text:style-name="T222">the scez file </text:span>into the temporary folder 'user documents folder'/'time in milliseconds since epoche'</text:p>
        </text:list-item>
        <text:list-item>
          <text:p text:style-name="P510">starts all executable scripts</text:p>
        </text:list-item>
        <text:list-item>
          <text:p text:style-name="P510"><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5792406332859287314" text:style-name="L26">
        <text:list-item>
          <text:p text:style-name="P511"><text:span text:style-name="Absatz-Standardschriftart"><text:span text:style-name="T85">contains all necessary ScriptCommunictor files</text:span></text:span></text:p>
        </text:list-item>
        <text:list-item>
          <text:p text:style-name="P511"><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2330017420623508473" text:style-name="L27">
        <text:list-item>
          <text:p text:style-name="P512"><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2"><text:span text:style-name="Absatz-Standardschriftart"><text:span text:style-name="T85">copy the created sce folder to ScriptCommunicator\winRarSfx</text:span></text:span></text:p>
        </text:list-item>
        <text:list-item>
          <text:p text:style-name="P512"><text:span text:style-name="Absatz-Standardschriftart"><text:span text:style-name="T85">open ScriptCommunicator\winRarSfx\create.bat</text:span></text:span></text:p>
        </text:list-item>
        <text:list-item>
          <text:p text:style-name="P512"><text:span text:style-name="Absatz-Standardschriftart"><text:span text:style-name="T85">replace the path to winrar (1. argument)</text:span></text:span></text:p>
        </text:list-item>
        <text:list-item>
          <text:p text:style-name="P512"><text:span text:style-name="Absatz-Standardschriftart"><text:span text:style-name="T85">replace name the sfx file name (2. argument)</text:span></text:span></text:p>
        </text:list-item>
        <text:list-item>
          <text:p text:style-name="P512"><text:span text:style-name="Absatz-Standardschriftart"><text:span text:style-name="T85">replace the sce folder name (3. argument)</text:span></text:span></text:p>
        </text:list-item>
        <text:list-item>
          <text:p text:style-name="P512"><text:span text:style-name="Absatz-Standardschriftart"><text:span text:style-name="T85">replace the name of the sce file within the sce folder (4. argument)</text:span></text:span></text:p>
        </text:list-item>
        <text:list-item>
          <text:p text:style-name="P512"><text:span text:style-name="Absatz-Standardschriftart"><text:span text:style-name="T85">replace or remove (the argument is optional) the name of the icon file (5. argument, this file must be within the sce folder)</text:span></text:span></text:p>
        </text:list-item>
        <text:list-item>
          <text:p text:style-name="P512"><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8099687407154942051" text:style-name="L28">
        <text:list-item>
          <text:p text:style-name="P513"><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3"><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343365154227999334" text:style-name="L29">
        <text:list-item>
          <text:p text:style-name="P514">worker scripts (chapter <text:span text:style-name="Absatz-Standardschriftart"><text:span text:style-name="T99"><text:bookmark-ref text:reference-format="text" text:ref-name="__RefHeading__14164_479808360">Worker scripts</text:bookmark-ref></text:span></text:span>)</text:p>
        </text:list-item>
        <text:list-item>
          <text:p text:style-name="P514">sequence scripts (chapter <text:span text:style-name="Absatz-Standardschriftart"><text:span text:style-name="T99"><text:bookmark-ref text:reference-format="text" text:ref-name="__RefHeading__14278_479808360">Sequence script</text:bookmark-ref></text:span></text:span>)</text:p>
        </text:list-item>
        <text:list-item>
          <text:p text:style-name="P514">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3"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1475728762699404329" text:style-name="L30">
        <text:list-item>
          <text:p text:style-name="P515"><text:span text:style-name="Absatz-Standardschriftart">set the path to the user interface in the script window (the user interface will be loaded automatically when the script starts)</text:span></text:p>
        </text:list-item>
        <text:list-item>
          <text:p text:style-name="P515"><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2"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5025627069176488442" text:style-name="L31">
        <text:list-item>
          <text:p text:style-name="P676">data: The data array</text:p>
        </text:list-item>
        <text:list-item>
          <text:p text:style-name="P676">repetitionCount: The data array is repeated until the number has been reached</text:p>
        </text:list-item>
        <text:list-item>
          <text:p text:style-name="P676">pause: The pause (milliseconds) between two repetitions</text:p>
        </text:list-item>
        <text:list-item>
          <text:p text:style-name="P710">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2" text:outline-level="4"><text:bookmark-start text:name="_Toc403041655"/><text:bookmark-start text:name="__RefHeading__5950_596565095"/>bool sendString(String string, int repetitionCount=0, int pause=0<text:span text:style-name="T246">, bool addToMainWindowSendHistory=false</text:span>)<text:bookmark-end text:name="_Toc403041655"/><text:bookmark-end text:name="__RefHeading__5950_596565095"/></text:h>
      <text:p text:style-name="P25">Sends a string with the main interface.</text:p>
      <text:p text:style-name="P25">Arguments:</text:p>
      <text:list xml:id="list160636926331995" text:continue-numbering="true" text:style-name="L31">
        <text:list-item>
          <text:p text:style-name="P676">string: The string</text:p>
        </text:list-item>
        <text:list-item>
          <text:p text:style-name="P676"><text:soft-page-break/>repetitionCount: The data array is repeated until the number has been reached</text:p>
        </text:list-item>
        <text:list-item>
          <text:p text:style-name="P676">pause: The pause (ms) between two repetitions</text:p>
        </text:list-item>
        <text:list-item>
          <text:p text:style-name="P710">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2" text:outline-level="4"><text:bookmark-start text:name="_Toc4030416551"/><text:bookmark-start text:name="__RefHeading__11318_1399518882"/>bool sendCanMessage(quint8 type, quint32 canId, Array&lt;unsigned char&gt; data, int repetitionCount=0, int pause=0<text:span text:style-name="T246">, bool addToMainWindowSendHistory=false</text:span>)<text:bookmark-end text:name="_Toc4030416551"/><text:bookmark-end text:name="__RefHeading__11318_1399518882"/></text:h>
      <text:p text:style-name="P25">Sends a can message with the main interface (in MainInterfaceThread). If more then 8 data bytes are given several can messages with the same can id will be sent.</text:p>
      <text:p text:style-name="P25">Arguments:</text:p>
      <text:list xml:id="list160637816182886" text:continue-numbering="true" text:style-name="L31">
        <text:list-item>
          <text:p text:style-name="P676">type: The can message type (0=standard, 1=standard remote-transfer-request, 2=extended, 3= extended remote-transfer-request)</text:p>
        </text:list-item>
        <text:list-item>
          <text:p text:style-name="P676">canId: The can id</text:p>
        </text:list-item>
        <text:list-item>
          <text:p text:style-name="P676">data: the can data</text:p>
        </text:list-item>
        <text:list-item>
          <text:p text:style-name="P676">repetitionCount: The data message is repeated until the number has been reached</text:p>
        </text:list-item>
        <text:list-item>
          <text:p text:style-name="P676">pause: The pause (ms) between two repetitions</text:p>
        </text:list-item>
        <text:list-item>
          <text:p text:style-name="P710">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text:soft-page-break/>Arguments:</text:p>
      <text:list xml:id="list160637417199744" text:continue-numbering="true" text:style-name="L31">
        <text:list-item>
          <text:p text:style-name="P676"><text:span text:style-name="Absatz-Standardschriftart"><text:span text:style-name="T43">channel: The PCAN channel</text:span></text:span></text:p>
        </text:list-item>
        <text:list-item>
          <text:p text:style-name="P676"><text:span text:style-name="Absatz-Standardschriftart"><text:span text:style-name="T43">baudrate(kBaud): The baudrate. <text:s/>Possible values are:</text:span></text:span></text:p>
          <text:p text:style-name="P676"><text:span text:style-name="Absatz-Standardschriftart"><text:span text:style-name="T43">1000, 800, 500, 250, 125,100,95,83,50,47,33,20,10,5.</text:span></text:span></text:p>
        </text:list-item>
        <text:list-item>
          <text:p text:style-name="P676"><text:span text:style-name="Absatz-Standardschriftart"><text:span text:style-name="T43">connectTimeout: Connect timeout (ms)</text:span></text:span></text:p>
        </text:list-item>
        <text:list-item>
          <text:p text:style-name="P676"><text:span text:style-name="Absatz-Standardschriftart"><text:span text:style-name="T43">busOffAutoReset: True if the PCAN driver shall reset automatically the CAN controller of a PCAN Channel if a bus-off state is detected</text:span></text:span></text:p>
        </text:list-item>
        <text:list-item>
          <text:p text:style-name="P676"><text:span text:style-name="Absatz-Standardschriftart"><text:span text:style-name="T43">powerSupply: True if the external 5V on the D-Sub connector shall be switched on</text:span></text:span></text:p>
        </text:list-item>
        <text:list-item>
          <text:p text:style-name="P676"><text:span text:style-name="Absatz-Standardschriftart"><text:span text:style-name="T43">filterExtended: True if the filer message type is extended (29-bit identifier) or false if the filter message type is standard (11-bit identifier)</text:span></text:span></text:p>
        </text:list-item>
        <text:list-item>
          <text:p text:style-name="P676"><text:span text:style-name="Absatz-Standardschriftart"><text:span text:style-name="T43">filterFrom: The lowest CAN ID to be received</text:span></text:span></text:p>
        </text:list-item>
        <text:list-item>
          <text:p text:style-name="P676"><text:span text:style-name="Absatz-Standardschriftart"><text:span text:style-name="T43">filterTo: The highest CAN ID to be received</text:span></text:span></text:p>
          <text:p text:style-name="P771"><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60637600762163" text:continue-numbering="true" text:style-name="L31">
        <text:list-item>
          <text:p text:style-name="P676"><text:span text:style-name="Absatz-Standardschriftart"><text:span text:style-name="T43">isTcp: True for TCP and false for UDP</text:span></text:span></text:p>
        </text:list-item>
        <text:list-item>
          <text:p text:style-name="P676"><text:span text:style-name="Absatz-Standardschriftart"><text:span text:style-name="T43">isServer: True if the connection type is a (TCP) server</text:span></text:span></text:p>
        </text:list-item>
        <text:list-item>
          <text:p text:style-name="P676"><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76"><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76"><text:span text:style-name="Absatz-Standardschriftart"><text:span text:style-name="T43">ownPort: The own port</text:span></text:span></text:p>
        </text:list-item>
        <text:list-item>
          <text:p text:style-name="P676"><text:span text:style-name="Absatz-Standardschriftart"><text:span text:style-name="T43">connectTimeout: Connection timeout (ms)</text:span></text:span></text:p>
          <text:p text:style-name="P771"><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60638072209116" text:continue-numbering="true" text:style-name="L31">
        <text:list-item>
          <text:p text:style-name="P676"><text:span text:style-name="Absatz-Standardschriftart"><text:span text:style-name="T43">name: True serial port name</text:span></text:span></text:p>
        </text:list-item>
        <text:list-item>
          <text:p text:style-name="P676"><text:span text:style-name="Absatz-Standardschriftart"><text:span text:style-name="T43">baudrate: The baudrate</text:span></text:span></text:p>
        </text:list-item>
        <text:list-item>
          <text:p text:style-name="P676"><text:span text:style-name="Absatz-Standardschriftart"><text:span text:style-name="T43">connectTimeout: Connection timeout (ms)</text:span></text:span></text:p>
        </text:list-item>
        <text:list-item>
          <text:p text:style-name="P676"><text:span text:style-name="Absatz-Standardschriftart"><text:span text:style-name="T43">dataBits: The number of data bits</text:span></text:span></text:p>
        </text:list-item>
        <text:list-item>
          <text:p text:style-name="P676"><text:soft-page-break/><text:span text:style-name="Absatz-Standardschriftart"><text:span text:style-name="T43">parity: The parity. Possible values are: "None ", "Even ", "Odd ", "Space" and "Mark"</text:span></text:span></text:p>
        </text:list-item>
        <text:list-item>
          <text:p text:style-name="P676"><text:span text:style-name="Absatz-Standardschriftart"><text:span text:style-name="T43">stopBits: The number of stop bits. Possible values are: "1 ", "1.5" and "2"</text:span></text:span></text:p>
        </text:list-item>
        <text:list-item>
          <text:p text:style-name="P676"><text:span text:style-name="Absatz-Standardschriftart"><text:span text:style-name="T43">flowControl: The flow control. Possible values are: "RTS/CTS", "XON/XOFF" and "None"</text:span></text:span></text:p>
          <text:p text:style-name="P771"><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60637247135305" text:continue-numbering="true" text:style-name="L31">
        <text:list-item>
          <text:p text:style-name="P676"><text:span text:style-name="Absatz-Standardschriftart"><text:span text:style-name="T43">setRTS: true=set the pin to 1, false=set the pin to 0</text:span></text:span></text:p>
        </text:list-item>
        <text:list-item>
          <text:p text:style-name="P676"><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3" text:outline-level="4">quint32 getSerialPortSignals(void)</text:h>
      <text:p text:style-name="P299"><text:span text:style-name="Absatz-Standardschriftart"><text:span text:style-name="T57">Returns the state of the serial port signals (pins).The signals are bit coded:</text:span></text:span></text:p>
      <text:list xml:id="list2531858945499661084" text:style-name="L32">
        <text:list-item>
          <text:p text:style-name="P516"><text:span text:style-name="Absatz-Standardschriftart"><text:span text:style-name="T57">NoSignal = 0x00</text:span></text:span></text:p>
        </text:list-item>
        <text:list-item>
          <text:p text:style-name="P516"><text:span text:style-name="Absatz-Standardschriftart"><text:span text:style-name="T57">DataTerminalReadySignal = 0x04</text:span></text:span></text:p>
        </text:list-item>
        <text:list-item>
          <text:p text:style-name="P516"><text:span text:style-name="Absatz-Standardschriftart"><text:span text:style-name="T57">DataCarrierDetectSignal = 0x08</text:span></text:span></text:p>
        </text:list-item>
        <text:list-item>
          <text:p text:style-name="P516"><text:span text:style-name="Absatz-Standardschriftart"><text:span text:style-name="T57">DataSetReadySignal = 0x10</text:span></text:span></text:p>
        </text:list-item>
        <text:list-item>
          <text:p text:style-name="P516"><text:span text:style-name="Absatz-Standardschriftart"><text:span text:style-name="T57">RingIndicatorSignal = 0x20</text:span></text:span></text:p>
        </text:list-item>
        <text:list-item>
          <text:p text:style-name="P516"><text:span text:style-name="Absatz-Standardschriftart"><text:span text:style-name="T57">RequestToSendSignal = 0x40</text:span></text:span></text:p>
        </text:list-item>
        <text:list-item>
          <text:p text:style-name="P516"><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60636269401726" text:continue-list="list160637247135305" text:style-name="L31">
        <text:list-item>
          <text:p text:style-name="P676"><text:span text:style-name="Absatz-Standardschriftart"><text:span text:style-name="T43">port: The cheetah spi port</text:span></text:span></text:p>
        </text:list-item>
        <text:list-item>
          <text:p text:style-name="P676"><text:span text:style-name="Absatz-Standardschriftart"><text:span text:style-name="T43">mode: The spi mode (0-3)</text:span></text:span></text:p>
        </text:list-item>
        <text:list-item>
          <text:p text:style-name="P676"><text:span text:style-name="Absatz-Standardschriftart"><text:span text:style-name="T43">baudrate: The baudrate of the interface (kHz)</text:span></text:span></text:p>
        </text:list-item>
        <text:list-item>
          <text:p text:style-name="P676"><text:span text:style-name="Absatz-Standardschriftart"><text:span text:style-name="T43">chipSelectBits: The chip select bits (1-7)</text:span></text:span></text:p>
        </text:list-item>
        <text:list-item>
          <text:p text:style-name="P676"><text:span text:style-name="Absatz-Standardschriftart"><text:span text:style-name="T43">connectTimeout: Connect timeout(ms)<text:tab/></text:span></text:span></text:p>
          <text:p text:style-name="P771"><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564"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text:soft-page-break/>worker scripts via the dataReceivedSignal.</text:p>
      <text:p text:style-name="P271">Arguments:</text:p>
      <text:list xml:id="list160636322186731" text:continue-numbering="true" text:style-name="L31">
        <text:list-item>
          <text:p text:style-name="P677"><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77"><text:span text:style-name="Absatz-Standardschriftart"><text:span text:style-name="T49"/></text:span></text:p>
        </text:list-item>
      </text:list>
      <text:h text:style-name="P565"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60637222733707" text:continue-numbering="true" text:style-name="L31">
        <text:list-item>
          <text:p text:style-name="P677"><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60637280595246" text:continue-numbering="true" text:style-name="L31">
        <text:list-item>
          <text:p text:style-name="P676">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60637982976299" text:continue-numbering="true" text:style-name="L31">
        <text:list-item>
          <text:p text:style-name="P676">types: The can types of the received can messages (0=standard, 1=standard remote-transfer-request, 2=extended, 3= extended remote-transfer-request)</text:p>
        </text:list-item>
        <text:list-item>
          <text:p text:style-name="P676">messageIds: The can ids of the received can messages</text:p>
        </text:list-item>
        <text:list-item>
          <text:p text:style-name="P676">timestamps: Time stamps for the received can messages (milliseconds since the first message has been received). </text:p>
        </text:list-item>
        <text:list-item>
          <text:p text:style-name="P676">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4" text:outline-level="4"><text:bookmark-start text:name="__RefHeading__5954_596565095677"/><text:bookmark-start text:name="_Toc403041657676"/><text:soft-page-break/>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60637286525840" text:continue-numbering="true" text:style-name="L31">
        <text:list-item>
          <text:p text:style-name="P677">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66" text:outline-level="4">SerialPortSettings getMainInterfaceSerialPortSettings(void)</text:h>
      <text:p text:style-name="P132">Returns the serial port settings of the main interface.</text:p>
      <text:p text:style-name="P131"><text:span text:style-name="T332">Return</text:span>:</text:p>
      <text:list xml:id="list160636285027608" text:continue-numbering="true" text:style-name="L31">
        <text:list-item>
          <text:p text:style-name="P678"><text:span text:style-name="T273">SerialPortSettings</text:span>: <text:span text:style-name="T273">The serial port settings.</text:span> <text:span text:style-name="T273">SerialPortSettings contains following properties:</text:span></text:p>
          <text:list>
            <text:list-item>
              <text:p text:style-name="P711">String name: The name of the serial port</text:p>
            </text:list-item>
            <text:list-item>
              <text:p text:style-name="P711">quint32 baudRate: The baudrate</text:p>
            </text:list-item>
            <text:list-item>
              <text:p text:style-name="P711">quint32 dataBits: The number of data bits</text:p>
            </text:list-item>
            <text:list-item>
              <text:p text:style-name="P711">String parity: The parity</text:p>
            </text:list-item>
            <text:list-item>
              <text:p text:style-name="P711">String stopBits: The stop bits</text:p>
            </text:list-item>
            <text:list-item>
              <text:p text:style-name="P711">String flowControl: The flow control</text:p>
            </text:list-item>
            <text:list-item>
              <text:p text:style-name="P711">bool rts: True if the RTS pin is on</text:p>
            </text:list-item>
            <text:list-item>
              <text:p text:style-name="P711">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67" text:outline-level="4">SocketSettings getMainInterfaceSocketSettings(void)</text:h>
      <text:p text:style-name="P134">Returns the socket (UDP, TCP client/server) settings of the main interface.</text:p>
      <text:p text:style-name="P133"><text:span text:style-name="T332">Return</text:span>:</text:p>
      <text:list xml:id="list160637770778213" text:continue-numbering="true" text:style-name="L31">
        <text:list-item>
          <text:p text:style-name="P679"><text:span text:style-name="T273">SocketSettings</text:span>: <text:span text:style-name="T274">The socket settings.</text:span> <text:span text:style-name="T273">SocketSettings contains following properties:</text:span></text:p>
          <text:list>
            <text:list-item>
              <text:p text:style-name="P712"><text:span text:style-name="T275">quint16 destinationPort</text:span>: The <text:span text:style-name="T275">detination port</text:span></text:p>
            </text:list-item>
            <text:list-item>
              <text:p text:style-name="P715">String destinationIpAddress: The destination <text:span text:style-name="T276">IP</text:span> address</text:p>
            </text:list-item>
            <text:list-item>
              <text:p text:style-name="P716">quint16 ownPort: The own port</text:p>
            </text:list-item>
            <text:list-item>
              <text:p text:style-name="P716">String socketType: The socket type ('TCP client', 'TCP server' or 'UDP socket')</text:p>
            </text:list-item>
            <text:list-item>
              <text:p text:style-name="P716">quint8 proxySettings: <text:span text:style-name="T277">The proxy settings:</text:span></text:p>
              <text:list>
                <text:list-item>
                  <text:p text:style-name="P717">0 = no proxy</text:p>
                </text:list-item>
                <text:list-item>
                  <text:p text:style-name="P717">1 = use system proxy settings</text:p>
                </text:list-item>
                <text:list-item>
                  <text:p text:style-name="P717">2 = use custom proxy settings</text:p>
                </text:list-item>
              </text:list>
            </text:list-item>
            <text:list-item>
              <text:p text:style-name="P716"><text:soft-page-break/>String proxyIpAddress: <text:span text:style-name="T277">The proxy IP address</text:span></text:p>
            </text:list-item>
            <text:list-item>
              <text:p text:style-name="P716">quint16 proxyPort: <text:span text:style-name="T277">The proxy port</text:span></text:p>
            </text:list-item>
            <text:list-item>
              <text:p text:style-name="P716">String proxyUserName: <text:span text:style-name="T277">The proxy user name</text:span></text:p>
            </text:list-item>
            <text:list-item>
              <text:p text:style-name="P716">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7102982251179435829" text:style-name="L33">
        <text:list-item>
          <text:p text:style-name="P718">isSaveDialog: True for a QFileDialog::getSaveFileName and false for a QFileDialog::getOpenFileName dialog</text:p>
        </text:list-item>
        <text:list-item>
          <text:p text:style-name="P718">caption: The caption of the dialog</text:p>
        </text:list-item>
        <text:list-item>
          <text:p text:style-name="P718">dir: The initial dir for showing the dialog</text:p>
        </text:list-item>
        <text:list-item>
          <text:p text:style-name="P71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5">Shows a QFileDialog::getExistingDirectory dialog (is used to select a directory).</text:p>
      <text:p text:style-name="P25">Arguments:</text:p>
      <text:list xml:id="list160638166894031" text:continue-numbering="true" text:style-name="L33">
        <text:list-item>
          <text:p text:style-name="P718">caption: The caption of the dialog</text:p>
        </text:list-item>
        <text:list-item>
          <text:p text:style-name="P718">dir: The initial dir for showing the dialog</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5">Convenience function to get a string from the user. Shows a QInputDialog::getText dialog (line edit).</text:p>
      <text:p text:style-name="P25">Arguments:</text:p>
      <text:list xml:id="list160638229094247" text:continue-numbering="true" text:style-name="L33">
        <text:list-item>
          <text:p text:style-name="P718">title: The title of the dialog</text:p>
        </text:list-item>
        <text:list-item>
          <text:p text:style-name="P718">label: The label over the input area</text:p>
        </text:list-item>
        <text:list-item>
          <text:p text:style-name="P718">displayedText: The initial displayed text in the input area</text:p>
        </text:list-item>
        <text:list-item>
          <text:p text:style-name="P5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60637957410291" text:continue-numbering="true" text:style-name="L33">
        <text:list-item>
          <text:p text:style-name="P718">title: The title of the dialog</text:p>
        </text:list-item>
        <text:list-item>
          <text:p text:style-name="P718">label: The label over the input area</text:p>
        </text:list-item>
        <text:list-item>
          <text:p text:style-name="P718">displayedText: The initial displayed text in the input area</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60638053565884" text:continue-numbering="true" text:style-name="L33">
        <text:list-item>
          <text:p text:style-name="P718">title: The title of the dialog</text:p>
        </text:list-item>
        <text:list-item>
          <text:p text:style-name="P718">label: The label over the input area</text:p>
        </text:list-item>
        <text:list-item>
          <text:p text:style-name="P718">displayedItems: The displayed items</text:p>
        </text:list-item>
        <text:list-item>
          <text:p text:style-name="P718">currentItemIndex: The current combobox index</text:p>
        </text:list-item>
        <text:list-item>
          <text:p text:style-name="P718">editable: True if the combobox shall be editable</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60637339292144" text:continue-numbering="true" text:style-name="L33">
        <text:list-item>
          <text:p text:style-name="P718">title: The title of the dialog</text:p>
        </text:list-item>
        <text:list-item>
          <text:p text:style-name="P718">label: The label over the input area</text:p>
        </text:list-item>
        <text:list-item>
          <text:p text:style-name="P718">intialValue: The initial value.</text:p>
        </text:list-item>
        <text:list-item>
          <text:p text:style-name="P718">min: The minimum value</text:p>
        </text:list-item>
        <text:list-item>
          <text:p text:style-name="P718">max: The maximum value.</text:p>
        </text:list-item>
        <text:list-item>
          <text:p text:style-name="P718">step: The amount by which the values change as the user presses the arrow buttons to increment or decrement the value</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0638174318908" text:continue-numbering="true" text:style-name="L33">
        <text:list-item>
          <text:p text:style-name="P718">array item 0: 1 if the ok button has been pressed, 0 otherwise</text:p>
        </text:list-item>
        <text:list-item>
          <text:p text:style-name="P718">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60637300957512" text:continue-numbering="true" text:style-name="L33">
        <text:list-item>
          <text:p text:style-name="P718">title: The title of the dialog</text:p>
        </text:list-item>
        <text:list-item>
          <text:p text:style-name="P718">label: The label over the input area</text:p>
        </text:list-item>
        <text:list-item>
          <text:p text:style-name="P718">intialValue: The initial value.</text:p>
        </text:list-item>
        <text:list-item>
          <text:p text:style-name="P718">min: The minimum value</text:p>
        </text:list-item>
        <text:list-item>
          <text:p text:style-name="P718">max: The maximum value.</text:p>
        </text:list-item>
        <text:list-item>
          <text:p text:style-name="P718">decimals: The maximum number of decimal places the number may have</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0636297527033" text:continue-numbering="true" text:style-name="L33">
        <text:list-item>
          <text:p text:style-name="P718">array item 0: 1.0 if the ok button has been pressed, 0 otherwise</text:p>
        </text:list-item>
        <text:list-item>
          <text:p text:style-name="P718">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5">This function shows a <text:s/>message box.</text:p>
      <text:p text:style-name="P25"><text:soft-page-break/>Arguments:</text:p>
      <text:list xml:id="list1535428474629719047" text:style-name="L34">
        <text:list-item>
          <text:p text:style-name="P719">icon: The icon of the message box. Possible values are: "Information"," Warning", "Critical" and "Question"</text:p>
        </text:list-item>
        <text:list-item>
          <text:p text:style-name="P719">title: The title of the message box</text:p>
        </text:list-item>
        <text:list-item>
          <text:p text:style-name="P719">text: The text of the message box</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5">This function shows a <text:s/>yes/no dialog.</text:p>
      <text:p text:style-name="P25">Arguments:</text:p>
      <text:list xml:id="list160636326833151" text:continue-numbering="true" text:style-name="L34">
        <text:list-item>
          <text:p text:style-name="P719">icon: The icon of the dialog. Possible values are: "Information"," Warning", "Critical" and "Question"</text:p>
        </text:list-item>
        <text:list-item>
          <text:p text:style-name="P719">title: The title of the dialog</text:p>
        </text:list-item>
        <text:list-item>
          <text:p text:style-name="P719">text: The text of the dialog</text:p>
        </text:list-item>
        <text:list-item>
          <text:p text:style-name="P7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5">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60637890598560" text:continue-numbering="true" text:style-name="L34">
        <text:list-item>
          <text:p text:style-name="P719">initialRed: The initial value for red</text:p>
        </text:list-item>
        <text:list-item>
          <text:p text:style-name="P719">initialGreen: The initial value for green</text:p>
        </text:list-item>
        <text:list-item>
          <text:p text:style-name="P724">initialBlue: The initial value for blue</text:p>
        </text:list-item>
        <text:list-item>
          <text:p text:style-name="P724">initialAlpha: The initial value for alpha</text:p>
        </text:list-item>
        <text:list-item>
          <text:p text:style-name="P724">alphaIsEnabled: True if the alpha value should be visible/editable</text:p>
        </text:list-item>
        <text:list-item>
          <text:p text:style-name="P719"><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5">Return: integer list which contains:</text:p>
        </text:list-item>
        <text:list-item>
          <text:p text:style-name="P725">element 0: 1 = OK button press, 0 OK button not pressed</text:p>
        </text:list-item>
        <text:list-item>
          <text:p text:style-name="P725">element 1: red <text:s/>(0-255)</text:p>
        </text:list-item>
        <text:list-item>
          <text:p text:style-name="P725">element 2: green <text:s/>(0-255)</text:p>
        </text:list-item>
        <text:list-item>
          <text:p text:style-name="P725">element 3: blue (0-255)</text:p>
        </text:list-item>
        <text:list-item>
          <text:p text:style-name="P725">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60637874446869" text:continue-list="list160637770778213" text:style-name="L31">
        <text:list-item>
          <text:p text:style-name="P676">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69"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60636562374748" text:continue-numbering="true" text:style-name="L31">
        <text:list-item>
          <text:p text:style-name="P680">data: The data for calculating the CRC</text:p>
        </text:list-item>
        <text:list-item>
          <text:p text:style-name="P518">polynomial: The used polynomial</text:p>
        </text:list-item>
        <text:list-item>
          <text:p text:style-name="P520">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5">Calculates a CRC16.</text:p>
      <text:p text:style-name="P25">Arguments:</text:p>
      <text:list xml:id="list160637978824597" text:continue-numbering="true" text:style-name="L31">
        <text:list-item>
          <text:p text:style-name="P676">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5">Calculates a CRC32.</text:p>
      <text:p text:style-name="P25">Arguments:</text:p>
      <text:list xml:id="list160636384434696" text:continue-numbering="true" text:style-name="L31">
        <text:list-item>
          <text:p text:style-name="P676">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5">Calculates a CRC64.</text:p>
      <text:p text:style-name="P25">Arguments:</text:p>
      <text:list xml:id="list160638019334625" text:continue-numbering="true" text:style-name="L31">
        <text:list-item>
          <text:p text:style-name="P676">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60636468644872" text:continue-numbering="true" text:style-name="L31">
        <text:list-item>
          <text:p text:style-name="P676">name: Name of the string variable</text:p>
        </text:list-item>
        <text:list-item>
          <text:p text:style-name="P676">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60638072440654" text:continue-numbering="true" text:style-name="L31">
        <text:list-item>
          <text:p text:style-name="P676">name: Name of the variable</text:p>
        </text:list-item>
        <text:list-item>
          <text:p text:style-name="P676">removeValue: True if the variable shall be removed from the string map</text:p>
        </text:list-item>
      </text:list>
      <text:p text:style-name="P314">Return: The read string. Returns an empty string if name is not in the string map.</text:p>
      <text:p text:style-name="P314"/>
      <text:h text:style-name="P645"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60636436354190" text:continue-numbering="true" text:style-name="L31">
        <text:list-item>
          <text:p text:style-name="P676">name: Name of the variable</text:p>
        </text:list-item>
        <text:list-item>
          <text:p text:style-name="P676"><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60638323671241" text:continue-numbering="true" text:style-name="L31">
        <text:list-item>
          <text:p text:style-name="P676">name: Name of the variable</text:p>
        </text:list-item>
        <text:list-item>
          <text:p text:style-name="P676">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60637836472041" text:continue-numbering="true" text:style-name="L31">
        <text:list-item>
          <text:p text:style-name="P676">name: Name of the variable</text:p>
        </text:list-item>
        <text:list-item>
          <text:p text:style-name="P676">removeValue: True if the variable shall be removed from the data array map</text:p>
        </text:list-item>
      </text:list>
      <text:p text:style-name="P314">Return: The read data array. Returns an empty data array if name is not in the data array map.</text:p>
      <text:p text:style-name="P314"/>
      <text:h text:style-name="P645"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60636694027427" text:continue-numbering="true" text:style-name="L31">
        <text:list-item>
          <text:p text:style-name="P522">name: Name of the variable</text:p>
        </text:list-item>
        <text:list-item>
          <text:p text:style-name="P522">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60637635226955" text:continue-numbering="true" text:style-name="L31">
        <text:list-item>
          <text:p text:style-name="P676">name: Name of the variable</text:p>
        </text:list-item>
        <text:list-item>
          <text:p text:style-name="P676">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60636614921770" text:continue-numbering="true" text:style-name="L31">
        <text:list-item>
          <text:p text:style-name="P676">name: Name of the variable</text:p>
        </text:list-item>
        <text:list-item>
          <text:p text:style-name="P676">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5"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60637149785811" text:continue-numbering="true" text:style-name="L31">
        <text:list-item>
          <text:p text:style-name="P676"><text:soft-page-break/>name: Name of the variable</text:p>
        </text:list-item>
        <text:list-item>
          <text:p text:style-name="P676">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60637825557728" text:continue-numbering="true" text:style-name="L31">
        <text:list-item>
          <text:p text:style-name="P676">name: Name of the variable</text:p>
        </text:list-item>
        <text:list-item>
          <text:p text:style-name="P676">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60637865839339" text:continue-numbering="true" text:style-name="L31">
        <text:list-item>
          <text:p text:style-name="P676">name: Name of the variable</text:p>
        </text:list-item>
        <text:list-item>
          <text:p text:style-name="P676">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5"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60638519033129" text:continue-numbering="true" text:style-name="L31">
        <text:list-item>
          <text:p text:style-name="P676">name: Name of the variable</text:p>
        </text:list-item>
        <text:list-item>
          <text:p text:style-name="P676"><text:span text:style-name="Absatz-Standardschriftart"><text:span text:style-name="T72">number: The value of the variable</text:span></text:span></text:p>
          <text:p text:style-name="P676"><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60637252819702" text:continue-numbering="true" text:style-name="L31">
        <text:list-item>
          <text:p text:style-name="P676">name: Name of the variable</text:p>
        </text:list-item>
        <text:list-item>
          <text:p text:style-name="P676">number: The number</text:p>
          <text:p text:style-name="P771"/>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60637232370117" text:continue-numbering="true" text:style-name="L31">
        <text:list-item>
          <text:p text:style-name="P676">name: Name of the variable</text:p>
        </text:list-item>
        <text:list-item>
          <text:p text:style-name="P676">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60637364523717" text:continue-numbering="true" text:style-name="L31">
        <text:list-item>
          <text:p text:style-name="P676">name: Name of the variable</text:p>
        </text:list-item>
        <text:list-item>
          <text:p text:style-name="P676"><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0"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60637147449955" text:continue-numbering="true" text:style-name="L31">
        <text:list-item>
          <text:p text:style-name="P681">program: The program to start</text:p>
        </text:list-item>
        <text:list-item>
          <text:p text:style-name="P681"><text:span text:style-name="T194">a</text:span>rguments: The arguments</text:p>
        </text:list-item>
        <text:list-item>
          <text:p text:style-name="P681"><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0"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60637557834028" text:continue-numbering="true" text:style-name="L31">
        <text:list-item>
          <text:p text:style-name="P681">program: The program to start</text:p>
        </text:list-item>
        <text:list-item>
          <text:p text:style-name="P681"><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1"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60637530595572" text:continue-numbering="true" text:style-name="L31">
        <text:list-item>
          <text:p text:style-name="P682">program: The program to start</text:p>
        </text:list-item>
        <text:list-item>
          <text:p text:style-name="P682"><text:span text:style-name="T194">a</text:span>rguments: The arguments</text:p>
        </text:list-item>
        <text:list-item>
          <text:p text:style-name="P726">startWaitTime: The max. wait time.</text:p>
        </text:list-item>
        <text:list-item>
          <text:p text:style-name="P730">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2" text:outline-level="4">bool waitForFinishedProcess(ScriptProcess process, int waitTime=30000)</text:h>
      <text:p text:style-name="P91">Blocks until the process has finished or until msecs milliseconds have passed (-1=infinite).</text:p>
      <text:p text:style-name="P90">Arguments:</text:p>
      <text:list xml:id="list160637555739319" text:continue-numbering="true" text:style-name="L31">
        <text:list-item>
          <text:p text:style-name="P683">pro<text:span text:style-name="T195">cess: The process</text:span></text:p>
        </text:list-item>
        <text:list-item>
          <text:p text:style-name="P731">waitTime: The max. wait time.</text:p>
        </text:list-item>
      </text:list>
      <text:p text:style-name="P29">Return: <text:span text:style-name="T195">True if the process is finished.</text:span></text:p>
      <text:p text:style-name="P29"/>
      <text:h text:style-name="P573" text:outline-level="4">int getProcessExitCode(ScriptProcess process)</text:h>
      <text:p text:style-name="P93">Returns the exit code of process.</text:p>
      <text:p text:style-name="P92">Arguments:</text:p>
      <text:list xml:id="list160638086469164" text:continue-numbering="true" text:style-name="L31">
        <text:list-item>
          <text:p text:style-name="P684">pro<text:span text:style-name="T195">cess: The process</text:span></text:p>
        </text:list-item>
      </text:list>
      <text:p text:style-name="P30">Return: <text:span text:style-name="T195">The process exit code.</text:span></text:p>
      <text:p text:style-name="P30"/>
      <text:h text:style-name="P574" text:outline-level="4">void killProcess(ScriptProcess process)</text:h>
      <text:p text:style-name="P95">Kills the current process, causing it to exit immediately.</text:p>
      <text:p text:style-name="P94">Arguments:</text:p>
      <text:list xml:id="list160636892515567" text:continue-numbering="true" text:style-name="L31">
        <text:list-item>
          <text:p text:style-name="P732">pro<text:span text:style-name="T195">cess: The process</text:span></text:p>
        </text:list-item>
      </text:list>
      <text:p text:style-name="P222"/>
      <text:h text:style-name="P574"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60637669293659" text:continue-numbering="true" text:style-name="L31">
        <text:list-item>
          <text:p text:style-name="P685">pro<text:span text:style-name="T195">cess: The process</text:span></text:p>
        </text:list-item>
      </text:list>
      <text:p text:style-name="P221"/>
      <text:h text:style-name="P575"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60637492896572" text:continue-numbering="true" text:style-name="L31">
        <text:list-item>
          <text:p text:style-name="P686">program: The program to start</text:p>
        </text:list-item>
        <text:list-item>
          <text:p text:style-name="P686"><text:span text:style-name="T196">data</text:span>: The <text:span text:style-name="T196">data</text:span></text:p>
        </text:list-item>
        <text:list-item>
          <text:p text:style-name="P727"><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76" text:outline-level="4"><text:span text:style-name="T343">bool</text:span> <text:span text:style-name="T343">processIsRunning</text:span>(ScriptProcess process)</text:h>
      <text:p text:style-name="P201">Returns true if the process is running.</text:p>
      <text:p text:style-name="P200">Arguments:</text:p>
      <text:list xml:id="list160637685644260" text:continue-numbering="true" text:style-name="L31">
        <text:list-item>
          <text:p text:style-name="P687">program: The program to start</text:p>
          <text:p text:style-name="P772"><text:span text:style-name="Absatz-Standardschriftart"><text:span text:style-name="T35"/></text:span></text:p>
        </text:list-item>
      </text:list>
      <text:h text:style-name="P577"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60638377598203" text:continue-numbering="true" text:style-name="L31">
        <text:list-item>
          <text:p text:style-name="P688">program: The program to start</text:p>
        </text:list-item>
        <text:list-item>
          <text:p text:style-name="P688"><text:span text:style-name="T197">isBlocking</text:span>: <text:span text:style-name="T197">True if this function is blocking.</text:span></text:p>
        </text:list-item>
        <text:list-item>
          <text:p text:style-name="P733">BlockByte: The block byte.</text:p>
        </text:list-item>
        <text:list-item>
          <text:p text:style-name="P728"><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78"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60636705302477" text:continue-numbering="true" text:style-name="L31">
        <text:list-item>
          <text:p text:style-name="P689">program: The program to start</text:p>
        </text:list-item>
        <text:list-item>
          <text:p text:style-name="P689"><text:span text:style-name="T197">isBlocking</text:span>: <text:span text:style-name="T197">True if this function is blocking.</text:span></text:p>
        </text:list-item>
        <text:list-item>
          <text:p text:style-name="P734">BlockByte: The block byte.</text:p>
        </text:list-item>
        <text:list-item>
          <text:p text:style-name="P729"><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79"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1776382248102813847" text:style-name="L35">
        <text:list-item>
          <text:p text:style-name="P735">state: The state in which the script shall be switched. Possible value are:</text:p>
          <text:list>
            <text:list-item>
              <text:p text:style-name="P735">0: running</text:p>
            </text:list-item>
            <text:list-item>
              <text:p text:style-name="P735">1: paused</text:p>
            </text:list-item>
            <text:list-item>
              <text:p text:style-name="P735">2: stopped</text:p>
            </text:list-item>
          </text:list>
        </text:list-item>
        <text:list-item>
          <text:p text:style-name="P735">scriptTableEntryName: The name of the script in the script-table (script window).</text:p>
          <text:p text:style-name="P776">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0"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60638201532398" text:continue-numbering="true" text:style-name="L35">
        <text:list-item>
          <text:p text:style-name="P735">text: The text which has to be appended to the console</text:p>
        </text:list-item>
        <text:list-item>
          <text:p text:style-name="P735">newLine: If true then the text will be appended in a new line </text:p>
        </text:list-item>
        <text:list-item>
          <text:p text:style-name="P738">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5">Forces the script thread to sleep for ms milliseconds.</text:p>
      <text:p text:style-name="P25">Arguments:</text:p>
      <text:list xml:id="list160636777626885" text:continue-numbering="true" text:style-name="L35">
        <text:list-item>
          <text:p text:style-name="P735">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5">Returns true if the script shall exit. This can occur if:</text:p>
      <text:list xml:id="list4408098683717201017" text:style-name="L36">
        <text:list-item>
          <text:p text:style-name="P524">the user has pressed the stop button (main or script window)</text:p>
        </text:list-item>
        <text:list-item>
          <text:p text:style-name="P524">the script has called scriptThread.stopScript()</text:p>
        </text:list-item>
        <text:list-item>
          <text:p text:style-name="P524">an uncaught exception has been occurred</text:p>
        </text:list-item>
      </text:list>
      <text:p text:style-name="P242"><text:span text:style-name="Absatz-Standardschriftart"><text:span text:style-name="T2"/></text:span></text:p>
      <text:h text:style-name="Heading_20_4" text:outline-level="4"><text:bookmark-start text:name="__RefHeading__12772_1757788183"/><text:bookmark-start text:name="_Toc403041642"/><text:soft-page-break/>QTimer createTimer (void)<text:bookmark-end text:name="__RefHeading__12772_1757788183"/><text:bookmark-end text:name="_Toc403041642"/></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5">Loads/includes one script (QtScript has no built-in include mechanism).</text:p>
      <text:p text:style-name="P25">Arguments:</text:p>
      <text:list xml:id="list160636936848447" text:continue-list="list160636705302477" text:style-name="L31">
        <text:list-item>
          <text:p text:style-name="P676">scriptPath: The file path</text:p>
        </text:list-item>
        <text:list-item>
          <text:p text:style-name="P676">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60636600503388" text:continue-numbering="true" text:style-name="L31">
        <text:list-item>
          <text:p text:style-name="P676">path: The library file path</text:p>
        </text:list-item>
        <text:list-item>
          <text:p text:style-name="P676">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60636952953811" text:continue-numbering="true" text:style-name="L31">
        <text:list-item>
          <text:p text:style-name="P676">path: The user interface file path.</text:p>
        </text:list-item>
        <text:list-item>
          <text:p text:style-name="P676">isRelativePath: True if the file path is relative to the current script (which executes this function)</text:p>
        </text:list-item>
        <text:list-item>
          <text:p text:style-name="P676">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5">Scripts can switch on/off the adding of received data in the main window consoles (for fast data transfers).</text:p>
      <text:p text:style-name="P25">Arguments:</text:p>
      <text:list xml:id="list160637323083667" text:continue-numbering="true" text:style-name="L31">
        <text:list-item>
          <text:p text:style-name="P676">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5">Scripts can switch on/off the adding of transmitted data in the main window consoles (for fast data transfers).</text:p>
      <text:p text:style-name="P25">Arguments:</text:p>
      <text:list xml:id="list160636965150940" text:continue-numbering="true" text:style-name="L31">
        <text:list-item>
          <text:p text:style-name="P676">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60637710690069" text:continue-numbering="true" text:style-name="L31">
        <text:list-item>
          <text:p text:style-name="P676">text: The message text</text:p>
        </text:list-item>
        <text:list-item>
          <text:p text:style-name="P676">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60637867294233" text:continue-numbering="true" text:style-name="L31">
        <text:list-item>
          <text:p text:style-name="P676">priority: The new priority. Possible values are: <text:s/></text:p>
          <text:list>
            <text:list-item>
              <text:p text:style-name="P676">LowestPriority</text:p>
            </text:list-item>
            <text:list-item>
              <text:p text:style-name="P676">LowPriority</text:p>
            </text:list-item>
            <text:list-item>
              <text:p text:style-name="P676">NormalPriority</text:p>
            </text:list-item>
            <text:list-item>
              <text:p text:style-name="P676">HighPriority</text:p>
            </text:list-item>
            <text:list-item>
              <text:p text:style-name="P676">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37584438657460798" text:style-name="L37">
        <text:list-item>
          <text:p text:style-name="P783">"arm" </text:p>
        </text:list-item>
        <text:list-item>
          <text:p text:style-name="P783">"arm64" </text:p>
        </text:list-item>
        <text:list-item>
          <text:p text:style-name="P783"><text:soft-page-break/>"i386" </text:p>
        </text:list-item>
        <text:list-item>
          <text:p text:style-name="P783">"ia64" </text:p>
        </text:list-item>
        <text:list-item>
          <text:p text:style-name="P783">"mips" </text:p>
        </text:list-item>
        <text:list-item>
          <text:p text:style-name="P783">"mips64" </text:p>
        </text:list-item>
        <text:list-item>
          <text:p text:style-name="P783">"power" </text:p>
        </text:list-item>
        <text:list-item>
          <text:p text:style-name="P783">"power64" </text:p>
        </text:list-item>
        <text:list-item>
          <text:p text:style-name="P783">"sparc" </text:p>
        </text:list-item>
        <text:list-item>
          <text:p text:style-name="P783">"sparcv9" </text:p>
        </text:list-item>
        <text:list-item>
          <text:p text:style-name="P782">"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1"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2" text:outline-level="4">String getScriptCommunicatorFolder(void)</text:h>
      <text:p text:style-name="P235">Returns the ScriptCommunicator program folder.</text:p>
      <text:p text:style-name="P235"/>
      <text:h text:style-name="P583" text:outline-level="4">String getUserDocumentsFolder(void)</text:h>
      <text:p text:style-name="P236">Returns the directory containing user document files.</text:p>
      <text:p text:style-name="P236"/>
      <text:h text:style-name="P646"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60637734737348" text:continue-list="list160637867294233" text:style-name="L31">
        <text:list-item>
          <text:p text:style-name="P690"><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46"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60638397850413" text:continue-numbering="true" text:style-name="L31">
        <text:list-item>
          <text:p text:style-name="P690"><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47"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60636909796089" text:continue-numbering="true" text:style-name="L31">
        <text:list-item>
          <text:p text:style-name="P691"><text:span text:style-name="T268">object</text:span>: The <text:span text:style-name="T251">object</text:span></text:p>
        </text:list-item>
        <text:list-item>
          <text:p text:style-name="P741"><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48"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49"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60637907086104" text:continue-numbering="true" text:style-name="L31">
        <text:list-item>
          <text:p text:style-name="P742"><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2"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2" text:outline-level="4">void setMainWindowTitle(String newTitle)</text:h>
      <text:p text:style-name="P152">Sets the title of the main window.</text:p>
      <text:p text:style-name="P195">Arguments:</text:p>
      <text:list xml:id="list160638540324774" text:continue-numbering="true" text:style-name="L31">
        <text:list-item>
          <text:p text:style-name="P692"><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3"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68" text:outline-level="4"><text:span text:style-name="T332">ConsoleSettings getConsoleSettings</text:span>(void)</text:h>
      <text:p text:style-name="P192">Returns the console settings (settings dialog).</text:p>
      <text:p text:style-name="P191"><text:span text:style-name="T332">Return</text:span>:</text:p>
      <text:list xml:id="list160637361009718" text:continue-numbering="true" text:style-name="L31">
        <text:list-item>
          <text:p text:style-name="P693"><text:span text:style-name="T333">ConsoleSettings</text:span>: <text:span text:style-name="T273">The console settings.</text:span> <text:span text:style-name="T333">ConsoleSettings contains following properties:</text:span></text:p>
          <text:list>
            <text:list-item>
              <text:p text:style-name="P713"><text:span text:style-name="T333">bool</text:span> <text:span text:style-name="T333">showReceivedData</text:span>: <text:span text:style-name="T333">True if the received data (main interface) shall be shown in the console.</text:span></text:p>
            </text:list-item>
            <text:list-item>
              <text:p text:style-name="P713"><text:span text:style-name="T333">bool</text:span> <text:span text:style-name="T333">showSendData</text:span>: <text:span text:style-name="T333">True if the send data (main interface) shall be shown in the console.</text:span></text:p>
            </text:list-item>
            <text:list-item>
              <text:p text:style-name="P713"><text:span text:style-name="T333">uint32 maxChars</text:span>: <text:span text:style-name="T333">Max. numbers of chars in the consoles.</text:span></text:p>
            </text:list-item>
            <text:list-item>
              <text:p text:style-name="P713"><text:span text:style-name="T333">bool lockScrolling</text:span>: <text:span text:style-name="T333">If true then the consoles do not scroll to the end after adding new data.</text:span></text:p>
            </text:list-item>
            <text:list-item>
              <text:p text:style-name="P713"><text:span text:style-name="T333">String</text:span> <text:span text:style-name="T333">font: The consoles font.</text:span></text:p>
            </text:list-item>
            <text:list-item>
              <text:p text:style-name="P713"><text:span text:style-name="T333">String fontSize</text:span>: <text:span text:style-name="T333">The consoles font size.</text:span></text:p>
            </text:list-item>
            <text:list-item>
              <text:p text:style-name="P713"><text:span text:style-name="T333">uint32 updateInterval</text:span>: <text:span text:style-name="T333">The consoles update interval.</text:span></text:p>
            </text:list-item>
            <text:list-item>
              <text:p text:style-name="P743">String receiveColor: The color (hex) of receive data.</text:p>
            </text:list-item>
            <text:list-item>
              <text:p text:style-name="P744">String sendColor: The color (hex) of send data.</text:p>
            </text:list-item>
            <text:list-item>
              <text:p text:style-name="P745">String backgroundColor: The background color (hex) of the consoles.</text:p>
            </text:list-item>
            <text:list-item>
              <text:p text:style-name="P746">String timestampColor: The color (hex) of timestamps.</text:p>
            </text:list-item>
            <text:list-item>
              <text:p text:style-name="P747">uint32 newLineAfterBytes: New line after ... number of sent/received bytes (0=off).</text:p>
            </text:list-item>
            <text:list-item>
              <text:p text:style-name="P747">uint32 newLineAfterPause: New line after ... ms send/receive pause (0=off).</text:p>
            </text:list-item>
            <text:list-item>
              <text:p text:style-name="P748">bool createNewLineAtByte: True if a new line shall be created at a specific byte (<text:span text:style-name="T334">newLineAtByte</text:span>)</text:p>
            </text:list-item>
            <text:list-item>
              <text:p text:style-name="P747">uint<text:span text:style-name="T335">8</text:span> newLineAtByte: <text:span text:style-name="T336">These bytes will be replaced by a new line</text:span>.</text:p>
            </text:list-item>
            <text:list-item>
              <text:p text:style-name="P748">bool ceateTimestampAt<text:span text:style-name="T336">Byte</text:span>: True if a timestamp shall be created at a specific byte (timestampAtByte)</text:p>
            </text:list-item>
            <text:list-item>
              <text:p text:style-name="P749">uint8 <text:s/><text:span text:style-name="T335">timestampAtByte: </text:span>New timestamp at byte</text:p>
            </text:list-item>
            <text:list-item>
              <text:p text:style-name="P714"><text:span text:style-name="T333">bool</text:span> <text:span text:style-name="T333">generateCyclicTimeStamps</text:span>: <text:span text:style-name="T333">True if cyclic timestamps shall be created in the consoles (timeStampInterval).</text:span></text:p>
            </text:list-item>
            <text:list-item>
              <text:p text:style-name="P714"><text:span text:style-name="T333">uint32 timeStampInterval</text:span>: <text:span text:style-name="T333">The console timestamp interval.</text:span></text:p>
            </text:list-item>
            <text:list-item>
              <text:p text:style-name="P750">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4"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60638560134702" text:continue-numbering="true" text:style-name="L31">
        <text:list-item>
          <text:p text:style-name="P692"><text:span text:style-name="Absatz-Standardschriftart"><text:span text:style-name="T64">iconFile: The file name of the icon</text:span></text:span></text:p>
        </text:list-item>
        <text:list-item>
          <text:p text:style-name="P751">isRelativePath: True if the file path is relative to the current script (which executes this function)</text:p>
          <text:p text:style-name="P777">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5">Binds the socket to a port.</text:p>
      <text:p text:style-name="P25">Arguments:</text:p>
      <text:list xml:id="list160638593947456" text:continue-numbering="true" text:style-name="L31">
        <text:list-item>
          <text:p text:style-name="P676">port: The port</text:p>
          <text:p text:style-name="P676"/>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Toc403041663"/><text:bookmark-start text:name="__RefHeading__5968_596565095"/>void close(void)<text:bookmark-end text:name="_Toc403041663"/><text:bookmark-end text:name="__RefHeading__5968_596565095"/></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5">Write<text:span text:style-name="T184">s</text:span> data to the socket.</text:p>
      <text:p text:style-name="P25">Arguments:</text:p>
      <text:list xml:id="list160638410819770" text:continue-numbering="true" text:style-name="L31">
        <text:list-item>
          <text:p text:style-name="P676">data: The data</text:p>
        </text:list-item>
        <text:list-item>
          <text:p text:style-name="P676">hostAdress: The host address</text:p>
        </text:list-item>
        <text:list-item>
          <text:p text:style-name="P676">hostPort: The port of the host</text:p>
        </text:list-item>
      </text:list>
      <text:p text:style-name="P25">Return: The number of written bytes</text:p>
      <text:p text:style-name="P25"/>
      <text:h text:style-name="P585"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60636691357332" text:continue-numbering="true" text:style-name="L31">
        <text:list-item>
          <text:p text:style-name="P694"><text:span text:style-name="T184">string</text:span>: The <text:span text:style-name="T184">string</text:span></text:p>
        </text:list-item>
        <text:list-item>
          <text:p text:style-name="P694">hostAdress: The host address</text:p>
        </text:list-item>
        <text:list-item>
          <text:p text:style-name="P694">hostPort: The port of the host</text:p>
        </text:list-item>
      </text:list>
      <text:p text:style-name="P84">Return: The number of written bytes</text:p>
      <text:p text:style-name="P25"/>
      <text:h text:style-name="P656"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60636890769112" text:continue-numbering="true" text:style-name="L31">
        <text:list-item>
          <text:p text:style-name="P676">routingHostAdress: The host address, to which all data from the main interface is sent</text:p>
        </text:list-item>
        <text:list-item>
          <text:p text:style-name="P676">routingHostPort: The port of the host, to which all data from the main interface is sent</text:p>
        </text:list-item>
      </text:list>
      <text:p text:style-name="P25"/>
      <text:h text:style-name="P656" text:outline-level="4">void disableMainInterfaceRouting(void)</text:h>
      <text:p text:style-name="P25">Disables the main interface routing.</text:p>
      <text:p text:style-name="P25"/>
      <text:h text:style-name="P656"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60637571748934" text:continue-numbering="true" text:style-name="L31">
        <text:list-item>
          <text:p text:style-name="P676">removeNewLine: If removeNewLine is true then the '\n' will not returned (is removed from the received line).</text:p>
        </text:list-item>
        <text:list-item>
          <text:p text:style-name="P676">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60638057617878" text:continue-numbering="true" text:style-name="L31">
        <text:list-item>
          <text:p text:style-name="P676">removeNewLine: If removeNewLine is true then the '\n' will not returned (is removed from the received lines).</text:p>
        </text:list-item>
        <text:list-item>
          <text:p text:style-name="P676">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60637242398397" text:continue-numbering="true" text:style-name="L31">
        <text:list-item>
          <text:p text:style-name="P676">hostAdress: The host address</text:p>
        </text:list-item>
        <text:list-item>
          <text:p text:style-name="P676">port: The port of the host</text:p>
          <text:p text:style-name="P676"/>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5">Write<text:span text:style-name="T185">s</text:span> data to the socket.</text:p>
      <text:p text:style-name="P25">Arguments:</text:p>
      <text:list xml:id="list160636816116696" text:continue-numbering="true" text:style-name="L31">
        <text:list-item>
          <text:p text:style-name="P676"><text:soft-page-break/>data: The data</text:p>
        </text:list-item>
      </text:list>
      <text:p text:style-name="P25">Return: The number of written bytes</text:p>
      <text:p text:style-name="P25"/>
      <text:h text:style-name="P586"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60637270189775" text:continue-numbering="true" text:style-name="L31">
        <text:list-item>
          <text:p text:style-name="P695"><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56"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6" text:outline-level="4">void disableMainInterfaceRouting(void)</text:h>
      <text:p text:style-name="P25">Disables the main interface routing.</text:p>
      <text:p text:style-name="P25"/>
      <text:h text:style-name="P656" text:outline-level="4">void setProxy(String proxyType = "NO_PROXY", String proxyUserName= "", String proxyPassword = "", String proxyIpAddress = "", quint16 proxyPort = 0)</text:h>
      <text:p text:style-name="P25">Sets the network proxy.</text:p>
      <text:p text:style-name="P25">Arguments:</text:p>
      <text:list xml:id="list160638018018647" text:continue-numbering="true" text:style-name="L31">
        <text:list-item>
          <text:p text:style-name="P676">proxyType: The proxy type, possible values are:</text:p>
          <text:list>
            <text:list-item>
              <text:p text:style-name="P676">NO_PROXY</text:p>
            </text:list-item>
            <text:list-item>
              <text:p text:style-name="P676">SYSTEM_PROXY</text:p>
            </text:list-item>
            <text:list-item>
              <text:p text:style-name="P676">CUSTOM_PROXY</text:p>
            </text:list-item>
          </text:list>
        </text:list-item>
        <text:list-item>
          <text:p text:style-name="P676">proxyUserName: The proxy user name </text:p>
        </text:list-item>
        <text:list-item>
          <text:p text:style-name="P676">proxyPassword: The proxy user password</text:p>
        </text:list-item>
        <text:list-item>
          <text:p text:style-name="P676">proxyIpAddress: The proxy ip address</text:p>
        </text:list-item>
        <text:list-item>
          <text:p text:style-name="P676">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56"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60636494324624" text:continue-numbering="true" text:style-name="L31">
        <text:list-item>
          <text:p text:style-name="P676">removeNewLine: If removeNewLine is true then the '\n' will not returned (is removed from the received line).</text:p>
        </text:list-item>
        <text:list-item>
          <text:p text:style-name="P676">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60637840454543" text:continue-numbering="true" text:style-name="L31">
        <text:list-item>
          <text:p text:style-name="P676">removeNewLine: If removeNewLine is true then the '\n' will not returned (is removed from the received lines).</text:p>
        </text:list-item>
        <text:list-item>
          <text:p text:style-name="P676">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60637836055883" text:continue-numbering="true" text:style-name="L31">
        <text:list-item>
          <text:p text:style-name="P676">error: The error</text:p>
          <text:p text:style-name="P771">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60638540813531" text:continue-numbering="true" text:style-name="L31">
        <text:list-item>
          <text:p text:style-name="P676">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60637594455397" text:continue-numbering="true" text:style-name="L31">
        <text:list-item>
          <text:p text:style-name="P676">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60637388809384" text:continue-numbering="true" text:style-name="L31">
        <text:list-item>
          <text:p text:style-name="P676"><text:soft-page-break/>name: The name of the serial port</text:p>
          <text:p text:style-name="P67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60636674836417" text:continue-numbering="true" text:style-name="L31">
        <text:list-item>
          <text:p text:style-name="P676">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60638611418383" text:continue-numbering="true" text:style-name="L31">
        <text:list-item>
          <text:p text:style-name="P676">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60636866022084" text:continue-numbering="true" text:style-name="L31">
        <text:list-item>
          <text:p text:style-name="P676">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60637403364197" text:continue-numbering="true" text:style-name="L31">
        <text:list-item>
          <text:p text:style-name="P676">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60638395298866" text:continue-numbering="true" text:style-name="L31">
        <text:list-item>
          <text:p text:style-name="P676">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60638546465984" text:continue-numbering="true" text:style-name="L31">
        <text:list-item>
          <text:p text:style-name="P676">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60637068788318" text:continue-numbering="true" text:style-name="L31">
        <text:list-item>
          <text:p text:style-name="P676">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5">Write<text:span text:style-name="T186">s</text:span> data to the serial port.</text:p>
      <text:p text:style-name="P25">Arguments:</text:p>
      <text:list xml:id="list160638555311849" text:continue-numbering="true" text:style-name="L31">
        <text:list-item>
          <text:p text:style-name="P676">data: The data</text:p>
        </text:list-item>
      </text:list>
      <text:p text:style-name="P25">Return: The number of written bytes</text:p>
      <text:p text:style-name="P25"/>
      <text:h text:style-name="P587"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60637528021690" text:continue-numbering="true" text:style-name="L31">
        <text:list-item>
          <text:p text:style-name="P696"><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60638552516229" text:continue-numbering="true" text:style-name="L31">
        <text:list-item>
          <text:p text:style-name="P676">msecs: The max. time to wait</text:p>
        </text:list-item>
      </text:list>
      <text:p text:style-name="P25">Return: True if all bytes have been written</text:p>
      <text:p text:style-name="P25"/>
      <text:h text:style-name="P656"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6" text:outline-level="4">void disableMainInterfaceRouting(void)</text:h>
      <text:p text:style-name="P25">Disables the main interface routing.</text:p>
      <text:p text:style-name="P25"/>
      <text:h text:style-name="P656"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60638058692328" text:continue-numbering="true" text:style-name="L31">
        <text:list-item>
          <text:p text:style-name="P676">removeNewLine: If removeNewLine is true then the '\n' will not returned (is removed from the received line).</text:p>
        </text:list-item>
        <text:list-item>
          <text:p text:style-name="P676">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60637717620862" text:continue-numbering="true" text:style-name="L31">
        <text:list-item>
          <text:p text:style-name="P676"><text:soft-page-break/>removeNewLine: If removeNewLine is true then the '\n' will not returned (is removed from the received lines).</text:p>
        </text:list-item>
        <text:list-item>
          <text:p text:style-name="P676">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5">This signal is emitted if data is available for reading (if data has been received). Scripts can connect a function to this signal.</text:p>
      <text:p text:style-name="P25"/>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5">Returns the state of the serial port signals (pins).</text:p>
      <text:p text:style-name="P25">The signals are bit coded:</text:p>
      <text:list xml:id="list2365388195665173007" text:style-name="L38">
        <text:list-item>
          <text:p text:style-name="P525">NoSignal = 0x00,</text:p>
        </text:list-item>
        <text:list-item>
          <text:p text:style-name="P525">DataTerminalReadySignal = 0x04</text:p>
        </text:list-item>
        <text:list-item>
          <text:p text:style-name="P525">DataCarrierDetectSignal = 0x08</text:p>
        </text:list-item>
        <text:list-item>
          <text:p text:style-name="P525">DataSetReadySignal = 0x10</text:p>
        </text:list-item>
        <text:list-item>
          <text:p text:style-name="P525">RingIndicatorSignal = 0x20</text:p>
        </text:list-item>
        <text:list-item>
          <text:p text:style-name="P525">RequestToSendSignal = 0x40</text:p>
        </text:list-item>
        <text:list-item>
          <text:p text:style-name="P525">ClearToSendSignal = 0x80</text:p>
          <text:p text:style-name="P526"/>
          <text:p text:style-name="P52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60638546177001" text:continue-list="list160637717620862" text:style-name="L31">
        <text:list-item>
          <text:p text:style-name="P676">port: The interface port</text:p>
        </text:list-item>
        <text:list-item>
          <text:p text:style-name="P676">mode: The SPI mode (0-3)</text:p>
        </text:list-item>
        <text:list-item>
          <text:p text:style-name="P676">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60637429230783" text:continue-numbering="true" text:style-name="L31">
        <text:list-item>
          <text:p text:style-name="P676">sendData: The data which shall be sent</text:p>
        </text:list-item>
        <text:list-item>
          <text:p text:style-name="P676">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60637877458648" text:continue-numbering="true" text:style-name="L31">
        <text:list-item>
          <text:p text:style-name="P676">channel: The PCAN channel</text:p>
        </text:list-item>
        <text:list-item>
          <text:p text:style-name="P676">baudRate: The baudrate (kHz), possible values are: 1000, 800, 500, 250, 125,100,95,83,50,47,33,20,10,5</text:p>
        </text:list-item>
        <text:list-item>
          <text:p text:style-name="P676">busOffAutoReset: Automatic reset on BUS-OFF on/off</text:p>
        </text:list-item>
        <text:list-item>
          <text:p text:style-name="P676">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60638687218829" text:continue-numbering="true" text:style-name="L31">
        <text:list-item>
          <text:p text:style-name="P676">filterExtended: True if the filer message type is extended (29-bit identifier) or false if the filter message type is standard (11-bit identifier)</text:p>
        </text:list-item>
        <text:list-item>
          <text:p text:style-name="P676">filterFrom: The lowest CAN ID to be received</text:p>
        </text:list-item>
        <text:list-item>
          <text:p text:style-name="P676">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60637658705001" text:continue-numbering="true" text:style-name="L31">
        <text:list-item>
          <text:p text:style-name="P676">type: The can message type: 0=standard, 1=standard remote-transfer-request, 2=extended, 3= extended remote-transfer-request</text:p>
        </text:list-item>
        <text:list-item>
          <text:p text:style-name="P676"><text:soft-page-break/>canId: The CAN id</text:p>
        </text:list-item>
        <text:list-item>
          <text:p text:style-name="P676">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60638217204371" text:continue-numbering="true" text:style-name="L31">
        <text:list-item>
          <text:p text:style-name="P676">parameter: The PCAN parameter. Possible values are:</text:p>
          <text:list>
            <text:list-item>
              <text:p text:style-name="P676">0x01=PCAN_DEVICE_NUMBER</text:p>
            </text:list-item>
            <text:list-item>
              <text:p text:style-name="P676">0x02=PCAN_5VOLTS_POWER</text:p>
            </text:list-item>
            <text:list-item>
              <text:p text:style-name="P676">0x07=PCAN_BUSOFF_AUTORESET</text:p>
            </text:list-item>
            <text:list-item>
              <text:p text:style-name="P676">0x08=PCAN_LISTEN_ONLY</text:p>
            </text:list-item>
            <text:list-item>
              <text:p text:style-name="P676"><text:s/>0x0F=PCAN_RECEIVE_STATUS</text:p>
            </text:list-item>
            <text:list-item>
              <text:p text:style-name="P676"><text:s/>0x10=PCAN_CONTROLLER_NUMBER</text:p>
            </text:list-item>
            <text:list-item>
              <text:p text:style-name="P676"><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60637782494665" text:continue-numbering="true" text:style-name="L31">
        <text:list-item>
          <text:p text:style-name="P676">parameter: The PCAN parameter. Possible values are:</text:p>
          <text:list>
            <text:list-item>
              <text:p text:style-name="P676">0x01=PCAN_DEVICE_NUMBER</text:p>
            </text:list-item>
            <text:list-item>
              <text:p text:style-name="P676">0x02=PCAN_5VOLTS_POWER</text:p>
            </text:list-item>
            <text:list-item>
              <text:p text:style-name="P676">0x07=PCAN_BUSOFF_AUTORESET</text:p>
            </text:list-item>
            <text:list-item>
              <text:p text:style-name="P676">0x08=PCAN_LISTEN_ONLY</text:p>
            </text:list-item>
            <text:list-item>
              <text:p text:style-name="P676"><text:s/>0x0F=PCAN_RECEIVE_STATUS</text:p>
            </text:list-item>
            <text:list-item>
              <text:p text:style-name="P676"><text:s/>0x15=PCAN_CHANNEL_IDENTIFYING</text:p>
            </text:list-item>
          </text:list>
        </text:list-item>
        <text:list-item>
          <text:p text:style-name="P676">data: The new parameter value</text:p>
        </text:list-item>
      </text:list>
      <text:p text:style-name="P25">Return: True on success.</text:p>
      <text:p text:style-name="P25"/>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60637785999760" text:continue-numbering="true" text:style-name="L31">
        <text:list-item>
          <text:p text:style-name="P676"><text:soft-page-break/>types: The can types of the received can messages (0=standard, 1=standard remote-transfer-request, 2=extended, 3= extended remote-transfer-request)</text:p>
        </text:list-item>
        <text:list-item>
          <text:p text:style-name="P676">messageIds: The can ids of the received can messages</text:p>
        </text:list-item>
        <text:list-item>
          <text:p text:style-name="P676">timestamps: The time-stamps of the received can messages</text:p>
        </text:list-item>
        <text:list-item>
          <text:p text:style-name="P676">data: The data of the received can messages</text:p>
          <text:p text:style-name="P67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60638107347780" text:continue-numbering="true" text:style-name="L31">
        <text:list-item>
          <text:p text:style-name="P676">msec: The timer interval in milliseconds</text:p>
        </text:list-item>
      </text:list>
      <text:p text:style-name="P220"/>
      <text:h text:style-name="P588"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60637508812582" text:continue-numbering="true" text:style-name="L31">
        <text:list-header>
          <text:p text:style-name="P676"/>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89" text:outline-level="4">void setSingleShot(bool singleShot)</text:h>
      <text:p text:style-name="P145">Sets the timer to single-shot or non-single-shot. A single-shot timer fires only once, non-single-shot timers fire every interval milliseconds.</text:p>
      <text:p text:style-name="P144">Arguments:</text:p>
      <text:list xml:id="list160637176614978" text:continue-numbering="true" text:style-name="L31">
        <text:list-item>
          <text:p text:style-name="P697"><text:span text:style-name="T287">singleShot</text:span>: <text:span text:style-name="T287">True if the timer is a single-shot timer.</text:span></text:p>
          <text:p text:style-name="P697"/>
        </text:list-item>
      </text:list>
      <text:h text:style-name="P590" text:outline-level="4">bool isSingleShot(void)</text:h>
      <text:p text:style-name="P288">Returns true if the timer is a single-shot timer.</text:p>
      <text:p text:style-name="P288"/>
      <text:h text:style-name="P590" text:outline-level="4">void setInterval(int msec)</text:h>
      <text:p text:style-name="P147">Sets the timer interval.</text:p>
      <text:p text:style-name="P146">Arguments:</text:p>
      <text:list xml:id="list160636804402564" text:continue-numbering="true" text:style-name="L31">
        <text:list-item>
          <text:p text:style-name="P698"><text:span text:style-name="T288">msec</text:span>: <text:span text:style-name="T287">The timer interval in milliseconds.</text:span></text:p>
        </text:list-item>
      </text:list>
      <text:p text:style-name="P226"/>
      <text:h text:style-name="P591" text:outline-level="4">int interval(void)</text:h>
      <text:p text:style-name="P289">Returns the timer interval.</text:p>
      <text:p text:style-name="P289"/>
      <text:h text:style-name="P591" text:outline-level="4">bool isActive(void)</text:h>
      <text:p text:style-name="P289">Returns true if the timer is running, otherwise false.</text:p>
      <text:p text:style-name="P289"/>
      <text:h text:style-name="P592" text:outline-level="4">int remainingTime(void)</text:h>
      <text:p text:style-name="P290">Returns the timer's remaining value in milliseconds left until the timeout. If the timer is inactive, the returned value will be -1. If the timer is overdue, the returned value will be 0.</text:p>
      <text:list xml:id="list160637820648872" text:continue-numbering="true" text:style-name="L31">
        <text:list-header>
          <text:p text:style-name="P773"/>
        </text:list-header>
      </text:list>
      <text:h text:style-name="P593"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60638378588115" text:continue-numbering="true" text:style-name="L31">
        <text:list-item>
          <text:p text:style-name="P676">color: The color of the graph. Allowed values are: <text:s/>"blue", "red", "yellow", "green" and "black"</text:p>
        </text:list-item>
        <text:list-item>
          <text:p text:style-name="P676">penStyle: The pen style of the graph. Allowed values are: "dash", "dot" and "solid"</text:p>
        </text:list-item>
        <text:list-item>
          <text:p text:style-name="P676">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60638048481620" text:continue-numbering="true" text:style-name="L31">
        <text:list-item>
          <text:p text:style-name="P676">xRange: The range of the x axis (the x axis starts always with 0)</text:p>
        </text:list-item>
        <text:list-item>
          <text:p text:style-name="P676">yMinValue: The min. values of the y axis</text:p>
        </text:list-item>
        <text:list-item>
          <text:p text:style-name="P676">yMaxValue: The max. value of the y axis</text:p>
          <text:p text:style-name="P676"/>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60638397053077" text:continue-numbering="true" text:style-name="L31">
        <text:list-item>
          <text:p text:style-name="P676">graphIndex: The graph index</text:p>
        </text:list-item>
        <text:list-item>
          <text:p text:style-name="P676">x: The x value of the point</text:p>
        </text:list-item>
        <text:list-item>
          <text:p text:style-name="P676">y: The y value of the point</text:p>
          <text:p text:style-name="P676"/>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60638555917269" text:continue-numbering="true" text:style-name="L31">
        <text:list-item>
          <text:p text:style-name="P676">xAxisLabel: The label of the x axis</text:p>
        </text:list-item>
        <text:list-item>
          <text:p text:style-name="P676"><text:soft-page-break/>yAxisLabel: The label of the y axis</text:p>
          <text:p text:style-name="P676"/>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60638449728999" text:continue-numbering="true" text:style-name="L31">
        <text:list-item>
          <text:p text:style-name="P676">show: True=show, false=hide</text:p>
          <text:p text:style-name="P676"/>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60637360849236" text:continue-numbering="true" text:style-name="L31">
        <text:list-item>
          <text:p text:style-name="P676">showXRange: True if the x range input field shall be visible</text:p>
        </text:list-item>
        <text:list-item>
          <text:p text:style-name="P676">showYRange: True if the y range input fields shall be visible</text:p>
        </text:list-item>
        <text:list-item>
          <text:p text:style-name="P676">showUpdate: True if the x update check box shall be visible</text:p>
        </text:list-item>
        <text:list-item>
          <text:p text:style-name="P676">showSave: True if the save button shall be visible</text:p>
        </text:list-item>
        <text:list-item>
          <text:p text:style-name="P676">showLoad: True if the load button shall be visible</text:p>
        </text:list-item>
        <text:list-item>
          <text:p text:style-name="P676">showClear: True if the clear button shall be visible</text:p>
        </text:list-item>
        <text:list-item>
          <text:p text:style-name="P676">showGraphVisibility: True if the show group box</text:p>
        </text:list-item>
        <text:list-item>
          <text:p text:style-name="P676">graphVisibilityMaxSize: The max. width of the show group box</text:p>
        </text:list-item>
        <text:list-item>
          <text:p text:style-name="P676">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60637213036464" text:continue-numbering="true" text:style-name="L31">
        <text:list-item>
          <text:p text:style-name="P676">updateInterval: The new interval</text:p>
          <text:p text:style-name="P771"/>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60637124440858" text:continue-numbering="true" text:style-name="L31">
        <text:list-item>
          <text:p text:style-name="P676">xValue: The x-position of the click</text:p>
        </text:list-item>
        <text:list-item>
          <text:p text:style-name="P676">yValue: The y-position of the click</text:p>
        </text:list-item>
        <text:list-item>
          <text:p text:style-name="P676">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4671920034361347013" text:style-name="L39">
        <text:list-item>
          <text:p text:style-name="P527">QDialog</text:p>
        </text:list-item>
        <text:list-item>
          <text:p text:style-name="P527">QMainWindow</text:p>
        </text:list-item>
        <text:list-item>
          <text:p text:style-name="P527">QTabWidget</text:p>
        </text:list-item>
        <text:list-item>
          <text:p text:style-name="P527">QToolBox</text:p>
        </text:list-item>
        <text:list-item>
          <text:p text:style-name="P527">QGroupBox</text:p>
        </text:list-item>
        <text:list-item>
          <text:p text:style-name="P527">QLabel</text:p>
        </text:list-item>
        <text:list-item>
          <text:p text:style-name="P527">QAction</text:p>
        </text:list-item>
        <text:list-item>
          <text:p text:style-name="P527">QStatusBar</text:p>
        </text:list-item>
        <text:list-item>
          <text:p text:style-name="P527">QPushButton</text:p>
        </text:list-item>
        <text:list-item>
          <text:p text:style-name="P527">QToolButton</text:p>
        </text:list-item>
        <text:list-item>
          <text:p text:style-name="P527">QCheckBox</text:p>
        </text:list-item>
        <text:list-item>
          <text:p text:style-name="P527">QRadioButton</text:p>
        </text:list-item>
        <text:list-item>
          <text:p text:style-name="P527">Q<text:span text:style-name="T230">C</text:span>omboBox</text:p>
        </text:list-item>
        <text:list-item>
          <text:p text:style-name="P528">QFontComboBox</text:p>
        </text:list-item>
        <text:list-item>
          <text:p text:style-name="P527">QLineEdit</text:p>
        </text:list-item>
        <text:list-item>
          <text:p text:style-name="P527">QTableWidget</text:p>
        </text:list-item>
        <text:list-item>
          <text:p text:style-name="P527">QListWidget</text:p>
        </text:list-item>
        <text:list-item>
          <text:p text:style-name="P527">QTreeWidget</text:p>
        </text:list-item>
        <text:list-item>
          <text:p text:style-name="P527">QTreeWidgetItem</text:p>
        </text:list-item>
        <text:list-item>
          <text:p text:style-name="P527">QTextEdit</text:p>
        </text:list-item>
        <text:list-item>
          <text:p text:style-name="P527">QProgressBar</text:p>
        </text:list-item>
        <text:list-item>
          <text:p text:style-name="P527">QSlider</text:p>
        </text:list-item>
        <text:list-item>
          <text:p text:style-name="P527">QSpinBox</text:p>
        </text:list-item>
        <text:list-item>
          <text:p text:style-name="P527">QDoubleSpinBox</text:p>
        </text:list-item>
        <text:list-item>
          <text:p text:style-name="P527">QTimeEdit</text:p>
        </text:list-item>
        <text:list-item>
          <text:p text:style-name="P527">QDateEdit</text:p>
        </text:list-item>
        <text:list-item>
          <text:p text:style-name="P527">QDateTimeEdit</text:p>
        </text:list-item>
        <text:list-item>
          <text:p text:style-name="P527">QCalendarWidget</text:p>
        </text:list-item>
        <text:list-item>
          <text:p text:style-name="P527">QSplitter</text:p>
        </text:list-item>
        <text:list-item>
          <text:p text:style-name="P52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5"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4"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596" text:outline-level="4">creating shortcuts</text:h>
      <text:p text:style-name="P22">For creating shortcuts (e.g. Ctrl+V):</text:p>
      <text:list xml:id="list7135861193942958556"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29"><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97" text:outline-level="4">void showMessage(String text, int duration)</text:h>
      <text:p text:style-name="P193">Shows a message in the status bar.</text:p>
      <text:p text:style-name="P193">Arguments:</text:p>
      <text:list xml:id="list160636742431419" text:continue-list="list160637124440858" text:style-name="L31">
        <text:list-item>
          <text:p text:style-name="P699">text: The message text</text:p>
        </text:list-item>
        <text:list-item>
          <text:p text:style-name="P699">duration: The duration of the message (after this time the status bar will be cleared)</text:p>
          <text:p text:style-name="P69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60637939490910" text:continue-numbering="true" text:style-name="L31">
        <text:list-item>
          <text:p text:style-name="P676">index: The tab index</text:p>
        </text:list-item>
        <text:list-item>
          <text:p text:style-name="P676">text: The new text</text:p>
          <text:p text:style-name="P676"/>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60637623726320" text:continue-numbering="true" text:style-name="L31">
        <text:list-item>
          <text:p text:style-name="P676">index: The tab index</text:p>
          <text:p text:style-name="P676"/>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60638362760168" text:continue-numbering="true" text:style-name="L31">
        <text:list-item>
          <text:p text:style-name="P676">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60637781504810" text:continue-numbering="true" text:style-name="L31">
        <text:list-item>
          <text:p text:style-name="P676">index: The item index</text:p>
        </text:list-item>
        <text:list-item>
          <text:p text:style-name="P676">text: The new text</text:p>
          <text:p text:style-name="P676"/>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60636738757383" text:continue-numbering="true" text:style-name="L31">
        <text:list-item>
          <text:p text:style-name="P676">index: The item index</text:p>
          <text:p text:style-name="P676"/>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60637740038762" text:continue-numbering="true" text:style-name="L31">
        <text:list-item>
          <text:p text:style-name="P676">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60637929251258" text:continue-numbering="true" text:style-name="L31">
        <text:list-item>
          <text:p text:style-name="P676">title: The new title</text:p>
          <text:p text:style-name="P676"/>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598"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60637255228481" text:continue-numbering="true" text:style-name="L31">
        <text:list-item>
          <text:p text:style-name="P522">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60636822669748" text:continue-numbering="true" text:style-name="L31">
        <text:list-item>
          <text:p text:style-name="P676">text: The new text</text:p>
          <text:p text:style-name="P676"/>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60637840581823" text:continue-numbering="true" text:style-name="L31">
        <text:list-item>
          <text:p text:style-name="P676">check: True=checked, false=not checked</text:p>
          <text:p text:style-name="P67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60636638387144" text:continue-numbering="true" text:style-name="L31">
        <text:list-item>
          <text:p text:style-name="P676">text: The new text</text:p>
          <text:p text:style-name="P67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60637683471009" text:continue-numbering="true" text:style-name="L31">
        <text:list-item>
          <text:p text:style-name="P676">iconFileName: The path to the icon (absolute path)</text:p>
        </text:list-item>
      </text:list>
      <text:p text:style-name="P220"/>
      <text:h text:style-name="P599" text:outline-level="4">void <text:span text:style-name="T319">setCheckable(bool checkable)</text:span></text:h>
      <text:p text:style-name="P181">Sets the checkable property of the button.</text:p>
      <text:p text:style-name="P185">Arguments:</text:p>
      <text:list xml:id="list160636795112574" text:continue-numbering="true" text:style-name="L31">
        <text:list-item>
          <text:p text:style-name="P754">checkable: The new value of the checkable property</text:p>
        </text:list-item>
      </text:list>
      <text:h text:style-name="P600" text:outline-level="4"><text:soft-page-break/>bool isCheckable(void)</text:h>
      <text:p text:style-name="P183">Returns true if the button is checkable and false if not.</text:p>
      <text:p text:style-name="P183"/>
      <text:h text:style-name="P599" text:outline-level="4">void <text:span text:style-name="T320">setChecked(bool checked)</text:span></text:h>
      <text:p text:style-name="P183">Checks or unchecks the button.</text:p>
      <text:p text:style-name="P185">Arguments:</text:p>
      <text:list xml:id="list160638579957556" text:continue-numbering="true" text:style-name="L31">
        <text:list-item>
          <text:p text:style-name="P754">check<text:span text:style-name="T320">ed</text:span>: <text:span text:style-name="T320">true=check, false=uncheck</text:span></text:p>
        </text:list-item>
      </text:list>
      <text:p text:style-name="P183"/>
      <text:h text:style-name="P600" text:outline-level="4">bool isChecked(void)</text:h>
      <text:p text:style-name="P183">Returns true if the button is checked and false if not.</text:p>
      <text:list xml:id="list160637355765232" text:continue-numbering="true" text:style-name="L31">
        <text:list-header>
          <text:p text:style-name="P67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60638684838624" text:continue-numbering="true" text:style-name="L31">
        <text:list-item>
          <text:p text:style-name="P676">text: The new text</text:p>
          <text:p text:style-name="P67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60636988917550" text:continue-numbering="true" text:style-name="L31">
        <text:list-item>
          <text:p text:style-name="P676">iconFileName: The path to the icon (absolute path)</text:p>
        </text:list-item>
      </text:list>
      <text:p text:style-name="P220"/>
      <text:h text:style-name="P602" text:outline-level="4"><text:soft-page-break/>void <text:span text:style-name="T319">setCheckable(bool checkable)</text:span></text:h>
      <text:p text:style-name="P180">Sets the checkable property of the button.</text:p>
      <text:p text:style-name="P179">Arguments:</text:p>
      <text:list xml:id="list160636928492953" text:continue-numbering="true" text:style-name="L31">
        <text:list-item>
          <text:p text:style-name="P755">checkable: The new value of the checkable property</text:p>
        </text:list-item>
      </text:list>
      <text:p text:style-name="P231"/>
      <text:h text:style-name="P601" text:outline-level="4">bool isCheckable(void)</text:h>
      <text:p text:style-name="P182">Returns true if the button is checkable and false if not.</text:p>
      <text:p text:style-name="P182"/>
      <text:h text:style-name="P603" text:outline-level="4">void <text:span text:style-name="T320">setChecked(bool checked)</text:span></text:h>
      <text:p text:style-name="P182">Checks or unchecks the button.</text:p>
      <text:p text:style-name="P184">Arguments:</text:p>
      <text:list xml:id="list160638565341075" text:continue-numbering="true" text:style-name="L31">
        <text:list-item>
          <text:p text:style-name="P756">check<text:span text:style-name="T320">ed</text:span>: <text:span text:style-name="T320">true=check, false=uncheck</text:span></text:p>
        </text:list-item>
      </text:list>
      <text:p text:style-name="P182"/>
      <text:h text:style-name="P601" text:outline-level="4">bool isChecked(void)</text:h>
      <text:p text:style-name="P182">Returns true if the button is checked and false if not.</text:p>
      <text:list xml:id="list160637649194485" text:continue-numbering="true" text:style-name="L31">
        <text:list-header>
          <text:p text:style-name="P67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60637381249370" text:continue-numbering="true" text:style-name="L31">
        <text:list-item>
          <text:p text:style-name="P676">text: The new text</text:p>
          <text:p text:style-name="P67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60638322201952" text:continue-numbering="true" text:style-name="L31">
        <text:list-item>
          <text:p text:style-name="P676">check: True=checked, false=not checked</text:p>
          <text:p text:style-name="P67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60637314112969" text:continue-numbering="true" text:style-name="L31">
        <text:list-item>
          <text:p text:style-name="P676">text: The new text</text:p>
          <text:p text:style-name="P67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60637759091277" text:continue-numbering="true" text:style-name="L31">
        <text:list-item>
          <text:p text:style-name="P676">check: True=checked, false=not checked</text:p>
          <text:p text:style-name="P67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5"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60637234958035" text:continue-numbering="true" text:style-name="L31">
        <text:list-item>
          <text:p text:style-name="P676">text: The text of the new item</text:p>
          <text:p text:style-name="P676"/>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60637488033916" text:continue-numbering="true" text:style-name="L31">
        <text:list-item>
          <text:p text:style-name="P676">index: The index of the new item</text:p>
        </text:list-item>
        <text:list-item>
          <text:p text:style-name="P676">text: The text of the new item</text:p>
          <text:p text:style-name="P676"/>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60637253269427" text:continue-numbering="true" text:style-name="L31">
        <text:list-item>
          <text:p text:style-name="P676">index: The index of the item</text:p>
          <text:p text:style-name="P676"/>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60637192894714" text:continue-numbering="true" text:style-name="L31">
        <text:list-item>
          <text:p text:style-name="P676">editable: True=editable, false=not editable</text:p>
          <text:p text:style-name="P676"/>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60637894440229" text:continue-numbering="true" text:style-name="L31">
        <text:list-item>
          <text:p text:style-name="P676">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60637018479649" text:continue-numbering="true" text:style-name="L31">
        <text:list-item>
          <text:p text:style-name="P676">index: The index of the item</text:p>
        </text:list-item>
        <text:list-item>
          <text:p text:style-name="P676">text: The new text</text:p>
          <text:p text:style-name="P676"/>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60636722349974" text:continue-numbering="true" text:style-name="L31">
        <text:list-item>
          <text:p text:style-name="P676">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60636860394801" text:continue-numbering="true" text:style-name="L31">
        <text:list-item>
          <text:p text:style-name="P676">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60638076278798" text:continue-numbering="true" text:style-name="L31">
        <text:list-item>
          <text:p text:style-name="P522">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60637975280040" text:continue-numbering="true" text:style-name="L31">
        <text:list-item>
          <text:p text:style-name="P522"><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60638090645885" text:continue-numbering="true" text:style-name="L31">
        <text:list-item>
          <text:p text:style-name="P676">text: The new text</text:p>
          <text:p text:style-name="P676"/>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60637154676410" text:continue-numbering="true" text:style-name="L31">
        <text:list-item>
          <text:p text:style-name="P676">readOnly: True=read only, false=editable</text:p>
          <text:p text:style-name="P676"/>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60636932988652" text:continue-numbering="true" text:style-name="L31">
        <text:list-item>
          <text:p text:style-name="P676">bottom: The min. value</text:p>
        </text:list-item>
        <text:list-item>
          <text:p text:style-name="P676">top: The max. value</text:p>
          <text:p text:style-name="P676"/>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60637329750518" text:continue-numbering="true" text:style-name="L31">
        <text:list-item>
          <text:p text:style-name="P676">bottom: The min. value</text:p>
        </text:list-item>
        <text:list-item>
          <text:p text:style-name="P676"><text:soft-page-break/>top: The max. value</text:p>
        </text:list-item>
        <text:list-item>
          <text:p text:style-name="P676">decimals: the max. number of digits after the decimal point</text:p>
          <text:p text:style-name="P676"/>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60636847948202" text:continue-numbering="true" text:style-name="L31">
        <text:list-item>
          <text:p text:style-name="P67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6">caseSensitiv: True if the pattern shall be matched case sensitively</text:p>
          <text:p text:style-name="P676"/>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60637327987036" text:continue-numbering="true" text:style-name="L31">
        <text:list-item>
          <text:p text:style-name="P522">currentText: The current text of the line edit</text:p>
          <text:p text:style-name="P52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Toc403041694"/><text:bookmark-start text:name="__RefHeading__6042_596565095"/>Script table widget<text:bookmark-end text:name="_Toc403041694"/><text:bookmark-end text:name="__RefHeading__6042_596565095"/></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60638675009085" text:continue-numbering="true" text:style-name="L31">
        <text:list-item>
          <text:p text:style-name="P522">row: The row of the cell</text:p>
        </text:list-item>
        <text:list-item>
          <text:p text:style-name="P522">column: The column of the cell</text:p>
        </text:list-item>
        <text:list-item>
          <text:p text:style-name="P522"><text:soft-page-break/>text: The new text</text:p>
          <text:p text:style-name="P522"/>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60637532813251" text:continue-numbering="true" text:style-name="L31">
        <text:list-item>
          <text:p text:style-name="P522">row: The row of the header</text:p>
        </text:list-item>
        <text:list-item>
          <text:p text:style-name="P522">text: The new text</text:p>
          <text:p text:style-name="P522"/>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60637028294797" text:continue-numbering="true" text:style-name="L31">
        <text:list-item>
          <text:p text:style-name="P522">column: the column of the header</text:p>
        </text:list-item>
        <text:list-item>
          <text:p text:style-name="P522">text: The new text</text:p>
          <text:p text:style-name="P522"/>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60637088157633" text:continue-numbering="true" text:style-name="L31">
        <text:list-item>
          <text:p text:style-name="P522">row: The row of the cell</text:p>
        </text:list-item>
        <text:list-item>
          <text:p text:style-name="P522">column: The column of the cell</text:p>
        </text:list-item>
        <text:list-item>
          <text:p text:style-name="P522">editable: True=editable, false=not editable</text:p>
          <text:p text:style-name="P522"/>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60638482957876" text:continue-numbering="true" text:style-name="L31">
        <text:list-item>
          <text:p text:style-name="P66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60638748813839" text:continue-numbering="true" text:style-name="L31">
        <text:list-item>
          <text:p text:style-name="P66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4"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60637645264683" text:continue-numbering="true" text:style-name="L31">
        <text:list-item>
          <text:p text:style-name="P523">row: The row </text:p>
        </text:list-item>
        <text:list-item>
          <text:p text:style-name="P530">texts: The texts of the cells</text:p>
        </text:list-item>
        <text:list-item>
          <text:p text:style-name="P530"><text:soft-page-break/>backgroundColors: The background colors of the cells</text:p>
        </text:list-item>
        <text:list-item>
          <text:p text:style-name="P530">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60636894214957" text:continue-numbering="true" text:style-name="L31">
        <text:list-item>
          <text:p text:style-name="P522">color: The color, possible values are: black, white, gray, red, green, blue, cyan, magenta and yellow</text:p>
        </text:list-item>
        <text:list-item>
          <text:p text:style-name="P522">row: The row of the cell</text:p>
        </text:list-item>
        <text:list-item>
          <text:p text:style-name="P522">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60637254747373" text:continue-numbering="true" text:style-name="L31">
        <text:list-item>
          <text:p text:style-name="P522">color: The color, possible values are: black, white, gray, red, green, blue, cyan, magenta and yellow</text:p>
        </text:list-item>
        <text:list-item>
          <text:p text:style-name="P522">row: The row of the cell</text:p>
        </text:list-item>
        <text:list-item>
          <text:p text:style-name="P522">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60637037899803" text:continue-numbering="true" text:style-name="L31">
        <text:list-item>
          <text:p text:style-name="P522">column: The column</text:p>
        </text:list-item>
        <text:list-item>
          <text:p text:style-name="P522">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60637983192601" text:continue-numbering="true" text:style-name="L31">
        <text:list-item>
          <text:p text:style-name="P522"><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60638491442654" text:continue-numbering="true" text:style-name="L31">
        <text:list-item>
          <text:p text:style-name="P522">row: The row</text:p>
          <text:p text:style-name="P522"/>
        </text:list-item>
      </text:list>
      <text:h text:style-name="Heading_20_4" text:outline-level="4">void setRowHeight(int row, int height)</text:h>
      <text:p text:style-name="P25">Sets the height of the given row to be height.</text:p>
      <text:p text:style-name="P25">Arguments:</text:p>
      <text:list xml:id="list160637594026560" text:continue-numbering="true" text:style-name="L31">
        <text:list-item>
          <text:p text:style-name="P522">row: The row</text:p>
        </text:list-item>
        <text:list-item>
          <text:p text:style-name="P522">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60638112943234" text:continue-numbering="true" text:style-name="L31">
        <text:list-item>
          <text:p text:style-name="P522">column: The column</text:p>
        </text:list-item>
        <text:list-item>
          <text:p text:style-name="P522">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60637183048486" text:continue-numbering="true" text:style-name="L31">
        <text:list-item>
          <text:p text:style-name="P522">row: The row of the cell</text:p>
        </text:list-item>
        <text:list-item>
          <text:p text:style-name="P522">column: The column of the cell</text:p>
        </text:list-item>
        <text:list-item>
          <text:p text:style-name="P522">type: The type of the created widget. Possible type values are:</text:p>
          <text:list>
            <text:list-item>
              <text:p text:style-name="P522"><text:soft-page-break/>LineEdit</text:p>
            </text:list-item>
            <text:list-item>
              <text:p text:style-name="P522">ComboBox</text:p>
            </text:list-item>
            <text:list-item>
              <text:p text:style-name="P522">Button</text:p>
            </text:list-item>
            <text:list-item>
              <text:p text:style-name="P522">CheckBox</text:p>
            </text:list-item>
            <text:list-item>
              <text:p text:style-name="P522">SpinBox</text:p>
            </text:list-item>
            <text:list-item>
              <text:p text:style-name="P522">DoubleSpinBox</text:p>
            </text:list-item>
            <text:list-item>
              <text:p text:style-name="P522">VerticalSlider</text:p>
            </text:list-item>
            <text:list-item>
              <text:p text:style-name="P522">HorizontalSlider</text:p>
            </text:list-item>
            <text:list-item>
              <text:p text:style-name="P522">TimeEdit</text:p>
            </text:list-item>
            <text:list-item>
              <text:p text:style-name="P522">DateEdit</text:p>
            </text:list-item>
            <text:list-item>
              <text:p text:style-name="P522">DateTimeEdit</text:p>
            </text:list-item>
            <text:list-item>
              <text:p text:style-name="P522">CalendarWidget</text:p>
            </text:list-item>
            <text:list-item>
              <text:p text:style-name="P522">TextEdit</text:p>
            </text:list-item>
            <text:list-item>
              <text:p text:style-name="P522">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60637542800840" text:continue-numbering="true" text:style-name="L31">
        <text:list-item>
          <text:p text:style-name="P676">row: The row of the cell</text:p>
        </text:list-item>
        <text:list-item>
          <text:p text:style-name="P676">column: The column of the cell</text:p>
        </text:list-item>
        <text:list-item>
          <text:p text:style-name="P676">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60637147178350" text:continue-numbering="true" text:style-name="L31">
        <text:list-item>
          <text:p text:style-name="P676">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5"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60637772489556" text:continue-numbering="true" text:style-name="L31">
        <text:list-item>
          <text:p text:style-name="P522">row: The row of the cell</text:p>
        </text:list-item>
        <text:list-item>
          <text:p text:style-name="P522">column: The column of the cell</text:p>
          <text:p text:style-name="P522"/>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60637371139311" text:continue-numbering="true" text:style-name="L31">
        <text:list-item>
          <text:p text:style-name="P522">row: The row of the cell</text:p>
        </text:list-item>
        <text:list-item>
          <text:p text:style-name="P522">column: The column of the cell</text:p>
          <text:p text:style-name="P522"/>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60636864742260" text:continue-numbering="true" text:style-name="L31">
        <text:list-item>
          <text:p text:style-name="P522">row: The row of the cell</text:p>
        </text:list-item>
        <text:list-item>
          <text:p text:style-name="P522">column: The column of the cell</text:p>
          <text:p text:style-name="P522"/>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60637756289701" text:continue-numbering="true" text:style-name="L31">
        <text:list-item>
          <text:p text:style-name="P522">row: The row of the cell</text:p>
        </text:list-item>
        <text:list-item>
          <text:p text:style-name="P522">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60638226271258" text:continue-numbering="true" text:style-name="L31">
        <text:list-item>
          <text:p text:style-name="P522">logicalIndex: The section's logical number</text:p>
        </text:list-item>
        <text:list-item>
          <text:p text:style-name="P522">oldSize: The old size</text:p>
        </text:list-item>
        <text:list-item>
          <text:p text:style-name="P522">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60637205376985" text:continue-numbering="true" text:style-name="L31">
        <text:list-item>
          <text:p text:style-name="P522">row: The row of the new item</text:p>
        </text:list-item>
        <text:list-item>
          <text:p text:style-name="P522">itemText: The text of the new item</text:p>
        </text:list-item>
        <text:list-item>
          <text:p text:style-name="P522">iconFileName: The path to the item icon (if empty then no icon will be added)</text:p>
          <text:p text:style-name="P676"/>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60636730201648" text:continue-numbering="true" text:style-name="L31">
        <text:list-item>
          <text:p text:style-name="P522">row: The row of the item</text:p>
          <text:p text:style-name="P771"/>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60638255551355" text:continue-numbering="true" text:style-name="L31">
        <text:list-item>
          <text:p text:style-name="P522">row: The row of the item</text:p>
          <text:p text:style-name="P771"/>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60638766637103" text:continue-numbering="true" text:style-name="L31">
        <text:list-item>
          <text:p text:style-name="P676"><text:soft-page-break/>row: The row of the item</text:p>
        </text:list-item>
        <text:list-item>
          <text:p text:style-name="P676">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60638190366545" text:continue-numbering="true" text:style-name="L31">
        <text:list-item>
          <text:p text:style-name="P676">row: The row of the item</text:p>
        </text:list-item>
        <text:list-item>
          <text:p text:style-name="P676">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60637485650230" text:continue-numbering="true" text:style-name="L31">
        <text:list-item>
          <text:p text:style-name="P676">row: The row of the item</text:p>
        </text:list-item>
      </text:list>
      <text:p text:style-name="P240"/>
      <text:h text:style-name="Heading_20_4" text:outline-level="4">void setItemText(int row, String text)</text:h>
      <text:p text:style-name="P25">Sets the item text.</text:p>
      <text:p text:style-name="P25">Arguments:</text:p>
      <text:list xml:id="list160636796914583" text:continue-numbering="true" text:style-name="L31">
        <text:list-item>
          <text:p text:style-name="P676">row: The row of the item</text:p>
        </text:list-item>
        <text:list-item>
          <text:p text:style-name="P676">text: The new text</text:p>
        </text:list-item>
      </text:list>
      <text:h text:style-name="Heading_20_4" text:outline-level="4">void setItemIcon(int row, String iconFileName)</text:h>
      <text:p text:style-name="P25">Sets the item icon.</text:p>
      <text:p text:style-name="P25">Arguments:</text:p>
      <text:list xml:id="list160637333912198" text:continue-numbering="true" text:style-name="L31">
        <text:list-item>
          <text:p text:style-name="P676">row: The row of the item</text:p>
        </text:list-item>
        <text:list-item>
          <text:p text:style-name="P676">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60636841070318" text:continue-numbering="true" text:style-name="L31">
        <text:list-item>
          <text:p text:style-name="P676">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60636798892540" text:continue-numbering="true" text:style-name="L31">
        <text:list-item>
          <text:p text:style-name="P676">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60636773870240" text:continue-numbering="true" text:style-name="L31">
        <text:list-item>
          <text:p text:style-name="P676">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56"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60638560158474" text:continue-numbering="true" text:style-name="L31">
        <text:list-item>
          <text:p text:style-name="P66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60637085717997" text:continue-numbering="true" text:style-name="L31">
        <text:list-item>
          <text:p text:style-name="P66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60637173457368" text:continue-numbering="true" text:style-name="L31">
        <text:list-item>
          <text:p text:style-name="P522">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60638444460167" text:continue-numbering="true" text:style-name="L31">
        <text:list-item>
          <text:p text:style-name="P662">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60638824229890" text:continue-numbering="true" text:style-name="L31">
        <text:list-item>
          <text:p text:style-name="P66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5" text:outline-level="4">void insertPlainText(const String text<text:span text:style-name="T243">, bool atTheEnd=true</text:span>)</text:h>
      <text:p text:style-name="P25">Inserts plain text into the text edit.</text:p>
      <text:p text:style-name="P25">Arguments:</text:p>
      <text:list xml:id="list160636868885809" text:continue-list="list160638824229890" text:style-name="L41">
        <text:list-item>
          <text:p text:style-name="P757">text: The text</text:p>
        </text:list-item>
        <text:list-item>
          <text:p text:style-name="P758">atTheEnd: If true then the text is inserted at the end if false then the text is inserted at the cursor position</text:p>
          <text:p text:style-name="P758"/>
        </text:list-item>
      </text:list>
      <text:h text:style-name="P605"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60638402813648" text:continue-numbering="true" text:style-name="L41">
        <text:list-item>
          <text:p text:style-name="P757">htmlString: The <text:span text:style-name="T244">HTML</text:span> string</text:p>
        </text:list-item>
        <text:list-item>
          <text:p text:style-name="P758">atTheEnd: If true then the text is inserted at the end if false then the text is inserted at the cursor position</text:p>
          <text:p text:style-name="P758"/>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60637933989173" text:continue-list="list160638402813648" text:style-name="L31">
        <text:list-item>
          <text:p text:style-name="P662">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60637311630847" text:continue-numbering="true" text:style-name="L31">
        <text:list-item>
          <text:p text:style-name="P662">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60638790692403" text:continue-numbering="true" text:style-name="L31">
        <text:list-item>
          <text:p text:style-name="P662">text: The text</text:p>
        </text:list-item>
      </text:list>
      <text:h text:style-name="P654" text:outline-level="4">void <text:span text:style-name="T243">lockScrolling(bool lock)</text:span></text:h>
      <text:p text:style-name="P116">Locks or unlocks the scrolling of the vertical scroll bar.</text:p>
      <text:p text:style-name="P115">Arguments:</text:p>
      <text:list xml:id="list160638145881176" text:continue-numbering="true" text:style-name="L31">
        <text:list-item>
          <text:p text:style-name="P700"><text:span text:style-name="T243">lock</text:span>: <text:span text:style-name="T243">true for locking and false for unlocking</text:span></text:p>
        </text:list-item>
      </text:list>
      <text:p text:style-name="P230"/>
      <text:h text:style-name="P655" text:outline-level="4">void <text:span text:style-name="T309">setUpdateRate(int updateRate)</text:span></text:h>
      <text:p text:style-name="P169">Sets the update rate of the script text edit.</text:p>
      <text:p text:style-name="P168">Arguments:</text:p>
      <text:list xml:id="list160637277170270" text:continue-numbering="true" text:style-name="L31">
        <text:list-item>
          <text:p text:style-name="P701"><text:span text:style-name="T309">updateRate</text:span>: <text:span text:style-name="T309">The new update rate</text:span></text:p>
          <text:p text:style-name="P77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60638555738000" text:continue-numbering="true" text:style-name="L31">
        <text:list-item>
          <text:p text:style-name="P676">minimum: The minimum</text:p>
        </text:list-item>
        <text:list-item>
          <text:p text:style-name="P676">maximum: The maximum</text:p>
          <text:p text:style-name="P676"/>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60638437759912" text:continue-numbering="true" text:style-name="L31">
        <text:list-item>
          <text:p text:style-name="P676">minimum: The minimum</text:p>
          <text:p text:style-name="P676"/>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60637716990135" text:continue-numbering="true" text:style-name="L31">
        <text:list-item>
          <text:p text:style-name="P676">maximum: The maximum</text:p>
          <text:p text:style-name="P676"/>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60638529312276" text:continue-numbering="true" text:style-name="L31">
        <text:list-item>
          <text:p text:style-name="P676">value: The current value</text:p>
          <text:p text:style-name="P77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60637797230463" text:continue-numbering="true" text:style-name="L31">
        <text:list-item>
          <text:p text:style-name="P522">min: The minimum</text:p>
        </text:list-item>
        <text:list-item>
          <text:p text:style-name="P522">max: The maximum</text:p>
          <text:p text:style-name="P522"/>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60638604045895" text:continue-numbering="true" text:style-name="L31">
        <text:list-item>
          <text:p text:style-name="P676">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60636973425036" text:continue-numbering="true" text:style-name="L31">
        <text:list-item>
          <text:p text:style-name="P522">min: The minimum</text:p>
        </text:list-item>
        <text:list-item>
          <text:p text:style-name="P522">max: The maximum</text:p>
          <text:p text:style-name="P522"/>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60637363463898" text:continue-numbering="true" text:style-name="L31">
        <text:list-item>
          <text:p text:style-name="P676">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60637608513867" text:continue-numbering="true" text:style-name="L31">
        <text:list-item>
          <text:p text:style-name="P676">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60637172005419" text:continue-numbering="true" text:style-name="L31">
        <text:list-item>
          <text:p text:style-name="P522">min: The minimum</text:p>
        </text:list-item>
        <text:list-item>
          <text:p text:style-name="P522">max: The maximum</text:p>
          <text:p text:style-name="P522"/>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60637600631672" text:continue-numbering="true" text:style-name="L31">
        <text:list-item>
          <text:p text:style-name="P676">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60637288410688" text:continue-numbering="true" text:style-name="L31">
        <text:list-item>
          <text:p text:style-name="P676">value: The new value</text:p>
          <text:p text:style-name="P771"/>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60637034244078" text:continue-numbering="true" text:style-name="L31">
        <text:list-item>
          <text:p text:style-name="P676">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60638443049654" text:continue-numbering="true" text:style-name="L31">
        <text:list-item>
          <text:p text:style-name="P676">time: The time (must satisfy the display format)</text:p>
          <text:p text:style-name="P676"/>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60638496546807" text:continue-numbering="true" text:style-name="L31">
        <text:list-item>
          <text:p text:style-name="P522">format: The new display format (see chapter <text:span text:style-name="Absatz-Standardschriftart"><text:span text:style-name="T99"><text:bookmark-ref text:reference-format="text" text:ref-name="__RefHeading__13033_443172521">Time format</text:bookmark-ref></text:span></text:span>)</text:p>
          <text:p text:style-name="P676"/>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60637677417738" text:continue-numbering="true" text:style-name="L31">
        <text:list-item>
          <text:p text:style-name="P676">date: The date (must satisfy the display format)</text:p>
          <text:p text:style-name="P676"/>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60637408514759" text:continue-numbering="true" text:style-name="L31">
        <text:list-item>
          <text:p text:style-name="P522">format: The new display format (see chapter <text:span text:style-name="Absatz-Standardschriftart"><text:span text:style-name="T99"><text:bookmark-ref text:reference-format="text" text:ref-name="__RefHeading__13341_443172521">Date format</text:bookmark-ref></text:span></text:span>)</text:p>
          <text:p text:style-name="P676"/>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60638160889172" text:continue-numbering="true" text:style-name="L31">
        <text:list-item>
          <text:p text:style-name="P676">date: The date and time (must satisfy the display format)</text:p>
          <text:p text:style-name="P676"/>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60638134102064" text:continue-numbering="true" text:style-name="L31">
        <text:list-item>
          <text:p text:style-name="P522">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1">Example:</text:p>
          <text:p text:style-name="P522"><text:span text:style-name="Absatz-Standardschriftart"><text:span text:style-name="T2">UI_dateTimeEdit.setDisplayFormat("dd.MM.yyyy hh:mm:ss");</text:span></text:span></text:p>
          <text:p text:style-name="P676"/>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60637921707261" text:continue-numbering="true" text:style-name="L31">
        <text:list-item>
          <text:p text:style-name="P676">date: The date (must satisfy the date format)</text:p>
          <text:p text:style-name="P676"/>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60638525178357" text:continue-numbering="true" text:style-name="L31">
        <text:list-item>
          <text:p text:style-name="P522">format: The new date format (see chapter <text:span text:style-name="Absatz-Standardschriftart"><text:span text:style-name="T99"><text:bookmark-ref text:reference-format="text" text:ref-name="__RefHeading__13341_443172521">Date format</text:bookmark-ref></text:span></text:span>)</text:p>
          <text:p text:style-name="P676"/>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1460883020609082027" text:style-name="L42">
        <text:list-item>
          <text:p text:style-name="P531">min: the min. date (must satisfy the date format)</text:p>
        </text:list-item>
        <text:list-item>
          <text:p text:style-name="P531">max: the max. date (must satisfy the date format)</text:p>
          <text:p text:style-name="P53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60637214217527" text:continue-list="list160638525178357" text:style-name="L31">
        <text:list-header>
          <text:p text:style-name="P676"/>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2743117346700392148" text:style-name="L43">
        <text:list-item>
          <text:p text:style-name="P532"><text:span text:style-name="Absatz-Standardschriftart"><text:span text:style-name="T43">select several items</text:span></text:span></text:p>
        </text:list-item>
        <text:list-item>
          <text:p text:style-name="P532"><text:span text:style-name="Absatz-Standardschriftart"><text:span text:style-name="T43">press the right mouse button</text:span></text:span></text:p>
        </text:list-item>
        <text:list-item>
          <text:p text:style-name="P532"><text:span text:style-name="Absatz-Standardschriftart"><text:span text:style-name="T43">go to the 'lay out' menu</text:span></text:span></text:p>
        </text:list-item>
        <text:list-item>
          <text:p text:style-name="P532"><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60637046183352" text:continue-list="list160637214217527" text:style-name="L31">
        <text:list-item>
          <text:p text:style-name="P522">min: The minimum</text:p>
        </text:list-item>
        <text:list-item>
          <text:p text:style-name="P522">max: The maximum</text:p>
          <text:p text:style-name="P522"/>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60637643365167" text:continue-numbering="true" text:style-name="L31">
        <text:list-item>
          <text:p text:style-name="P676">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9112361274725826154" text:style-name="L44">
        <text:list-item>
          <text:p text:style-name="P533">add a group box to the script GUI (QtDesigner)</text:p>
        </text:list-item>
        <text:list-item>
          <text:p text:style-name="P533">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60638069228168" text:continue-numbering="true" text:style-name="L44">
        <text:list-header>
          <text:p text:style-name="P533"/>
        </text:list-header>
      </text:list>
      <text:h text:style-name="Heading_20_4" text:outline-level="4">int addGraph(String color, String penStyle, String name)</text:h>
      <text:p text:style-name="P25">This function adds a graph to the diagram.</text:p>
      <text:p text:style-name="P25">Arguments:</text:p>
      <text:list xml:id="list160636977676873" text:continue-list="list160637643365167" text:style-name="L31">
        <text:list-item>
          <text:p text:style-name="P676">color: The color of the graph. Allowed values are: <text:s/>"blue", "red", "yellow", "green" and "black"</text:p>
        </text:list-item>
        <text:list-item>
          <text:p text:style-name="P676">penStyle: The pen style of the graph. Allowed values are: "dash", "dot" and "solid"</text:p>
        </text:list-item>
        <text:list-item>
          <text:p text:style-name="P676">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60638468675754" text:continue-numbering="true" text:style-name="L31">
        <text:list-item>
          <text:p text:style-name="P676">xRange: The range of the x axis (the x axis starts always with 0)</text:p>
        </text:list-item>
        <text:list-item>
          <text:p text:style-name="P676">yMinValue: The min. values of the y axis</text:p>
        </text:list-item>
        <text:list-item>
          <text:p text:style-name="P676">yMaxValue: The max. value of the y axis</text:p>
          <text:p text:style-name="P676"/>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60637990551098" text:continue-numbering="true" text:style-name="L31">
        <text:list-item>
          <text:p text:style-name="P676">graphIndex: The graph index</text:p>
        </text:list-item>
        <text:list-item>
          <text:p text:style-name="P676">x: The x value of the point</text:p>
        </text:list-item>
        <text:list-item>
          <text:p text:style-name="P676">y: The y value of the point</text:p>
          <text:p text:style-name="P676"/>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60637617445534" text:continue-numbering="true" text:style-name="L31">
        <text:list-item>
          <text:p text:style-name="P676">xAxisLabel: The label of the x axis</text:p>
        </text:list-item>
        <text:list-item>
          <text:p text:style-name="P676">yAxisLabel: The label of the y axis</text:p>
          <text:p text:style-name="P676"/>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60638115014564" text:continue-numbering="true" text:style-name="L31">
        <text:list-item>
          <text:p text:style-name="P676">show: True=show, false=hide</text:p>
          <text:p text:style-name="P676"/>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60638481595399" text:continue-numbering="true" text:style-name="L31">
        <text:list-item>
          <text:p text:style-name="P676">showXRange: True if the x range input field shall be visible</text:p>
        </text:list-item>
        <text:list-item>
          <text:p text:style-name="P676">showYRange: True if the y range input fields shall be visible</text:p>
        </text:list-item>
        <text:list-item>
          <text:p text:style-name="P676">showUpdate: True if the x update check box shall be visible</text:p>
        </text:list-item>
        <text:list-item>
          <text:p text:style-name="P676">showSave: True if the save button shall be visible</text:p>
        </text:list-item>
        <text:list-item>
          <text:p text:style-name="P676">showLoad: True if the load button shall be visible</text:p>
        </text:list-item>
        <text:list-item>
          <text:p text:style-name="P676">showClear: True if the clear button shall be visible</text:p>
        </text:list-item>
        <text:list-item>
          <text:p text:style-name="P676">showGraphVisibility: True if the show group box</text:p>
        </text:list-item>
        <text:list-item>
          <text:p text:style-name="P676">graphVisibilityMaxSize: The max. width of the show group box</text:p>
        </text:list-item>
        <text:list-item>
          <text:p text:style-name="P676">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60638787478148" text:continue-numbering="true" text:style-name="L31">
        <text:list-item>
          <text:p text:style-name="P676">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60638227774412" text:continue-numbering="true" text:style-name="L31">
        <text:list-item>
          <text:p text:style-name="P676">xValue: The x-position of the click</text:p>
        </text:list-item>
        <text:list-item>
          <text:p text:style-name="P676">yValue: The y-position of the click</text:p>
        </text:list-item>
        <text:list-item>
          <text:p text:style-name="P676">mouseButton: The used mouse button (enumeration Qt::MouseButton)</text:p>
          <text:p text:style-name="P676"/>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56"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60637513780289" text:continue-list="list160638069228168" text:style-name="L44">
        <text:list-item>
          <text:p text:style-name="P534">add a group box to the script GUI (QtDesigner)</text:p>
        </text:list-item>
        <text:list-item>
          <text:p text:style-name="P534"><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06"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06"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1135211310917759677" text:style-name="L45">
        <text:list-item>
          <text:p text:style-name="P535">"source-over"</text:p>
        </text:list-item>
        <text:list-item>
          <text:p text:style-name="P535">"destination-over"</text:p>
        </text:list-item>
        <text:list-item>
          <text:p text:style-name="P535">"clear"</text:p>
        </text:list-item>
        <text:list-item>
          <text:p text:style-name="P535">"source"</text:p>
        </text:list-item>
        <text:list-item>
          <text:p text:style-name="P535">"destination"</text:p>
        </text:list-item>
        <text:list-item>
          <text:p text:style-name="P535">"source-in"</text:p>
        </text:list-item>
        <text:list-item>
          <text:p text:style-name="P535">"destination-in"</text:p>
        </text:list-item>
        <text:list-item>
          <text:p text:style-name="P535">"source-out"</text:p>
        </text:list-item>
        <text:list-item>
          <text:p text:style-name="P535">"destination-out"</text:p>
        </text:list-item>
        <text:list-item>
          <text:p text:style-name="P535">"source-atop"</text:p>
        </text:list-item>
        <text:list-item>
          <text:p text:style-name="P535">"destination-atop"</text:p>
        </text:list-item>
        <text:list-item>
          <text:p text:style-name="P535">"xor"</text:p>
        </text:list-item>
        <text:list-item>
          <text:p text:style-name="P535">"plus"</text:p>
        </text:list-item>
        <text:list-item>
          <text:p text:style-name="P535">"multiply"</text:p>
        </text:list-item>
        <text:list-item>
          <text:p text:style-name="P535">"screen"</text:p>
        </text:list-item>
        <text:list-item>
          <text:p text:style-name="P535">"overlay"</text:p>
        </text:list-item>
        <text:list-item>
          <text:p text:style-name="P535">"darken"</text:p>
        </text:list-item>
        <text:list-item>
          <text:p text:style-name="P535">"lighten"</text:p>
        </text:list-item>
        <text:list-item>
          <text:p text:style-name="P535"><text:s/>"color-dodge"</text:p>
        </text:list-item>
        <text:list-item>
          <text:p text:style-name="P535">"color-burn"</text:p>
        </text:list-item>
        <text:list-item>
          <text:p text:style-name="P535">"hard-light"</text:p>
        </text:list-item>
        <text:list-item>
          <text:p text:style-name="P535"><text:soft-page-break/>"soft-light"</text:p>
        </text:list-item>
        <text:list-item>
          <text:p text:style-name="P535">"difference"</text:p>
        </text:list-item>
        <text:list-item>
          <text:p text:style-name="P535">"exclusion"</text:p>
        </text:list-item>
      </text:list>
      <text:p text:style-name="P51"><text:s text:c="4"/>Note: See QPainter::CompositionMode for more details.</text:p>
      <text:p text:style-name="P25"/>
      <text:h text:style-name="P607"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09"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0"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1" text:outline-level="4"><text:span text:style-name="T150">String </text:span>lineCap</text:h>
      <text:p text:style-name="P55">This read/write property h<text:span text:style-name="T148">olds the current line cap style. The possible line cap styles are:</text:span></text:p>
      <text:list xml:id="list8125864520317165169" text:style-name="L46">
        <text:list-item>
          <text:p text:style-name="P536">butt: the end of each line has a flat edge perpendicular to the direction of the line, this is the default line cap value.</text:p>
        </text:list-item>
        <text:list-item>
          <text:p text:style-name="P536"><text:span text:style-name="T150">r</text:span>ound: a semi-circle with the diameter equal to the width of the line must then be added on to the end of the line.</text:p>
        </text:list-item>
        <text:list-item>
          <text:p text:style-name="P536"><text:span text:style-name="T150">s</text:span>quare: a rectangle with the length of the line width and the width of half the line width, placed flat against the edge perpendicular to the direction of the line.</text:p>
        </text:list-item>
      </text:list>
      <text:p text:style-name="P61"/>
      <text:h text:style-name="P608"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4701186263203416952" text:style-name="L47">
        <text:list-item>
          <text:p text:style-name="P537">bevel: this is all that is rendered at joins.</text:p>
        </text:list-item>
        <text:list-item>
          <text:p text:style-name="P53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37">miter: a second filled triangle must (if it can given the miter length) be rendered at the join, this is the default line join style.</text:p>
        </text:list-item>
      </text:list>
      <text:p text:style-name="P52"/>
      <text:h text:style-name="P612" text:outline-level="4">qreal miterLimit</text:h>
      <text:p text:style-name="P57">This read/write property h<text:span text:style-name="T152">olds the current miter limit ratio. The default miter limit value is 10.0.</text:span></text:p>
      <text:p text:style-name="P57"/>
      <text:h text:style-name="P612"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2" text:outline-level="4">qreal shadowOffsetY</text:h>
      <text:p text:style-name="P57">This read/write property h<text:span text:style-name="T152">olds the current shadow offset in the positive vertical distance. The default value is 0.</text:span></text:p>
      <text:p text:style-name="P57"/>
      <text:h text:style-name="P612" text:outline-level="4">qreal shadowBlur</text:h>
      <text:p text:style-name="P57">This read/write property h<text:span text:style-name="T152">olds the current level of blur applied to shadows. The default value is 0.</text:span></text:p>
      <text:p text:style-name="P57"/>
      <text:h text:style-name="P612" text:outline-level="4">String shadowColor</text:h>
      <text:p text:style-name="P57">This read/write property h<text:span text:style-name="T152">olds the current shadow color. The default value is '#000000'.</text:span></text:p>
      <text:p text:style-name="P57"/>
      <text:h text:style-name="P613" text:outline-level="4">String <text:span text:style-name="T153">width</text:span></text:h>
      <text:p text:style-name="P58">This read property h<text:span text:style-name="T153">olds the width of the canvas widget.</text:span></text:p>
      <text:p text:style-name="P58"/>
      <text:h text:style-name="P613" text:outline-level="4">String <text:span text:style-name="T153">height</text:span></text:h>
      <text:p text:style-name="P58">This read property h<text:span text:style-name="T153">olds the height of the canvas widget.</text:span></text:p>
      <text:p text:style-name="P58"/>
      <text:h text:style-name="P614"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1487055099817449620" text:style-name="L48">
        <text:list-item>
          <text:p text:style-name="P538">strokeStyle</text:p>
        </text:list-item>
        <text:list-item>
          <text:p text:style-name="P538"><text:s text:c="4"/>fillStyle</text:p>
        </text:list-item>
        <text:list-item>
          <text:p text:style-name="P538"><text:s text:c="4"/>globalAlpha</text:p>
        </text:list-item>
        <text:list-item>
          <text:p text:style-name="P538"><text:s text:c="4"/>lineWidth</text:p>
        </text:list-item>
        <text:list-item>
          <text:p text:style-name="P538"><text:s text:c="4"/>lineCap</text:p>
        </text:list-item>
        <text:list-item>
          <text:p text:style-name="P538"><text:s text:c="4"/>lineJoin</text:p>
        </text:list-item>
        <text:list-item>
          <text:p text:style-name="P538"><text:s text:c="4"/>miterLimit</text:p>
        </text:list-item>
        <text:list-item>
          <text:p text:style-name="P538"><text:s text:c="4"/>shadowOffsetX</text:p>
        </text:list-item>
        <text:list-item>
          <text:p text:style-name="P538"><text:s text:c="4"/>shadowOffsetY</text:p>
        </text:list-item>
        <text:list-item>
          <text:p text:style-name="P538"><text:s text:c="4"/>shadowBlur</text:p>
        </text:list-item>
        <text:list-item>
          <text:p text:style-name="P538"><text:s text:c="4"/>shadowColor</text:p>
        </text:list-item>
        <text:list-item>
          <text:p text:style-name="P538"><text:s text:c="4"/>globalCompositeOperation</text:p>
        </text:list-item>
      </text:list>
      <text:p text:style-name="P64"/>
      <text:h text:style-name="P615" text:outline-level="4">void <text:span text:style-name="T154">restore</text:span>()</text:h>
      <text:p text:style-name="P65">Pops the top state on the stack, restoring the context to that state.</text:p>
      <text:p text:style-name="P65"/>
      <text:h text:style-name="P616"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17" text:outline-level="4"><text:soft-page-break/>void rotate(qreal angle)</text:h>
      <text:p text:style-name="P66">Rotate the canvas around the current origin by angle in radians and clockwise direction.</text:p>
      <text:p text:style-name="P66"/>
      <text:h text:style-name="P618"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18"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18"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19"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19"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19" text:outline-level="4">void clearRect(qreal x, qreal y, qreal w, qreal h)</text:h>
      <text:p text:style-name="P68">Clears all pixels on the canvas in the given rectangle to transparent black. </text:p>
      <text:p text:style-name="P68"/>
      <text:h text:style-name="P619" text:outline-level="4">void fillRect(qreal x, qreal y, qreal w, qreal h)</text:h>
      <text:p text:style-name="P68">Paint the specified rectangular area using the fillStyle.</text:p>
      <text:p text:style-name="P68"/>
      <text:h text:style-name="P619" text:outline-level="4">void strokeRect(qreal x, qreal y, qreal w, qreal h)</text:h>
      <text:p text:style-name="P68">Stroke the specified rectangle's path using the strokeStyle, lineWidth, lineJoin, and (if appropriate) miterLimit attributes.</text:p>
      <text:p text:style-name="P68"/>
      <text:h text:style-name="P619" text:outline-level="4">void beginPath()</text:h>
      <text:p text:style-name="P68">Resets the current path to a new path.</text:p>
      <text:p text:style-name="P68"/>
      <text:h text:style-name="P619"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19" text:outline-level="4">void moveTo(qreal x, qreal y)</text:h>
      <text:p text:style-name="P68">Creates a new subpath with the given point.</text:p>
      <text:p text:style-name="P68"/>
      <text:h text:style-name="P619" text:outline-level="4">void lineTo(qreal x, qreal y)</text:h>
      <text:p text:style-name="P68">Draws a line from the current position to the point (x, y).</text:p>
      <text:p text:style-name="P68"/>
      <text:h text:style-name="P619" text:outline-level="4">void quadraticCurveTo(qreal cpx, qreal cpy, qreal x, qreal y)</text:h>
      <text:p text:style-name="P68">Adds a quadratic bezier curve between the current point and the endpoint (x, y) with the control point specified by (cpx, cpy). </text:p>
      <text:p text:style-name="P68"/>
      <text:h text:style-name="P619"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19"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19" text:outline-level="4">void rect(qreal x, qreal y, qreal w, qreal h)</text:h>
      <text:p text:style-name="P68">Adds a rectangle at position (x, y), with the given width w and height h, as a closed subpath.</text:p>
      <text:p text:style-name="P68"/>
      <text:h text:style-name="P619"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19" text:outline-level="4">void fill()</text:h>
      <text:p text:style-name="P68">Fills the subpaths with the current fill style.</text:p>
      <text:p text:style-name="P68"/>
      <text:h text:style-name="P619" text:outline-level="4">void stroke()</text:h>
      <text:p text:style-name="P68">Strokes the subpaths with the current stroke style.</text:p>
      <text:p text:style-name="P68"/>
      <text:h text:style-name="P619" text:outline-level="4">void clip()</text:h>
      <text:p text:style-name="P68">Creates the clipping region from the current path. Any parts of the shape outside the clipping path are not displayed.</text:p>
      <text:p text:style-name="P68"/>
      <text:h text:style-name="P619" text:outline-level="4">bool isPointInPath(qreal x, qreal y)</text:h>
      <text:p text:style-name="P68">Returns true if the given point is in the current path.</text:p>
      <text:p text:style-name="P68"/>
      <text:h text:style-name="P619" text:outline-level="4"><text:soft-page-break/>void clear()</text:h>
      <text:p text:style-name="P68">Clears the canvas widget.</text:p>
      <text:p text:style-name="P68"/>
      <text:h text:style-name="P619" text:outline-level="4">void reset()</text:h>
      <text:p text:style-name="P68">Resets the canvas widget.</text:p>
      <text:p text:style-name="P68"/>
      <text:h text:style-name="P657"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60638567987639" text:continue-list="list160638227774412" text:style-name="L31">
        <text:list-item>
          <text:p text:style-name="P702"><text:span text:style-name="T171">fileName</text:span>: The <text:span text:style-name="T171">file name</text:span></text:p>
        </text:list-item>
        <text:list-item>
          <text:p text:style-name="P702"><text:span text:style-name="T171">imageType</text:span>: The <text:span text:style-name="T171">image type. Following types are supported.</text:span></text:p>
          <text:list>
            <text:list-item>
              <text:p text:style-name="P759">BMP (Windows Bitmap)</text:p>
            </text:list-item>
            <text:list-item>
              <text:p text:style-name="P759">JPG (Joint Photographic Experts Group)</text:p>
            </text:list-item>
            <text:list-item>
              <text:p text:style-name="P759">PNG (Portable Network Graphics)</text:p>
            </text:list-item>
            <text:list-item>
              <text:p text:style-name="P759">PBM (Portable Bitmap)</text:p>
            </text:list-item>
            <text:list-item>
              <text:p text:style-name="P759">PGM (Portable Graymap)</text:p>
            </text:list-item>
            <text:list-item>
              <text:p text:style-name="P759">PPM (Portable Pixmap)</text:p>
            </text:list-item>
          </text:list>
        </text:list-item>
      </text:list>
      <text:p text:style-name="P78">Return: True on success.</text:p>
      <text:p text:style-name="P78"/>
      <text:h text:style-name="P658" text:outline-level="4">void print(String printDialogTitle="")</text:h>
      <text:p text:style-name="P81">Opens a print dialog and prints the canvas widget.</text:p>
      <text:p text:style-name="P79">Arguments:</text:p>
      <text:list xml:id="list160637615907653" text:continue-numbering="true" text:style-name="L31">
        <text:list-item>
          <text:p text:style-name="P760">print<text:span text:style-name="T172">DialogTitle</text:span>: <text:span text:style-name="T172">The title of the print dialog</text:span></text:p>
        </text:list-item>
      </text:list>
      <text:p text:style-name="P68"/>
      <text:h text:style-name="P620"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57"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1"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60638372457419" text:continue-numbering="true" text:style-name="L31">
        <text:list-item>
          <text:p text:style-name="P662">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60638043658572" text:continue-numbering="true" text:style-name="L31">
        <text:list-item>
          <text:p text:style-name="P662">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60638309849774" text:continue-numbering="true" text:style-name="L31">
        <text:list-item>
          <text:p text:style-name="P662">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60638083340725" text:continue-numbering="true" text:style-name="L31">
        <text:list-item>
          <text:p text:style-name="P662">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60637520972735" text:continue-numbering="true" text:style-name="L31">
        <text:list-item>
          <text:p text:style-name="P662">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60638163518680" text:continue-numbering="true" text:style-name="L31">
        <text:list-item>
          <text:p text:style-name="P703">palette: <text:s/>The palette element, possible values are: Base, Foreground, Background, WindowText, Window, Text <text:span text:style-name="T228">and ButtonText</text:span>.</text:p>
        </text:list-item>
        <text:list-item>
          <text:p text:style-name="P676">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2" text:outline-level="4">void <text:span text:style-name="T229">setPaletteColorRgb(quint8 red, quint8 green, quint8 blue, String palette)</text:span></text:h>
      <text:p text:style-name="P111">Sets a palette color of a script gui element.</text:p>
      <text:p text:style-name="P111">Arguments:</text:p>
      <text:list xml:id="list160637819521398" text:continue-numbering="true" text:style-name="L31">
        <text:list-item>
          <text:p text:style-name="P761">red: the red value</text:p>
        </text:list-item>
        <text:list-item>
          <text:p text:style-name="P761">green: the green value</text:p>
        </text:list-item>
        <text:list-item>
          <text:p text:style-name="P761">blue: the blue value</text:p>
        </text:list-item>
        <text:list-item>
          <text:p text:style-name="P704">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60638850593871" text:continue-numbering="true" text:style-name="L31">
        <text:list-item>
          <text:p text:style-name="P522">text: The tool tip text</text:p>
        </text:list-item>
        <text:list-item>
          <text:p text:style-name="P522">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60638239133952" text:continue-numbering="true" text:style-name="L31">
        <text:list-item>
          <text:p text:style-name="P662">flags: The new additional window flags</text:p>
          <text:p text:style-name="P781">The flag argument is a Qt enumeration. It is defined as:</text:p>
          <text:p text:style-name="P551"><text:span text:style-name="Absatz-Standardschriftart"><text:span text:style-name="T2">enum WindowType </text:span></text:span></text:p>
          <text:p text:style-name="P551"><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56"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60638118312194" text:continue-numbering="true" text:style-name="L31">
        <text:list-item>
          <text:p text:style-name="P522">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3"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60637327814115" text:continue-numbering="true" text:style-name="L31">
        <text:list-item>
          <text:p text:style-name="P522">key: The data key</text:p>
        </text:list-item>
        <text:list-item>
          <text:p text:style-name="P522">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60638329462096" text:continue-numbering="true" text:style-name="L31">
        <text:list-item>
          <text:p text:style-name="P522">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4"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5"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26"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60637131734027" text:continue-numbering="true" text:style-name="L31">
        <text:list-item>
          <text:p text:style-name="P705"><text:span text:style-name="Absatz-Standardschriftart"><text:span text:style-name="T64">iconFile: The file name of the icon</text:span></text:span></text:p>
        </text:list-item>
        <text:list-item>
          <text:p text:style-name="P752">isRelativePath: True if the file path is relative to the current script (which executes this function)</text:p>
          <text:p text:style-name="P778">Note: An example can be found under: <text:s/>exampleScripts\WorkerScripts\SendUserInput</text:p>
        </text:list-item>
      </text:list>
      <text:p text:style-name="P330"/>
      <text:h text:style-name="P627"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60638268955520" text:continue-numbering="true" text:style-name="L31">
        <text:list-item>
          <text:p text:style-name="P706"><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3"><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60637091423326" text:continue-numbering="true" text:style-name="L31">
        <text:list-header>
          <text:p text:style-name="P779">Note: An example can be found under: <text:s/>exampleScripts\WorkerScripts\SendUserInput</text:p>
        </text:list-header>
      </text:list>
      <text:h text:style-name="P55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973378002679449500" text:style-name="L49">
        <text:list-item>
          <text:p text:style-name="P539">create a Qt widget (<text:span text:style-name="T158">see the Qt documentation)</text:span></text:p>
        </text:list-item>
        <text:list-item>
          <text:p text:style-name="P540">create a QtDesigner plug-in (<text:span text:style-name="T158">see the Qt documentation)</text:span></text:p>
        </text:list-item>
        <text:list-item>
          <text:p text:style-name="P540">export the functions GetScriptCommunicatorWidgetName and CreateScriptCommunicatorWidget</text:p>
        </text:list-item>
        <text:list-item>
          <text:p text:style-name="P540">create a wrapper class through which worker scripts can access the custom widget (the custom widget resides (like a GUI elements) in the main thread and worker threads resides in their own thread)</text:p>
        </text:list-item>
        <text:list-item>
          <text:p text:style-name="P541">put the <text:span text:style-name="T157">QtDesigner plug-in </text:span>library into the plugins\designer folder</text:p>
          <text:p text:style-name="P541"/>
        </text:list-item>
      </text:list>
      <text:p text:style-name="P70">Note: All functions a<text:span text:style-name="T167">nd</text:span> classes must reside in the QtDesigner plug-in library.</text:p>
      <text:p text:style-name="P70"/>
      <text:h text:style-name="P628"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29"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60638222031499" text:continue-list="list160637091423326" text:style-name="L31">
        <text:list-item>
          <text:p text:style-name="P542"><text:span text:style-name="T163">scriptThread</text:span>: <text:span text:style-name="T163">Pointer to the script thread.</text:span></text:p>
        </text:list-item>
        <text:list-item>
          <text:p text:style-name="P543"><text:span text:style-name="T165">c</text:span>ustomWidget: The custom widget.</text:p>
        </text:list-item>
        <text:list-item>
          <text:p text:style-name="P544"><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60638871547602" text:continue-numbering="true" text:style-name="L31">
        <text:list-item>
          <text:p text:style-name="P522">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60638977310827" text:continue-list="list160636297527033" text:style-name="L33">
        <text:list-item>
          <text:p text:style-name="P718">title: The title of the dialog</text:p>
        </text:list-item>
        <text:list-item>
          <text:p text:style-name="P718">label: The label over the input area</text:p>
        </text:list-item>
        <text:list-item>
          <text:p text:style-name="P718">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60637488980588" text:continue-numbering="true" text:style-name="L33">
        <text:list-item>
          <text:p text:style-name="P718">title: The title of the dialog</text:p>
        </text:list-item>
        <text:list-item>
          <text:p text:style-name="P718">label: The label over the input area</text:p>
        </text:list-item>
        <text:list-item>
          <text:p text:style-name="P718"><text:soft-page-break/>displayedText: The initial displayed text in the input area</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60638344252886" text:continue-numbering="true" text:style-name="L33">
        <text:list-item>
          <text:p text:style-name="P718">title: The title of the dialog</text:p>
        </text:list-item>
        <text:list-item>
          <text:p text:style-name="P718">label: The label over the input area</text:p>
        </text:list-item>
        <text:list-item>
          <text:p text:style-name="P718">displayedItems: The displayed items</text:p>
        </text:list-item>
        <text:list-item>
          <text:p text:style-name="P718">currentItemIndex: The current combobox index</text:p>
        </text:list-item>
        <text:list-item>
          <text:p text:style-name="P718">editable: True if the combobox shall be editable</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60639099834642" text:continue-numbering="true" text:style-name="L33">
        <text:list-item>
          <text:p text:style-name="P718">title: The title of the dialog</text:p>
        </text:list-item>
        <text:list-item>
          <text:p text:style-name="P718">label: The label over the input area</text:p>
        </text:list-item>
        <text:list-item>
          <text:p text:style-name="P718">intialValue: The initial value.</text:p>
        </text:list-item>
        <text:list-item>
          <text:p text:style-name="P718">min: The minimum value</text:p>
        </text:list-item>
        <text:list-item>
          <text:p text:style-name="P718">max: The maximum value.</text:p>
        </text:list-item>
        <text:list-item>
          <text:p text:style-name="P718">step: The amount by which the values change as the user presses the arrow buttons to increment or decrement the value</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0637185907085" text:continue-numbering="true" text:style-name="L33">
        <text:list-item>
          <text:p text:style-name="P718">array item 0: 1 if the ok button has been pressed, 0 otherwise</text:p>
        </text:list-item>
        <text:list-item>
          <text:p text:style-name="P718">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60637335147434" text:continue-numbering="true" text:style-name="L33">
        <text:list-item>
          <text:p text:style-name="P718">title: The title of the dialog</text:p>
        </text:list-item>
        <text:list-item>
          <text:p text:style-name="P718">label: The label over the input area</text:p>
        </text:list-item>
        <text:list-item>
          <text:p text:style-name="P718">intialValue: The initial value.</text:p>
        </text:list-item>
        <text:list-item>
          <text:p text:style-name="P718">min: The minimum value</text:p>
        </text:list-item>
        <text:list-item>
          <text:p text:style-name="P718">max: The maximum value.</text:p>
        </text:list-item>
        <text:list-item>
          <text:p text:style-name="P718">decimals: The maximum number of decimal places the number may have</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60638990872189" text:continue-numbering="true" text:style-name="L33">
        <text:list-item>
          <text:p text:style-name="P718">array item 0: 1.0 if the ok button has been pressed, 0 otherwise</text:p>
        </text:list-item>
        <text:list-item>
          <text:p text:style-name="P718"><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5">This function shows a <text:s/>message box.</text:p>
      <text:p text:style-name="P25">Arguments:</text:p>
      <text:list xml:id="list3165736179796096951" text:style-name="L50">
        <text:list-item>
          <text:p text:style-name="P762">icon: The icon of the message box. Possible values are: "Information"," Warning", "Critical" and "Question"</text:p>
        </text:list-item>
        <text:list-item>
          <text:p text:style-name="P762">title: The title of the message box</text:p>
        </text:list-item>
        <text:list-item>
          <text:p text:style-name="P762">text: The text of the message box</text:p>
        </text:list-item>
        <text:list-item>
          <text:p text:style-name="P76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5">This function shows a <text:s/>yes/no dialog.</text:p>
      <text:p text:style-name="P25">Arguments:</text:p>
      <text:list xml:id="list160638279302867" text:continue-numbering="true" text:style-name="L50">
        <text:list-item>
          <text:p text:style-name="P762">icon: The icon of the dialog. Possible values are: "Information"," Warning", "Critical" and "Question"</text:p>
        </text:list-item>
        <text:list-item>
          <text:p text:style-name="P762">title: The title of the dialog</text:p>
        </text:list-item>
        <text:list-item>
          <text:p text:style-name="P762">text: The text of the dialog</text:p>
        </text:list-item>
        <text:list-item>
          <text:p text:style-name="P76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0">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60639006966936" text:continue-list="list160637890598560" text:style-name="L34">
        <text:list-item>
          <text:p text:style-name="P719">initialRed: The initial value for red</text:p>
        </text:list-item>
        <text:list-item>
          <text:p text:style-name="P719">initialGreen: The initial value for green</text:p>
        </text:list-item>
        <text:list-item>
          <text:p text:style-name="P724">initialBlue: The initial value for blue</text:p>
        </text:list-item>
        <text:list-item>
          <text:p text:style-name="P724">initialAlpha: The initial value for alpha</text:p>
        </text:list-item>
        <text:list-item>
          <text:p text:style-name="P724">alphaIsEnabled: True if the alpha value should be visible/editable</text:p>
          <text:p text:style-name="P775">Return: integer list which contains:</text:p>
        </text:list-item>
        <text:list-item>
          <text:p text:style-name="P725">element 0: 1 = OK button press, 0 OK button not pressed</text:p>
        </text:list-item>
        <text:list-item>
          <text:p text:style-name="P725">element 1: red <text:s/>(0-255)</text:p>
        </text:list-item>
        <text:list-item>
          <text:p text:style-name="P725">element 2: green <text:s/>(0-255)</text:p>
        </text:list-item>
        <text:list-item>
          <text:p text:style-name="P725">element 3: blue (0-255)</text:p>
        </text:list-item>
        <text:list-item>
          <text:p text:style-name="P725">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7667092654393985617" text:style-name="L51">
        <text:list-item>
          <text:p text:style-name="P763"><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0"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60637427680160" text:continue-list="list160638871547602" text:style-name="L31">
        <text:list-item>
          <text:p text:style-name="P707">data: The data for calculating the CRC</text:p>
        </text:list-item>
        <text:list-item>
          <text:p text:style-name="P519">polynomial: The used polynomial</text:p>
        </text:list-item>
        <text:list-item>
          <text:p text:style-name="P521">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60639119954024" text:continue-list="list7667092654393985617" text:style-name="L51">
        <text:list-item>
          <text:p text:style-name="P763">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60638797160716" text:continue-numbering="true" text:style-name="L51">
        <text:list-item>
          <text:p text:style-name="P763">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60637651481318" text:continue-numbering="true" text:style-name="L51">
        <text:list-item>
          <text:p text:style-name="P763">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0" text:outline-level="4">Array&lt;String&gt; getAllObjectPropertiesAndFunctions(QScriptValue object)</text:h>
      <text:p text:style-name="P125">Returns all functions and properties of an object.</text:p>
      <text:p text:style-name="P128">Arguments:</text:p>
      <text:list xml:id="list160637332052517" text:continue-list="list160637427680160" text:style-name="L31">
        <text:list-item>
          <text:p text:style-name="P708"><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1"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60638198857955" text:continue-list="list160636777626885" text:style-name="L35">
        <text:list-item>
          <text:p text:style-name="P736">text: The text which has to be appended to the console</text:p>
        </text:list-item>
        <text:list-item>
          <text:p text:style-name="P736">newLine: If true then the text will be appended in a new line </text:p>
        </text:list-item>
        <text:list-item>
          <text:p text:style-name="P739">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2"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1584696910086932331" text:style-name="L52">
        <text:list-item>
          <text:p text:style-name="P764"><text:soft-page-break/>name: Name of the string variable</text:p>
        </text:list-item>
        <text:list-item>
          <text:p text:style-name="P764">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60637800976489" text:continue-numbering="true" text:style-name="L52">
        <text:list-item>
          <text:p text:style-name="P764">name: Name of the variable</text:p>
        </text:list-item>
        <text:list-item>
          <text:p text:style-name="P764">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60637634868856" text:continue-numbering="true" text:style-name="L52">
        <text:list-item>
          <text:p text:style-name="P764">name: Name of the variable</text:p>
        </text:list-item>
        <text:list-item>
          <text:p text:style-name="P764">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60637403673120" text:continue-numbering="true" text:style-name="L52">
        <text:list-item>
          <text:p text:style-name="P764">name: Name of the variable</text:p>
        </text:list-item>
        <text:list-item>
          <text:p text:style-name="P764">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60637480861238" text:continue-numbering="true" text:style-name="L52">
        <text:list-item>
          <text:p text:style-name="P764">name: Name of the variable</text:p>
        </text:list-item>
        <text:list-item>
          <text:p text:style-name="P764">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60637268796388" text:continue-numbering="true" text:style-name="L52">
        <text:list-item>
          <text:p text:style-name="P764">name: Name of the variable</text:p>
        </text:list-item>
        <text:list-item>
          <text:p text:style-name="P764">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60638052310333" text:continue-numbering="true" text:style-name="L52">
        <text:list-item>
          <text:p text:style-name="P764">name: Name of the variable</text:p>
        </text:list-item>
        <text:list-item>
          <text:p text:style-name="P764"><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60637560232514" text:continue-numbering="true" text:style-name="L52">
        <text:list-item>
          <text:p text:style-name="P764">name: Name of the variable</text:p>
        </text:list-item>
        <text:list-item>
          <text:p text:style-name="P764">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7221781395225594552" text:style-name="L53">
        <text:list-item>
          <text:p text:style-name="P545"><text:span text:style-name="Absatz-Standardschriftart">data has been sent</text:span></text:p>
        </text:list-item>
        <text:list-item>
          <text:p text:style-name="P545"><text:span text:style-name="Absatz-Standardschriftart">data has been received</text:span></text:p>
        </text:list-item>
        <text:list-item>
          <text:p text:style-name="P545"><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6365576998172927622" text:style-name="L54">
        <text:list-item>
          <text:p text:style-name="P546"><text:span text:style-name="Absatz-Standardschriftart">Byte 0: message type (0=standard, 1=standard remote-transfer-request, 2=extended, 3=extended remote-transfer-request)</text:span></text:p>
        </text:list-item>
        <text:list-item>
          <text:p text:style-name="P546"><text:span text:style-name="Absatz-Standardschriftart">Byte 1-4: can id </text:span></text:p>
        </text:list-item>
        <text:list-item>
          <text:p text:style-name="P546"><text:span text:style-name="Absatz-Standardschriftart">Byte 5-12: the data. <text:s/></text:span></text:p>
        </text:list-item>
      </text:list>
      <text:p text:style-name="P25">Arguments:</text:p>
      <text:list xml:id="list160638185309595" text:continue-list="list160637560232514" text:style-name="L52">
        <text:list-item>
          <text:p text:style-name="P764">data: the data</text:p>
        </text:list-item>
        <text:list-item>
          <text:p text:style-name="P547"><text:span text:style-name="Absatz-Standardschriftart">timeStamp: the time stamp string <text:s/>(the format is set in the settings dialog).</text:span></text:p>
        </text:list-item>
        <text:list-item>
          <text:p text:style-name="P547"><text:span text:style-name="Absatz-Standardschriftart">Type: <text:s/>the data type: <text:s/></text:span></text:p>
          <text:list>
            <text:list-item>
              <text:p text:style-name="P547"><text:span text:style-name="Absatz-Standardschriftart">0=the data has been received from a normal interface (all but CAN)</text:span></text:p>
            </text:list-item>
            <text:list-item>
              <text:p text:style-name="P547"><text:span text:style-name="Absatz-Standardschriftart">1=the data has been sent with a normal interface (all but CAN)</text:span></text:p>
            </text:list-item>
            <text:list-item>
              <text:p text:style-name="P547"><text:span text:style-name="Absatz-Standardschriftart">2=the data has been received from the CAN interface</text:span></text:p>
            </text:list-item>
            <text:list-item>
              <text:p text:style-name="P547"><text:span text:style-name="Absatz-Standardschriftart">3=the data has been sent with CAN the can interface</text:span></text:p>
            </text:list-item>
            <text:list-item>
              <text:p text:style-name="P547"><text:span text:style-name="Absatz-Standardschriftart">4=the data is a user message (from message dialog or normal script</text:span></text:p>
            </text:list-item>
          </text:list>
        </text:list-item>
        <text:list-item>
          <text:p text:style-name="P547"><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60637429806238" text:continue-list="list160637332052517" text:style-name="L31">
        <text:list-item>
          <text:p text:style-name="P522">scriptPath: The script path</text:p>
        </text:list-item>
        <text:list-item>
          <text:p text:style-name="P522">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1" text:outline-level="4">Array&lt;String&gt; getAllObjectPropertiesAndFunctions(QScriptValue object)</text:h>
      <text:p text:style-name="P126">Returns all functions and properties of an object.</text:p>
      <text:p text:style-name="P129">Arguments:</text:p>
      <text:list xml:id="list160637970756175" text:continue-numbering="true" text:style-name="L31">
        <text:list-item>
          <text:p text:style-name="P709"><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3"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60637311965412" text:continue-list="list160638198857955" text:style-name="L35">
        <text:list-item>
          <text:p text:style-name="P737">text: The text which has to be appended to the console</text:p>
        </text:list-item>
        <text:list-item>
          <text:p text:style-name="P737">newLine: If true then the text will be appended in a new line </text:p>
        </text:list-item>
        <text:list-item>
          <text:p text:style-name="P740">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60637416151711" text:continue-list="list160639006966936" text:style-name="L34">
        <text:list-item>
          <text:p text:style-name="P720">path: The file path</text:p>
        </text:list-item>
        <text:list-item>
          <text:p text:style-name="P720">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5134178526392587643" text:style-name="L55">
        <text:list-item>
          <text:p text:style-name="P765">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0">Returns the size of a file.</text:p>
      <text:p text:style-name="P210">Arguments:</text:p>
      <text:list xml:id="list160637331448366" text:continue-list="list160637416151711" text:style-name="L34">
        <text:list-item>
          <text:p text:style-name="P720">path: The file path</text:p>
        </text:list-item>
        <text:list-item>
          <text:p text:style-name="P720">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0">Reads a text file and returns the content.</text:p>
      <text:p text:style-name="P210">Arguments:</text:p>
      <text:list xml:id="list160639155203340" text:continue-numbering="true" text:style-name="L34">
        <text:list-item>
          <text:p text:style-name="P720">path: The file path</text:p>
        </text:list-item>
        <text:list-item>
          <text:p text:style-name="P720">isRelativePath: True if the file path is relative to the current script (which executes this function)</text:p>
        </text:list-item>
        <text:list-item>
          <text:p text:style-name="P720">startPosition: Start position (the file is read from this position)</text:p>
        </text:list-item>
        <text:list-item>
          <text:p text:style-name="P720">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60638923905552" text:continue-numbering="true" text:style-name="L34">
        <text:list-item>
          <text:p text:style-name="P720">path: The file path</text:p>
        </text:list-item>
        <text:list-item>
          <text:p text:style-name="P720">isRelativePath: True if the file path is relative to the current script (which executes this function)</text:p>
        </text:list-item>
        <text:list-item>
          <text:p text:style-name="P720">startPosition: Start position (the file is read from this position)</text:p>
        </text:list-item>
        <text:list-item>
          <text:p text:style-name="P720">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0">Writes a text file. </text:p>
      <text:p text:style-name="P210">Arguments:</text:p>
      <text:list xml:id="list160637465362761" text:continue-numbering="true" text:style-name="L34">
        <text:list-item>
          <text:p text:style-name="P720">path: The file path</text:p>
        </text:list-item>
        <text:list-item>
          <text:p text:style-name="P720">isRelativePath: True if the file path is relative to the current script (which executes this function)</text:p>
        </text:list-item>
        <text:list-item>
          <text:p text:style-name="P720">content: The content to write</text:p>
        </text:list-item>
        <text:list-item>
          <text:p text:style-name="P720">replaceFile: If replaceFile is true, the existing file will be overwritten, else the content is appended</text:p>
        </text:list-item>
        <text:list-item>
          <text:p text:style-name="P720">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0">Writes a binary file file. </text:p>
      <text:p text:style-name="P210">Arguments:</text:p>
      <text:list xml:id="list160637158259711" text:continue-numbering="true" text:style-name="L34">
        <text:list-item>
          <text:p text:style-name="P720"><text:soft-page-break/>path: The file path</text:p>
        </text:list-item>
        <text:list-item>
          <text:p text:style-name="P720">isRelativePath: True if the file path is relative to the current script (which executes this function)</text:p>
        </text:list-item>
        <text:list-item>
          <text:p text:style-name="P720">content: The content to write</text:p>
        </text:list-item>
        <text:list-item>
          <text:p text:style-name="P720">replaceFile: If replaceFile is true, the existing file is overwritten, else the content is appended</text:p>
        </text:list-item>
        <text:list-item>
          <text:p text:style-name="P720">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60638425383479" text:continue-numbering="true" text:style-name="L34">
        <text:list-item>
          <text:p text:style-name="P720">path: The file path.</text:p>
        </text:list-item>
        <text:list-item>
          <text:p text:style-name="P720">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160638183045092" text:continue-numbering="true" text:style-name="L34">
        <text:list-item>
          <text:p text:style-name="P720">path: The file path.</text:p>
        </text:list-item>
        <text:list-item>
          <text:p text:style-name="P720">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60638887060766" text:continue-numbering="true" text:style-name="L34">
        <text:list-item>
          <text:p text:style-name="P720">directory: The directory path</text:p>
        </text:list-item>
        <text:list-item>
          <text:p text:style-name="P720">isRelativePath: True if the directory path is relative to the current script (which executes this function)</text:p>
        </text:list-item>
        <text:list-item>
          <text:p text:style-name="P720">recursive: If true the result includes the contents of all sub directories (and their sub directories)</text:p>
        </text:list-item>
        <text:list-item>
          <text:p text:style-name="P720">returnFiles: If true the result contains all found files</text:p>
        </text:list-item>
        <text:list-item>
          <text:p text:style-name="P720">returnDirectories: If true the result contains all found directories</text:p>
          <text:p text:style-name="P720"/>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60639029585196" text:continue-numbering="true" text:style-name="L34">
        <text:list-item>
          <text:p text:style-name="P720">path: The directory path.</text:p>
        </text:list-item>
        <text:list-item>
          <text:p text:style-name="P720">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60637787714940" text:continue-numbering="true" text:style-name="L34">
        <text:list-item>
          <text:p text:style-name="P720">directory: The directory path.</text:p>
        </text:list-item>
        <text:list-item>
          <text:p text:style-name="P720">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60637637861664" text:continue-numbering="true" text:style-name="L34">
        <text:list-item>
          <text:p text:style-name="P720">directory: The directory path.</text:p>
        </text:list-item>
        <text:list-item>
          <text:p text:style-name="P720">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0">Creates a directory.</text:p>
      <text:p text:style-name="P210">Arguments:</text:p>
      <text:list xml:id="list160637529280751" text:continue-numbering="true" text:style-name="L34">
        <text:list-item>
          <text:p text:style-name="P720">path: The directory path.</text:p>
        </text:list-item>
        <text:list-item>
          <text:p text:style-name="P720">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10">Renames a directory.</text:p>
      <text:p text:style-name="P210">Arguments:</text:p>
      <text:list xml:id="list160638051505089" text:continue-numbering="true" text:style-name="L34">
        <text:list-item>
          <text:p text:style-name="P720">path: The directory path.</text:p>
        </text:list-item>
        <text:list-item>
          <text:p text:style-name="P720">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6">Zips a directory.</text:p>
      <text:p text:style-name="P210">Arguments:</text:p>
      <text:list xml:id="list160639039569150" text:continue-numbering="true" text:style-name="L34">
        <text:list-item>
          <text:p text:style-name="P720"><text:span text:style-name="T200">fileName</text:span>: <text:span text:style-name="T200">The zip file name.</text:span></text:p>
        </text:list-item>
        <text:list-item>
          <text:p text:style-name="P720"><text:span text:style-name="T200">sourceDirName</text:span>: <text:span text:style-name="T200">The source directory.</text:span></text:p>
        </text:list-item>
        <text:list-item>
          <text:p text:style-name="P766">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String</text:span>List fileList, String comment="")<text:bookmark-end text:name="__RefHeading___Toc28914_375010449"/><text:bookmark-end text:name="_Toc403041648111666667691"/></text:h>
      <text:p text:style-name="P207">Adds files to a zip file.</text:p>
      <text:p text:style-name="P210">Arguments:</text:p>
      <text:list xml:id="list160637219581973" text:continue-numbering="true" text:style-name="L34">
        <text:list-item>
          <text:p text:style-name="P720"><text:span text:style-name="T200">fileName</text:span>: <text:span text:style-name="T200">The zip file name.</text:span></text:p>
        </text:list-item>
        <text:list-item>
          <text:p text:style-name="P720"><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66">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60637666667970" text:continue-numbering="true" text:style-name="L34">
        <text:list-item>
          <text:p text:style-name="P720"><text:span text:style-name="T200">fileName</text:span>: <text:span text:style-name="T200">The zip file name.</text:span></text:p>
        </text:list-item>
        <text:list-item>
          <text:p text:style-name="P720"><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514759751323224894" text:style-name="L56">
        <text:list-item>
          <text:p text:style-name="P548">QSqlQuery createQuery(QSqlDatabase dataBase, String query = "")</text:p>
        </text:list-item>
        <text:list-item>
          <text:p text:style-name="P548">QSqlField createField()</text:p>
        </text:list-item>
        <text:list-item>
          <text:p text:style-name="P548">QSqlRecord createRecord()</text:p>
        </text:list-item>
      </text:list>
      <text:p text:style-name="P25"/>
      <text:p text:style-name="P25">Examples of creating SQL related Objects can be found under:</text:p>
      <text:list xml:id="list6948402772513287789" text:style-name="L57">
        <text:list-item>
          <text:p text:style-name="P549">exampleScripts\WorkerScripts\TestSql</text:p>
        </text:list-item>
        <text:list-item>
          <text:p text:style-name="P549">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6455617440116541329" text:style-name="L58">
        <text:list-item>
          <text:p text:style-name="P550">QSqlDriver* QSqlDatabase::driver()</text:p>
        </text:list-item>
        <text:list-item>
          <text:p text:style-name="P550">void QsqlDatabase::registerSqlDriver(const String &amp;name, QSqlDriverCreatorBase *creator)</text:p>
        </text:list-item>
        <text:list-item>
          <text:p text:style-name="P550">QSqlDatabase QSqlDatabase::addDatabase(QSqlDriver* driver, const String&amp; connectionName = QLatin1String(defaultConnection))</text:p>
        </text:list-item>
        <text:list-item>
          <text:p text:style-name="P550">QsqlDriver* QSqlQuery::driver()</text:p>
        </text:list-item>
        <text:list-item>
          <text:p text:style-name="P550">QsqlResult* QsqlQuery::result()</text:p>
          <text:p text:style-name="P550"/>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60639131342939" text:continue-list="list6948402772513287789" text:style-name="L57">
        <text:list-item>
          <text:p text:style-name="P549">exampleScripts\WorkerScripts\TestSql</text:p>
        </text:list-item>
        <text:list-item>
          <text:p text:style-name="P549">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60638356918359" text:continue-list="list160637666667970" text:style-name="L34">
        <text:list-item>
          <text:p text:style-name="P719">fileName: The name of the xml file.</text:p>
        </text:list-item>
        <text:list-item>
          <text:p text:style-name="P719">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60637990706542" text:continue-numbering="true" text:style-name="L34">
        <text:list-item>
          <text:p text:style-name="P719">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60638743462434" text:continue-numbering="true" text:style-name="L34">
        <text:list-item>
          <text:p text:style-name="P719">fileName: The name of the xml file.</text:p>
        </text:list-item>
        <text:list-item>
          <text:p text:style-name="P719">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60637662984043" text:continue-numbering="true" text:style-name="L34">
        <text:list-item>
          <text:p text:style-name="P719"><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60638778681364" text:continue-numbering="true" text:style-name="L34">
        <text:list-item>
          <text:p text:style-name="P719"><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60637978017542" text:continue-numbering="true" text:style-name="L34">
        <text:list-item>
          <text:p text:style-name="P719"><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60637428564632" text:continue-numbering="true" text:style-name="L34">
        <text:list-item>
          <text:p text:style-name="P719"><text:span text:style-name="Absatz-Standardschriftart">version: The XML version.</text:span></text:p>
          <text:p text:style-name="P719"><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60638429880828" text:continue-numbering="true" text:style-name="L34">
        <text:list-item>
          <text:p text:style-name="P719"><text:span text:style-name="Absatz-Standardschriftart">standalone: True if the standalone attributes shall be written.</text:span></text:p>
        </text:list-item>
        <text:list-item>
          <text:p text:style-name="P719"><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60637890671363" text:continue-numbering="true" text:style-name="L34">
        <text:list-item>
          <text:p text:style-name="P719"><text:span text:style-name="Absatz-Standardschriftart">namespaceUri: The namespace URI.</text:span></text:p>
        </text:list-item>
        <text:list-item>
          <text:p text:style-name="P719"><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60637670820951" text:continue-numbering="true" text:style-name="L34">
        <text:list-item>
          <text:p text:style-name="P719"><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60638419978435" text:continue-numbering="true" text:style-name="L34">
        <text:list-item>
          <text:p text:style-name="P719"><text:span text:style-name="Absatz-Standardschriftart">name: The name of the element.</text:span></text:p>
        </text:list-item>
        <text:list-item>
          <text:p text:style-name="P719"><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60637864470780" text:continue-numbering="true" text:style-name="L34">
        <text:list-item>
          <text:p text:style-name="P719"><text:span text:style-name="Absatz-Standardschriftart">name: The name of the element.</text:span></text:p>
        </text:list-item>
        <text:list-item>
          <text:p text:style-name="P719"><text:span text:style-name="Absatz-Standardschriftart">namespaceUri: The namespace URI.</text:span></text:p>
          <text:p text:style-name="P719"><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60638873699852" text:continue-numbering="true" text:style-name="L34">
        <text:list-item>
          <text:p text:style-name="P719"><text:span text:style-name="Absatz-Standardschriftart">name: The name of the element.</text:span></text:p>
        </text:list-item>
        <text:list-item>
          <text:p text:style-name="P719"><text:span text:style-name="Absatz-Standardschriftart">text: The text.</text:span></text:p>
        </text:list-item>
        <text:list-item>
          <text:p text:style-name="P719"><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60638915771104" text:continue-numbering="true" text:style-name="L34">
        <text:list-item>
          <text:p text:style-name="P719"><text:span text:style-name="Absatz-Standardschriftart">name: The name of the attribute.</text:span></text:p>
        </text:list-item>
        <text:list-item>
          <text:p text:style-name="P719"><text:span text:style-name="Absatz-Standardschriftart">value: The value of the attribute.</text:span></text:p>
        </text:list-item>
        <text:list-item>
          <text:p text:style-name="P719"><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60637518369482" text:continue-numbering="true" text:style-name="L34">
        <text:list-item>
          <text:p text:style-name="P719"><text:span text:style-name="Absatz-Standardschriftart">target: The target</text:span></text:p>
        </text:list-item>
        <text:list-item>
          <text:p text:style-name="P719"><text:span text:style-name="Absatz-Standardschriftart">data: The data.</text:span></text:p>
        </text:list-item>
      </text:list>
      <text:p text:style-name="P220"><text:span text:style-name="Absatz-Standardschriftart"/></text:p>
      <text:h text:style-name="P559"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4"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5"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36"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38" text:outline-level="4">uint16_t byteArrayToUint16(<text:span text:style-name="T307">Array</text:span>&lt;unsigned char&gt; data, bool littleEndian)</text:h>
      <text:p text:style-name="P155">Converts the first Bytes of a byte array to an uint16_t.</text:p>
      <text:p text:style-name="P162">Arguments:</text:p>
      <text:list xml:id="list160637450907493"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39"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60638003938257"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39"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60638664491736"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0"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39"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60637860519338"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39"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60639047869890"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39"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60638027890558"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1"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60637523116138"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1"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60638876480423" text:continue-numbering="true" text:style-name="L34">
        <text:list-item>
          <text:p text:style-name="P721"><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37"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2"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60637682410496" text:continue-numbering="true" text:style-name="L34">
        <text:list-item>
          <text:p text:style-name="P72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306">value: The value</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2"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60637718154194" text:continue-numbering="true" text:style-name="L34">
        <text:list-item>
          <text:p text:style-name="P72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306">value: The value</text:span></text:span></text:p>
        </text:list-item>
        <text:list-item>
          <text:p text:style-name="P721"><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2"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60638021501094" text:continue-numbering="true" text:style-name="L34">
        <text:list-item>
          <text:p text:style-name="P72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306">value: The value</text:span></text:span></text:p>
        </text:list-item>
        <text:list-item>
          <text:p text:style-name="P721"><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3"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60639262521915"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3"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60639227954164"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3"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60637472223513"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4"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60638680556572"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4"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60639158793834" text:continue-numbering="true" text:style-name="L34">
        <text:list-item>
          <text:p text:style-name="P7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3"><text:span text:style-name="Absatz-Standardschriftart"><text:span text:style-name="T306">value: The value</text:span></text:span></text:p>
        </text:list-item>
        <text:list-item>
          <text:p text:style-name="P723"><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4-19T16:06:35.448000000</dc:date>
    <meta:print-date>2014-11-04T09:54:00Z</meta:print-date>
    <meta:editing-cycles>2528</meta:editing-cycles>
    <meta:editing-duration>P4DT15H2M4S</meta:editing-duration>
    <meta:document-statistic meta:table-count="5" meta:image-count="35" meta:object-count="0" meta:page-count="164" meta:paragraph-count="5788" meta:word-count="37787" meta:character-count="266065" meta:non-whitespace-character-count="232844"/>
    <meta:template xlink:type="simple" xlink:actuate="onRequest" xlink:title="" xlink:href="Normal.dotm"/>
  </office:meta>
</office:document-meta>
</file>